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91" svg:font-family="'LM Mono 9'" style:font-pitch="fixed"/>
    <style:font-face style:name="LM Mono 9" svg:font-family="'LM Mono 9'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true" draw:auto-grow-width="false" fo:max-height="0cm" fo:min-height="3.876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true" draw:auto-grow-width="false" fo:max-height="0cm" fo:min-height="3.867cm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solid" svg:stroke-width="0.106cm" svg:stroke-color="#000000" draw:marker-start-width="0.449cm" draw:marker-end-width="0.449cm" draw:fill="none" draw:fill-color="#ffffff" draw:auto-grow-height="true" draw:auto-grow-width="false" fo:max-height="0cm" fo:min-height="3.876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55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true" draw:auto-grow-width="false" fo:max-height="0cm" fo:min-height="3.876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65cm" draw:marker-end-width="0.365cm" draw:fill="none" draw:fill-color="#729fcf" draw:opacity="50%" draw:auto-grow-height="true" draw:auto-grow-width="false" fo:max-height="0cm" fo:min-height="3.867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65cm" draw:marker-end-width="0.365cm" draw:fill="solid" draw:fill-color="#006633" draw:opacity="30%" draw:auto-grow-height="true" draw:auto-grow-width="false" fo:max-height="0cm" fo:min-height="3.867cm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marker-start="" draw:marker-end="" draw:marker-end-width="0.3cm" draw:textarea-vertical-align="middle"/>
    </style:style>
    <style:style style:name="gr14" style:family="graphic" style:parent-style-name="standard">
      <style:graphic-properties draw:stroke="solid" svg:stroke-width="0.106cm" svg:stroke-color="#000000" draw:marker-start-width="0.449cm" draw:marker-end-width="0.449cm" draw:fill="solid" draw:fill-color="#ff3300" draw:opacity="30%" draw:auto-grow-height="true" draw:auto-grow-width="false" fo:max-height="0cm" fo:min-height="3.876cm" fo:padding-top="0.178cm" fo:padding-bottom="0.178cm" fo:padding-left="0.303cm" fo:padding-right="0.303cm"/>
    </style:style>
    <style:style style:name="gr15" style:family="graphic" style:parent-style-name="standard">
      <style:graphic-properties svg:stroke-color="#000000" draw:fill-color="#006633" draw:opacity="5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true" draw:auto-grow-width="false" fo:max-height="0cm" fo:min-height="3.011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true" draw:auto-grow-width="false" fo:max-height="0cm" fo:min-height="3.002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2.67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20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2.672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3.615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3.02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3.02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9cm"/>
    </style:style>
    <style:style style:name="gr26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3.606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3.607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2.677cm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width="0.05cm" svg:stroke-color="#000000" draw:marker-start-width="0.365cm" draw:marker-end-width="0.365cm" draw:fill="none" draw:fill-color="#ffffff" draw:auto-grow-height="false" draw:auto-grow-width="false" fo:max-height="0cm" fo:min-height="2.57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34" style:family="graphic" style:parent-style-name="standard">
      <style:graphic-properties draw:stroke="solid" svg:stroke-width="0.106cm" svg:stroke-color="#000000" draw:marker-start-width="0.449cm" draw:marker-end-width="0.449cm" draw:fill="none" draw:fill-color="#ffffff" draw:auto-grow-height="false" draw:auto-grow-width="false" fo:max-height="0cm" fo:min-height="3.615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false" draw:auto-grow-width="false" fo:max-height="0cm" fo:min-height="2.67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false" draw:auto-grow-width="false" fo:max-height="0cm" fo:min-height="2.672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false" draw:auto-grow-width="false" fo:max-height="0cm" fo:min-height="3.615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false" draw:auto-grow-width="false" fo:max-height="0cm" fo:min-height="3.021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cm" svg:stroke-color="#000000" draw:marker-start-width="0.365cm" draw:marker-end-width="0.365cm" draw:fill="solid" draw:fill-color="#808080" draw:opacity="30%" draw:auto-grow-height="false" draw:auto-grow-width="false" fo:max-height="0cm" fo:min-height="3.02cm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cm" svg:stroke-color="#000000" draw:marker-start-width="0.365cm" draw:marker-end-width="0.365cm" draw:fill="solid" draw:fill-color="#006633" draw:opacity="30%" draw:auto-grow-height="false" draw:auto-grow-width="false" fo:max-height="0cm" fo:min-height="3.607cm" fo:padding-top="0.15cm" fo:padding-bottom="0.15cm" fo:padding-left="0.275cm" fo:padding-right="0.275cm"/>
    </style:style>
    <style:style style:name="gr41" style:family="graphic" style:parent-style-name="standard">
      <style:graphic-properties draw:stroke="solid" svg:stroke-width="0.106cm" svg:stroke-color="#000000" draw:marker-start-width="0.449cm" draw:marker-end-width="0.449cm" draw:fill="solid" draw:fill-color="#ff3300" draw:opacity="30%" draw:auto-grow-height="false" draw:auto-grow-width="false" fo:max-height="0cm" fo:min-height="3.615cm" fo:padding-top="0.178cm" fo:padding-bottom="0.178cm" fo:padding-left="0.303cm" fo:padding-right="0.303cm"/>
    </style:style>
    <style:style style:name="gr42" style:family="graphic" style:parent-style-name="standard">
      <style:graphic-properties svg:stroke-color="#000000" draw:fill-color="#ffffff" draw:opacity="50%" draw:opacity-name="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</style:style>
    <style:style style:name="gr4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5" style:family="graphic" style:parent-style-name="standard">
      <style:graphic-properties svg:stroke-color="#9999ff" draw:textarea-vertical-align="middle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8" style:family="graphic" style:parent-style-name="objectwithoutfill">
      <style:graphic-properties draw:marker-end="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5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Bitstream Charter" fo:font-size="18pt"/>
    </style:style>
    <style:style style:name="P2" style:family="paragraph">
      <style:paragraph-properties fo:text-align="center"/>
    </style:style>
    <style:style style:name="P3" style:family="paragraph">
      <style:text-properties style:font-name="LM Mono 91" fo:font-size="18pt" fo:font-style="italic" style:font-style-asian="italic" style:font-style-complex="italic"/>
    </style:style>
    <style:style style:name="P4" style:family="paragraph">
      <style:paragraph-properties fo:text-align="center"/>
      <style:text-properties style:font-name="LM Mono 9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5" style:family="paragraph">
      <style:text-properties fo:color="#000000" style:font-name="Bitstream Charter" fo:font-size="18pt"/>
    </style:style>
    <style:style style:name="P6" style:family="paragraph">
      <style:text-properties fo:font-size="20pt"/>
    </style:style>
    <style:style style:name="P7" style:family="paragraph">
      <style:text-properties style:font-name="Bitstream Charter" fo:font-size="14pt" style:font-size-asian="14pt" style:font-size-complex="14pt"/>
    </style:style>
    <style:style style:name="P8" style:family="paragraph">
      <style:text-properties style:font-name="Bitstream Charter" fo:font-size="11pt" style:font-size-asian="11pt" style:font-size-complex="11pt"/>
    </style:style>
    <style:style style:name="P9" style:family="paragraph">
      <style:text-properties style:font-name="LM Mono 91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font-size="22pt" fo:font-style="normal" style:font-size-asian="22pt" style:font-style-asian="normal" style:font-size-complex="22pt" style:font-style-complex="normal"/>
    </style:style>
    <style:style style:name="P11" style:family="paragraph">
      <style:paragraph-properties fo:text-align="center"/>
      <style:text-properties style:font-name="LM Mono 91" fo:font-size="22pt" fo:font-style="normal" style:font-size-asian="22pt" style:font-style-asian="normal" style:font-size-complex="22pt" style:font-style-complex="normal"/>
    </style:style>
    <style:style style:name="T1" style:family="text">
      <style:text-properties style:font-name="Bitstream Charter" fo:font-size="18pt" fo:font-style="italic" style:font-style-asian="italic" style:font-style-complex="italic"/>
    </style:style>
    <style:style style:name="T2" style:family="text">
      <style:text-properties style:font-name="Bitstream Charter" fo:font-size="18pt"/>
    </style:style>
    <style:style style:name="T3" style:family="text">
      <style:text-properties style:font-name="Bitstream Charter" fo:font-size="18pt" fo:font-weight="bold" style:font-weight-asian="bold" style:font-weight-complex="bold"/>
    </style:style>
    <style:style style:name="T4" style:family="text">
      <style:text-properties style:font-name="Bitstream Charter" fo:font-size="18pt" fo:font-weight="normal" style:font-weight-asian="normal" style:font-weight-complex="normal"/>
    </style:style>
    <style:style style:name="T5" style:family="text">
      <style:text-properties style:font-name="LM Mono 91" fo:font-size="18pt" fo:font-style="italic" style:font-style-asian="italic" style:font-style-complex="italic"/>
    </style:style>
    <style:style style:name="T6" style:family="text">
      <style:text-properties style:font-name="LM Mono 9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Bitstream Charter" fo:font-size="18pt" fo:font-style="italic" style:font-style-asian="italic" style:font-style-complex="italic"/>
    </style:style>
    <style:style style:name="T8" style:family="text">
      <style:text-properties fo:color="#000000" style:font-name="Bitstream Charter" fo:font-size="18pt"/>
    </style:style>
    <style:style style:name="T9" style:family="text">
      <style:text-properties fo:color="#000000" style:font-name="Bitstream Charter" fo:font-size="18pt" fo:font-weight="normal" style:font-weight-asian="normal" style:font-weight-complex="normal"/>
    </style:style>
    <style:style style:name="T10" style:family="text">
      <style:text-properties fo:color="#000000" style:font-name="Bitstream Charter" fo:font-size="18pt" fo:font-weight="bold" style:font-weight-asian="bold" style:font-weight-complex="bold"/>
    </style:style>
    <style:style style:name="T11" style:family="text">
      <style:text-properties style:font-name="Bitstream Charter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font-name="Bitstream Charter" fo:font-size="14pt" style:font-size-asian="14pt" style:font-size-complex="14pt"/>
    </style:style>
    <style:style style:name="T13" style:family="text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Bitstream Charter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16" style:family="text">
      <style:text-properties style:font-name="Bitstream Charter" fo:font-size="11pt" style:font-size-asian="11pt" style:font-size-complex="11pt"/>
    </style:style>
    <style:style style:name="T17" style:family="text">
      <style:text-properties style:font-name="LM Mono 91"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T20" style:family="text">
      <style:text-properties style:font-name="LM Mono 91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xml:id="id1" draw:id="id1" draw:layer="layout" svg:width="8.4cm" svg:height="4.176cm" svg:x="4.399cm" svg:y="1.998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World</text:span></text:p>
            <text:p><text:span text:style-name="T1">Projection </text:span><text:span text:style-name="T2">: longlat</text:span></text:p>
            <text:p><text:span text:style-name="T1">Resolution </text:span><text:span text:style-name="T2">: 0.0083333333</text:span></text:p>
          </draw:text-box>
        </draw:frame>
        <draw:frame draw:style-name="gr1" draw:text-style-name="P1" xml:id="id2" draw:id="id2" draw:layer="layout" svg:width="8.4cm" svg:height="4.176cm" svg:x="4.399cm" svg:y="8.999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World</text:span></text:p>
            <text:p><text:span text:style-name="T1">Projection </text:span><text:span text:style-name="T2">: </text:span><text:span text:style-name="T3">ETRS89</text:span></text:p>
            <text:p><text:span text:style-name="T1">Resolution </text:span><text:span text:style-name="T2">: </text:span><text:span text:style-name="T3">1200</text:span></text:p>
          </draw:text-box>
        </draw:frame>
        <draw:connector draw:style-name="gr2" draw:text-style-name="P2" draw:layer="layout" svg:x1="8.599cm" svg:y1="6.174cm" svg:x2="8.599cm" svg:y2="8.999cm" draw:start-shape="id1" draw:start-glue-point="2" draw:end-shape="id2" draw:end-glue-point="0" svg:d="M8599 6174v2825" svg:viewBox="0 0 1 2826">
          <text:p/>
        </draw:connector>
        <draw:frame draw:style-name="gr3" draw:text-style-name="P1" xml:id="id6" draw:id="id6" draw:layer="layout" svg:width="8.4cm" svg:height="4.167cm" svg:x="22.599cm" svg:y="1.998cm">
          <draw:text-box>
            <text:p><text:span text:style-name="T2"/></text:p>
            <text:p><text:span text:style-name="T1">Type </text:span><text:span text:style-name="T2">: DEM</text:span></text:p>
            <text:p><text:span text:style-name="T1">Zone </text:span><text:span text:style-name="T2">: user-defined</text:span></text:p>
            <text:p><text:span text:style-name="T1">Projection </text:span><text:span text:style-name="T2">: user-defined</text:span></text:p>
            <text:p><text:span text:style-name="T1">Resolution </text:span><text:span text:style-name="T2">: user-defined</text:span></text:p>
          </draw:text-box>
        </draw:frame>
        <draw:frame draw:style-name="gr3" draw:text-style-name="P1" xml:id="id4" draw:id="id4" draw:layer="layout" svg:width="8.4cm" svg:height="4.167cm" svg:x="22.599cm" svg:y="8.999cm">
          <draw:text-box>
            <text:p><text:span text:style-name="T2"/></text:p>
            <text:p><text:span text:style-name="T1">Type </text:span><text:span text:style-name="T2">: DEM</text:span></text:p>
            <text:p><text:span text:style-name="T1">Zone </text:span><text:span text:style-name="T2">: user-defined</text:span></text:p>
            <text:p><text:span text:style-name="T1">Projection </text:span><text:span text:style-name="T2">: </text:span><text:span text:style-name="T3">ETRS89</text:span></text:p>
            <text:p><text:span text:style-name="T1">Resolution </text:span><text:span text:style-name="T2">: user-defined</text:span></text:p>
          </draw:text-box>
        </draw:frame>
        <draw:connector draw:style-name="gr2" draw:text-style-name="P2" xml:id="id5" draw:id="id5" draw:layer="layout" svg:x1="8.599cm" svg:y1="13.175cm" svg:x2="8.599cm" svg:y2="15.999cm" draw:start-shape="id2" draw:start-glue-point="2" draw:end-shape="id3" draw:end-glue-point="0" svg:d="M8599 13175v2824" svg:viewBox="0 0 1 2825">
          <text:p/>
        </draw:connector>
        <draw:connector draw:style-name="gr4" draw:text-style-name="P2" xml:id="id9" draw:id="id9" draw:layer="layout" svg:x1="22.599cm" svg:y1="11.082cm" svg:x2="8.599cm" svg:y2="14.587cm" draw:start-shape="id4" draw:start-glue-point="3" draw:end-shape="id5" draw:end-glue-point="0" svg:d="M22599 11082h-6937v3505h-7063" svg:viewBox="0 0 14001 3506">
          <text:p/>
        </draw:connector>
        <draw:connector draw:style-name="gr2" draw:text-style-name="P2" draw:layer="layout" svg:x1="26.799cm" svg:y1="6.165cm" svg:x2="26.799cm" svg:y2="8.999cm" draw:start-shape="id6" draw:start-glue-point="2" draw:end-shape="id4" svg:d="M26799 6165v2834" svg:viewBox="0 0 1 2835">
          <text:p/>
        </draw:connector>
        <draw:frame draw:style-name="gr5" draw:text-style-name="P1" xml:id="id7" draw:id="id7" draw:layer="layout" svg:width="8.4cm" svg:height="4.232cm" svg:x="4.399cm" svg:y="23.1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</text:span><text:span text:style-name="T4">user-defined</text:span></text:p>
            <text:p><text:span text:style-name="T1">Projection </text:span><text:span text:style-name="T2">: ETRS89</text:span></text:p>
            <text:p><text:span text:style-name="T1">Resolution </text:span><text:span text:style-name="T2">: </text:span><text:span text:style-name="T3">user-defined</text:span></text:p>
          </draw:text-box>
        </draw:frame>
        <draw:frame draw:style-name="gr1" draw:text-style-name="P1" xml:id="id3" draw:id="id3" draw:layer="layout" svg:width="8.4cm" svg:height="4.176cm" svg:x="4.399cm" svg:y="15.999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</text:span><text:span text:style-name="T3">user-defined</text:span></text:p>
            <text:p><text:span text:style-name="T1">Projection </text:span><text:span text:style-name="T2">: ETRS89</text:span></text:p>
            <text:p><text:span text:style-name="T1">Resolution </text:span><text:span text:style-name="T2">: 1200</text:span></text:p>
          </draw:text-box>
        </draw:frame>
        <draw:connector draw:style-name="gr2" draw:text-style-name="P2" xml:id="id8" draw:id="id8" draw:layer="layout" svg:x1="8.599cm" svg:y1="20.175cm" svg:x2="8.599cm" svg:y2="23.1cm" draw:start-shape="id3" draw:start-glue-point="2" draw:end-shape="id7" draw:end-glue-point="0" svg:d="M8599 20175v2925" svg:viewBox="0 0 1 2926">
          <text:p/>
        </draw:connector>
        <draw:connector draw:style-name="gr4" draw:text-style-name="P2" draw:layer="layout" draw:line-skew="4.22cm" svg:x1="8.599cm" svg:y1="21.637cm" svg:x2="15.662cm" svg:y2="12.834cm" draw:start-shape="id8" draw:start-glue-point="0" draw:end-shape="id9" draw:end-glue-point="0" svg:d="M8599 21637v-36h7063v-8767" svg:viewBox="0 0 7064 8804">
          <text:p/>
        </draw:connector>
        <draw:frame draw:style-name="gr6" draw:text-style-name="P3" draw:layer="layout" svg:width="4.8cm" svg:height="1.102cm" svg:x="8.6cm" svg:y="6.499cm">
          <draw:text-box>
            <text:p><text:span text:style-name="T5">REPROJECT...</text:span></text:p>
          </draw:text-box>
        </draw:frame>
        <draw:frame draw:style-name="gr6" draw:text-style-name="P3" draw:layer="layout" svg:width="4.8cm" svg:height="1.102cm" svg:x="8.6cm" svg:y="13.499cm">
          <draw:text-box>
            <text:p><text:span text:style-name="T5">CLIP...</text:span></text:p>
          </draw:text-box>
        </draw:frame>
        <draw:frame draw:style-name="gr6" draw:text-style-name="P3" draw:layer="layout" svg:width="4.8cm" svg:height="1.102cm" svg:x="8.6cm" svg:y="20.499cm">
          <draw:text-box>
            <text:p><text:span text:style-name="T5">GWR...</text:span></text:p>
          </draw:text-box>
        </draw:frame>
        <draw:frame draw:style-name="gr6" draw:text-style-name="P3" draw:layer="layout" svg:width="4.8cm" svg:height="1.102cm" svg:x="26.8cm" svg:y="6.499cm">
          <draw:text-box>
            <text:p><text:span text:style-name="T5">REPROJECT...</text:span></text:p>
          </draw:text-box>
        </draw:frame>
        <draw:frame draw:style-name="gr7" draw:text-style-name="P4" xml:id="id10" draw:id="id10" draw:layer="layout" svg:width="10.8cm" svg:height="6.8cm" svg:x="23.6cm" svg:y="19.199cm">
          <draw:text-box>
            <text:p text:style-name="P2"><text:span text:style-name="T6">Downscaling </text:span></text:p>
            <text:p text:style-name="P2"><text:span text:style-name="T6">CHELSA precipitation</text:span></text:p>
          </draw:text-box>
        </draw:frame>
        <draw:connector draw:style-name="gr8" draw:text-style-name="P2" draw:layer="layout" svg:x1="23.6cm" svg:y1="22.599cm" svg:x2="29cm" svg:y2="19.199cm" draw:start-shape="id10" draw:start-glue-point="3" draw:end-shape="id10" draw:end-glue-point="0" svg:d="M23600 22599h-500v-3900h5900v500" svg:viewBox="0 0 5901 3901">
          <text:p/>
        </draw:connector>
        <draw:connector draw:style-name="gr8" draw:text-style-name="P2" draw:layer="layout" svg:x1="29cm" svg:y1="25.999cm" svg:x2="34.4cm" svg:y2="22.599cm" draw:start-shape="id10" draw:start-glue-point="2" draw:end-shape="id10" draw:end-glue-point="1" svg:d="M29000 25999v500h5900v-3900h-500" svg:viewBox="0 0 5901 39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0" draw:text-style-name="P1" xml:id="id11" draw:id="id11" draw:layer="layout" svg:width="8.4cm" svg:height="4.176cm" svg:x="4.399cm" svg:y="1.998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World</text:span></text:p>
            <text:p><text:span text:style-name="T1">Projection </text:span><text:span text:style-name="T2">: longlat</text:span></text:p>
            <text:p><text:span text:style-name="T1">Resolution </text:span><text:span text:style-name="T2">: 0.0083333333</text:span></text:p>
          </draw:text-box>
        </draw:frame>
        <draw:frame draw:style-name="gr10" draw:text-style-name="P1" xml:id="id12" draw:id="id12" draw:layer="layout" svg:width="8.4cm" svg:height="4.176cm" svg:x="4.399cm" svg:y="8.999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World</text:span></text:p>
            <text:p><text:span text:style-name="T1">Projection </text:span><text:span text:style-name="T2">: </text:span><text:span text:style-name="T3">ETRS89</text:span></text:p>
            <text:p><text:span text:style-name="T1">Resolution </text:span><text:span text:style-name="T2">: </text:span><text:span text:style-name="T3">1200</text:span></text:p>
          </draw:text-box>
        </draw:frame>
        <draw:connector draw:style-name="gr2" draw:text-style-name="P2" draw:layer="layout" svg:x1="8.599cm" svg:y1="6.174cm" svg:x2="8.599cm" svg:y2="8.999cm" draw:start-shape="id11" draw:start-glue-point="2" draw:end-shape="id12" draw:end-glue-point="0" svg:d="M8599 6174v2825" svg:viewBox="0 0 1 2826">
          <text:p/>
        </draw:connector>
        <draw:frame draw:style-name="gr11" draw:text-style-name="P1" xml:id="id16" draw:id="id16" draw:layer="layout" svg:width="8.4cm" svg:height="4.167cm" svg:x="22.599cm" svg:y="1.998cm">
          <draw:text-box>
            <text:p><text:span text:style-name="T2"/></text:p>
            <text:p><text:span text:style-name="T1">Type </text:span><text:span text:style-name="T2">: DEM</text:span></text:p>
            <text:p><text:span text:style-name="T1">Zone </text:span><text:span text:style-name="T2">: user-defined</text:span></text:p>
            <text:p><text:span text:style-name="T1">Projection </text:span><text:span text:style-name="T2">: user-defined</text:span></text:p>
            <text:p><text:span text:style-name="T1">Resolution </text:span><text:span text:style-name="T2">: user-defined</text:span></text:p>
          </draw:text-box>
        </draw:frame>
        <draw:frame draw:style-name="gr12" draw:text-style-name="P1" xml:id="id15" draw:id="id15" draw:layer="layout" svg:width="8.4cm" svg:height="4.167cm" svg:x="22.599cm" svg:y="8.999cm">
          <draw:text-box>
            <text:p><text:span text:style-name="T2"/></text:p>
            <text:p><text:span text:style-name="T1">Type </text:span><text:span text:style-name="T2">: DEM</text:span></text:p>
            <text:p><text:span text:style-name="T1">Zone </text:span><text:span text:style-name="T2">: user-defined</text:span></text:p>
            <text:p><text:span text:style-name="T1">Projection </text:span><text:span text:style-name="T2">: </text:span><text:span text:style-name="T3">ETRS89</text:span></text:p>
            <text:p><text:span text:style-name="T1">Resolution </text:span><text:span text:style-name="T2">: user-defined</text:span></text:p>
          </draw:text-box>
        </draw:frame>
        <draw:connector draw:style-name="gr2" draw:text-style-name="P2" draw:layer="layout" svg:x1="8.599cm" svg:y1="14.779cm" svg:x2="8.599cm" svg:y2="15.999cm" draw:start-shape="id13" draw:start-glue-point="6" draw:end-shape="id14" draw:end-glue-point="0" svg:d="M8599 14779v1220" svg:viewBox="0 0 1 1221">
          <text:p/>
        </draw:connector>
        <draw:connector draw:style-name="gr13" draw:text-style-name="P2" draw:layer="layout" svg:x1="22.599cm" svg:y1="11.082cm" svg:x2="8.799cm" svg:y2="14.579cm" draw:start-shape="id15" draw:start-glue-point="3" draw:end-shape="id13" draw:end-glue-point="7" svg:d="M22599 11082h-6911v3497h-6889" svg:viewBox="0 0 13801 3498">
          <text:p/>
        </draw:connector>
        <draw:connector draw:style-name="gr2" draw:text-style-name="P2" draw:layer="layout" svg:x1="26.799cm" svg:y1="6.165cm" svg:x2="26.799cm" svg:y2="8.999cm" draw:start-shape="id16" draw:start-glue-point="2" draw:end-shape="id15" svg:d="M26799 6165v2834" svg:viewBox="0 0 1 2835">
          <text:p/>
        </draw:connector>
        <draw:frame draw:style-name="gr14" draw:text-style-name="P5" xml:id="id18" draw:id="id18" draw:layer="layout" svg:width="8.4cm" svg:height="4.232cm" svg:x="4.399cm" svg:y="23.1cm">
          <draw:text-box>
            <text:p><text:span text:style-name="T7">Source </text:span><text:span text:style-name="T8">: CHELSA</text:span></text:p>
            <text:p><text:span text:style-name="T7">Type </text:span><text:span text:style-name="T8">: precipitation</text:span></text:p>
            <text:p><text:span text:style-name="T7">Zone </text:span><text:span text:style-name="T8">: </text:span><text:span text:style-name="T9">user-defined</text:span></text:p>
            <text:p><text:span text:style-name="T7">Projection </text:span><text:span text:style-name="T8">: ETRS89</text:span></text:p>
            <text:p><text:span text:style-name="T7">Resolution </text:span><text:span text:style-name="T8">: </text:span><text:span text:style-name="T10">user-defined</text:span></text:p>
          </draw:text-box>
        </draw:frame>
        <draw:frame draw:style-name="gr1" draw:text-style-name="P1" xml:id="id14" draw:id="id14" draw:layer="layout" svg:width="8.4cm" svg:height="4.176cm" svg:x="4.399cm" svg:y="15.999cm">
          <draw:text-box>
            <text:p><text:span text:style-name="T1">Source </text:span><text:span text:style-name="T2">: CHELSA</text:span></text:p>
            <text:p><text:span text:style-name="T1">Type </text:span><text:span text:style-name="T2">: precipitation</text:span></text:p>
            <text:p><text:span text:style-name="T1">Zone </text:span><text:span text:style-name="T2">: </text:span><text:span text:style-name="T3">user-defined</text:span></text:p>
            <text:p><text:span text:style-name="T1">Projection </text:span><text:span text:style-name="T2">: ETRS89</text:span></text:p>
            <text:p><text:span text:style-name="T1">Resolution </text:span><text:span text:style-name="T2">: 1200</text:span></text:p>
          </draw:text-box>
        </draw:frame>
        <draw:connector draw:style-name="gr2" draw:text-style-name="P2" draw:layer="layout" svg:x1="8.601cm" svg:y1="21.78cm" svg:x2="8.599cm" svg:y2="23.1cm" draw:start-shape="id17" draw:start-glue-point="6" draw:end-shape="id18" draw:end-glue-point="0" svg:d="M8601 21780v635h-2v685" svg:viewBox="0 0 3 1321">
          <text:p/>
        </draw:connector>
        <draw:connector draw:style-name="gr4" draw:text-style-name="P2" draw:layer="layout" draw:line-skew="3.18cm" svg:x1="8.801cm" svg:y1="21.58cm" svg:x2="15.663cm" svg:y2="14.605cm" draw:start-shape="id17" draw:start-glue-point="7" svg:d="M8801 21580h6862v-6975" svg:viewBox="0 0 6863 6976">
          <text:p/>
        </draw:connector>
        <draw:frame draw:style-name="gr6" draw:text-style-name="P3" draw:layer="layout" svg:width="4.8cm" svg:height="1.102cm" svg:x="8.6cm" svg:y="6.499cm">
          <draw:text-box>
            <text:p><text:span text:style-name="T5">REPROJECT...</text:span></text:p>
          </draw:text-box>
        </draw:frame>
        <draw:frame draw:style-name="gr6" draw:text-style-name="P3" draw:layer="layout" svg:width="4.8cm" svg:height="1.102cm" svg:x="8.6cm" svg:y="13.499cm">
          <draw:text-box>
            <text:p><text:span text:style-name="T5">CLIP...</text:span></text:p>
          </draw:text-box>
        </draw:frame>
        <draw:frame draw:style-name="gr6" draw:text-style-name="P3" draw:layer="layout" svg:width="4.8cm" svg:height="1.102cm" svg:x="8.6cm" svg:y="20.499cm">
          <draw:text-box>
            <text:p><text:span text:style-name="T5">GWR...</text:span></text:p>
          </draw:text-box>
        </draw:frame>
        <draw:frame draw:style-name="gr6" draw:text-style-name="P3" draw:layer="layout" svg:width="4.8cm" svg:height="1.102cm" svg:x="26.8cm" svg:y="6.499cm">
          <draw:text-box>
            <text:p><text:span text:style-name="T5">REPROJECT...</text:span></text:p>
          </draw:text-box>
        </draw:frame>
        <draw:custom-shape draw:style-name="gr15" draw:text-style-name="P2" xml:id="id13" draw:id="id13" draw:layer="layout" svg:width="0.4cm" svg:height="0.4cm" svg:x="8.399cm" svg:y="14.3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8.599cm" svg:y1="14.379cm" svg:x2="8.599cm" svg:y2="13.175cm" draw:start-shape="id13" draw:start-glue-point="4" draw:end-shape="id12" draw:end-glue-point="2" svg:d="M8599 14379v-1204" svg:viewBox="0 0 1 1205">
          <text:p/>
        </draw:connector>
        <draw:custom-shape draw:style-name="gr15" draw:text-style-name="P2" xml:id="id17" draw:id="id17" draw:layer="layout" svg:width="0.4cm" svg:height="0.4cm" svg:x="8.401cm" svg:y="21.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8.599cm" svg:y1="20.175cm" svg:x2="8.601cm" svg:y2="21.38cm" draw:start-shape="id14" draw:start-glue-point="2" draw:end-shape="id17" draw:end-glue-point="4" svg:d="M8599 20175v615h2v590" svg:viewBox="0 0 3 1206">
          <text:p/>
        </draw:connector>
        <draw:frame draw:style-name="gr7" draw:text-style-name="P4" xml:id="id19" draw:id="id19" draw:layer="layout" svg:width="10.8cm" svg:height="6.8cm" svg:x="23.6cm" svg:y="19.199cm">
          <draw:text-box>
            <text:p text:style-name="P2"><text:span text:style-name="T6">Downscaling </text:span></text:p>
            <text:p text:style-name="P2"><text:span text:style-name="T6">CHELSA precipitation</text:span></text:p>
          </draw:text-box>
        </draw:frame>
        <draw:connector draw:style-name="gr8" draw:text-style-name="P2" draw:layer="layout" svg:x1="23.6cm" svg:y1="22.599cm" svg:x2="29cm" svg:y2="19.199cm" draw:start-shape="id19" draw:start-glue-point="3" draw:end-shape="id19" draw:end-glue-point="0" svg:d="M23600 22599h-500v-3900h5900v500" svg:viewBox="0 0 5901 3901">
          <text:p/>
        </draw:connector>
        <draw:connector draw:style-name="gr8" draw:text-style-name="P2" draw:layer="layout" svg:x1="29cm" svg:y1="25.999cm" svg:x2="34.4cm" svg:y2="22.599cm" draw:start-shape="id19" draw:start-glue-point="2" draw:end-shape="id19" draw:end-glue-point="1" svg:d="M29000 25999v500h5900v-3900h-500" svg:viewBox="0 0 5901 390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draw:frame draw:style-name="gr16" draw:text-style-name="P7" draw:layer="layout" svg:width="6.6cm" svg:height="3.331cm" svg:x="1.899cm" svg:y="1.998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0083333333</text:span></text:p>
          </draw:text-box>
        </draw:frame>
        <draw:frame draw:style-name="gr6" draw:text-style-name="P3" draw:layer="layout" svg:width="4.8cm" svg:height="1.102cm" svg:x="4.4cm" svg:y="5.799cm">
          <draw:text-box>
            <text:p><text:span text:style-name="T5">REPROJECT...</text:span></text:p>
          </draw:text-box>
        </draw:frame>
        <draw:frame draw:style-name="gr16" draw:text-style-name="P7" draw:layer="layout" svg:width="6.6cm" svg:height="3.331cm" svg:x="1.899cm" svg:y="7.5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6000</text:span></text:p>
          </draw:text-box>
        </draw:frame>
        <draw:frame draw:style-name="gr16" draw:text-style-name="P7" draw:layer="layout" svg:width="6.6cm" svg:height="3.331cm" svg:x="10.199cm" svg:y="2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0083333333</text:span></text:p>
          </draw:text-box>
        </draw:frame>
        <draw:frame draw:style-name="gr16" draw:text-style-name="P7" draw:layer="layout" svg:width="6.6cm" svg:height="3.331cm" svg:x="10.199cm" svg:y="7.501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4000</text:span></text:p>
          </draw:text-box>
        </draw:frame>
        <draw:frame draw:style-name="gr16" draw:text-style-name="P7" draw:layer="layout" svg:width="6.6cm" svg:height="3.331cm" svg:x="10.199cm" svg:y="12.801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4000</text:span></text:p>
          </draw:text-box>
        </draw:frame>
        <draw:frame draw:style-name="gr6" draw:text-style-name="P3" draw:layer="layout" svg:width="5.8cm" svg:height="1.102cm" svg:x="11.4cm" svg:y="11.297cm">
          <draw:text-box>
            <text:p><text:span text:style-name="T5">DIVIDE by 10...</text:span></text:p>
          </draw:text-box>
        </draw:frame>
        <draw:frame draw:style-name="gr16" draw:text-style-name="P7" draw:layer="layout" svg:width="6.6cm" svg:height="3.331cm" svg:x="18.299cm" svg:y="2.001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FID30</text:span></text:p>
            <text:p><text:span text:style-name="T11">Projection </text:span><text:span text:style-name="T12">: longlat</text:span></text:p>
            <text:p><text:span text:style-name="T11">Resolution </text:span><text:span text:style-name="T12">: 0.0020833333</text:span></text:p>
          </draw:text-box>
        </draw:frame>
        <draw:frame draw:style-name="gr16" draw:text-style-name="P7" draw:layer="layout" svg:width="6.6cm" svg:height="3.331cm" svg:x="18.299cm" svg:y="7.502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FID30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310</text:span></text:p>
          </draw:text-box>
        </draw:frame>
        <draw:frame draw:style-name="gr16" draw:text-style-name="P7" draw:layer="layout" svg:width="6.6cm" svg:height="3.331cm" svg:x="25.899cm" svg:y="2.002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75</text:span></text:p>
          </draw:text-box>
        </draw:frame>
        <draw:frame draw:style-name="gr16" draw:text-style-name="P7" draw:layer="layout" svg:width="6.6cm" svg:height="3.331cm" svg:x="25.899cm" svg:y="7.502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75</text:span></text:p>
          </draw:text-box>
        </draw:frame>
        <draw:frame draw:style-name="gr6" draw:text-style-name="P3" draw:layer="layout" svg:width="6cm" svg:height="1.102cm" svg:x="27.2cm" svg:y="5.697cm">
          <draw:text-box>
            <text:p><text:span text:style-name="T5">MEAN by LEVEL...</text:span></text:p>
          </draw:text-box>
        </draw:frame>
        <draw:frame draw:style-name="gr16" draw:text-style-name="P7" draw:layer="layout" svg:width="6.6cm" svg:height="3.331cm" svg:x="25.899cm" svg:y="12.288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100000</text:span></text:p>
          </draw:text-box>
        </draw:frame>
        <draw:frame draw:style-name="gr16" draw:text-style-name="P7" draw:layer="layout" svg:width="6.6cm" svg:height="3.331cm" svg:x="25.899cm" svg:y="17.188cm">
          <draw:text-box>
            <text:p><text:span text:style-name="T11">Source </text:span><text:span text:style-name="T12">: ERA-interim</text:span></text:p>
            <text:p><text:span text:style-name="T11">Type </text:span><text:span text:style-name="T12">: </text:span><text:span text:style-name="T13">lapse-rate</text:span><text:span text:style-name="T12">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100000</text:span></text:p>
          </draw:text-box>
        </draw:frame>
        <draw:frame draw:style-name="gr17" draw:text-style-name="P7" draw:layer="layout" svg:width="6.6cm" svg:height="3.322cm" svg:x="33.399cm" svg:y="2.003cm">
          <draw:text-box>
            <text:p><text:span text:style-name="T12"/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4">user-defined</text:span></text:p>
            <text:p><text:span text:style-name="T11">Resolution </text:span><text:span text:style-name="T12">: </text:span><text:span text:style-name="T14">user-defined</text:span></text:p>
          </draw:text-box>
        </draw:frame>
        <draw:frame draw:style-name="gr17" draw:text-style-name="P7" draw:layer="layout" svg:width="6.6cm" svg:height="3.322cm" svg:x="33.399cm" svg:y="7.502cm">
          <draw:text-box>
            <text:p><text:span text:style-name="T12"/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4">user-defined</text:span></text:p>
          </draw:text-box>
        </draw:frame>
        <draw:frame draw:style-name="gr16" draw:text-style-name="P7" draw:layer="layout" svg:width="6.6cm" svg:height="3.331cm" svg:x="1.899cm" svg:y="12.701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6000</text:span></text:p>
          </draw:text-box>
        </draw:frame>
        <draw:frame draw:style-name="gr16" draw:text-style-name="P7" draw:layer="layout" svg:width="6.6cm" svg:height="3.331cm" svg:x="1.899cm" svg:y="17.501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16" draw:text-style-name="P7" draw:layer="layout" svg:width="6.6cm" svg:height="3.331cm" svg:x="10.199cm" svg:y="17.503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16" draw:text-style-name="P7" draw:layer="layout" svg:width="6.6cm" svg:height="3.331cm" svg:x="18.299cm" svg:y="17.603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16" draw:text-style-name="P7" draw:layer="layout" svg:width="6.6cm" svg:height="3.331cm" svg:x="18.299cm" svg:y="7.502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FID30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31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draw:frame draw:style-name="gr16" draw:text-style-name="P7" xml:id="id20" draw:id="id20" draw:layer="layout" svg:width="6.6cm" svg:height="3.331cm" svg:x="1.199cm" svg:y="5.999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0083333333</text:span></text:p>
          </draw:text-box>
        </draw:frame>
        <draw:frame draw:style-name="gr6" draw:text-style-name="P3" draw:layer="layout" svg:width="4.8cm" svg:height="1.102cm" svg:x="4.499cm" svg:y="9.599cm">
          <draw:text-box>
            <text:p><text:span text:style-name="T5">REPROJECT...</text:span></text:p>
          </draw:text-box>
        </draw:frame>
        <draw:frame draw:style-name="gr16" draw:text-style-name="P7" xml:id="id21" draw:id="id21" draw:layer="layout" svg:width="6.6cm" svg:height="3.331cm" svg:x="1.199cm" svg:y="10.999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6000</text:span></text:p>
          </draw:text-box>
        </draw:frame>
        <draw:frame draw:style-name="gr16" draw:text-style-name="P7" xml:id="id24" draw:id="id24" draw:layer="layout" svg:width="6.6cm" svg:height="3.331cm" svg:x="9.199cm" svg:y="5.999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0083333333</text:span></text:p>
          </draw:text-box>
        </draw:frame>
        <draw:frame draw:style-name="gr16" draw:text-style-name="P7" xml:id="id25" draw:id="id25" draw:layer="layout" svg:width="6.6cm" svg:height="3.331cm" svg:x="9.199cm" svg:y="10.999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4000</text:span></text:p>
          </draw:text-box>
        </draw:frame>
        <draw:frame draw:style-name="gr16" draw:text-style-name="P7" xml:id="id26" draw:id="id26" draw:layer="layout" svg:width="6.6cm" svg:height="3.331cm" svg:x="9.199cm" svg:y="15.999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4000</text:span></text:p>
          </draw:text-box>
        </draw:frame>
        <draw:frame draw:style-name="gr6" draw:text-style-name="P3" draw:layer="layout" svg:width="5.8cm" svg:height="1.102cm" svg:x="10cm" svg:y="14.597cm">
          <draw:text-box>
            <text:p><text:span text:style-name="T5">DIVIDE by 10...</text:span></text:p>
          </draw:text-box>
        </draw:frame>
        <draw:frame draw:style-name="gr16" draw:text-style-name="P7" xml:id="id28" draw:id="id28" draw:layer="layout" svg:width="6.6cm" svg:height="3.331cm" svg:x="33.199cm" svg:y="5.999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FID30</text:span></text:p>
            <text:p><text:span text:style-name="T11">Projection </text:span><text:span text:style-name="T12">: longlat</text:span></text:p>
            <text:p><text:span text:style-name="T11">Resolution </text:span><text:span text:style-name="T12">: 0.0020833333</text:span></text:p>
          </draw:text-box>
        </draw:frame>
        <draw:frame draw:style-name="gr16" draw:text-style-name="P7" xml:id="id29" draw:id="id29" draw:layer="layout" svg:width="6.6cm" svg:height="3.331cm" svg:x="33.199cm" svg:y="10.999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FID30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310</text:span></text:p>
          </draw:text-box>
        </draw:frame>
        <draw:frame draw:style-name="gr16" draw:text-style-name="P7" xml:id="id31" draw:id="id31" draw:layer="layout" svg:width="6.6cm" svg:height="3.331cm" svg:x="25.199cm" svg:y="1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75</text:span></text:p>
          </draw:text-box>
        </draw:frame>
        <draw:frame draw:style-name="gr16" draw:text-style-name="P7" xml:id="id32" draw:id="id32" draw:layer="layout" svg:width="6.6cm" svg:height="3.331cm" svg:x="25.199cm" svg:y="5.999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longlat</text:span></text:p>
            <text:p><text:span text:style-name="T11">Resolution </text:span><text:span text:style-name="T12">: 0.75</text:span></text:p>
          </draw:text-box>
        </draw:frame>
        <draw:frame draw:style-name="gr6" draw:text-style-name="P3" draw:layer="layout" svg:width="6cm" svg:height="1.102cm" svg:x="25.699cm" svg:y="4.597cm">
          <draw:text-box>
            <text:p><text:span text:style-name="T5">MEAN by LEVEL...</text:span></text:p>
          </draw:text-box>
        </draw:frame>
        <draw:frame draw:style-name="gr16" draw:text-style-name="P7" xml:id="id33" draw:id="id33" draw:layer="layout" svg:width="6.6cm" svg:height="3.331cm" svg:x="25.199cm" svg:y="10.999cm">
          <draw:text-box>
            <text:p><text:span text:style-name="T11">Source </text:span><text:span text:style-name="T12">: ERA-interim</text:span></text:p>
            <text:p><text:span text:style-name="T11">Type </text:span><text:span text:style-name="T12">: temperature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3">100000</text:span></text:p>
          </draw:text-box>
        </draw:frame>
        <draw:frame draw:style-name="gr16" draw:text-style-name="P7" xml:id="id34" draw:id="id34" draw:layer="layout" svg:width="6.6cm" svg:height="3.331cm" svg:x="25.199cm" svg:y="15.999cm">
          <draw:text-box>
            <text:p><text:span text:style-name="T11">Source </text:span><text:span text:style-name="T12">: ERA-interim</text:span></text:p>
            <text:p><text:span text:style-name="T11">Type </text:span><text:span text:style-name="T12">: </text:span><text:span text:style-name="T13">lapse-rate</text:span><text:span text:style-name="T12"> </text:span></text:p>
            <text:p><text:span text:style-name="T11">Zone </text:span><text:span text:style-name="T12">: Worl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100000</text:span></text:p>
          </draw:text-box>
        </draw:frame>
        <draw:frame draw:style-name="gr17" draw:text-style-name="P7" xml:id="id35" draw:id="id35" draw:layer="layout" svg:width="6.6cm" svg:height="3.322cm" svg:x="17.199cm" svg:y="5.999cm">
          <draw:text-box>
            <text:p><text:span text:style-name="T12"/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4">user-defined</text:span></text:p>
            <text:p><text:span text:style-name="T11">Resolution </text:span><text:span text:style-name="T12">: </text:span><text:span text:style-name="T14">user-defined</text:span></text:p>
          </draw:text-box>
        </draw:frame>
        <draw:frame draw:style-name="gr17" draw:text-style-name="P7" xml:id="id36" draw:id="id36" draw:layer="layout" svg:width="6.6cm" svg:height="3.322cm" svg:x="17.199cm" svg:y="10.999cm">
          <draw:text-box>
            <text:p><text:span text:style-name="T12"/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3">mercator</text:span></text:p>
            <text:p><text:span text:style-name="T11">Resolution </text:span><text:span text:style-name="T12">: </text:span><text:span text:style-name="T14">user-defined</text:span></text:p>
          </draw:text-box>
        </draw:frame>
        <draw:frame draw:style-name="gr16" draw:text-style-name="P7" xml:id="id22" draw:id="id22" draw:layer="layout" svg:width="6.6cm" svg:height="3.331cm" svg:x="1.199cm" svg:y="15.999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4">6000</text:span></text:p>
          </draw:text-box>
        </draw:frame>
        <draw:frame draw:style-name="gr16" draw:text-style-name="P7" xml:id="id23" draw:id="id23" draw:layer="layout" svg:width="6.6cm" svg:height="3.331cm" svg:x="1.199cm" svg:y="20.999cm">
          <draw:text-box>
            <text:p><text:span text:style-name="T11">Source </text:span><text:span text:style-name="T12">: EarthEnv</text:span></text:p>
            <text:p><text:span text:style-name="T11">Type </text:span><text:span text:style-name="T12">: clouds</text:span></text:p>
            <text:p><text:span text:style-name="T11">Zone </text:span><text:span text:style-name="T12">: </text:span><text:span text:style-name="T14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16" draw:text-style-name="P7" xml:id="id27" draw:id="id27" draw:layer="layout" svg:width="6.6cm" svg:height="3.331cm" svg:x="9.199cm" svg:y="20.999cm">
          <draw:text-box>
            <text:p><text:span text:style-name="T11">Source </text:span><text:span text:style-name="T12">: CHELSA</text:span></text:p>
            <text:p><text:span text:style-name="T11">Type </text:span><text:span text:style-name="T12">: temperature 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16" draw:text-style-name="P7" xml:id="id30" draw:id="id30" draw:layer="layout" svg:width="6.6cm" svg:height="3.331cm" svg:x="33.199cm" svg:y="20.999cm">
          <draw:text-box>
            <text:p><text:span text:style-name="T11">Source </text:span><text:span text:style-name="T12">: GMTED2010</text:span></text:p>
            <text:p><text:span text:style-name="T11">Type </text:span><text:span text:style-name="T12">: DEM 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frame draw:style-name="gr6" draw:text-style-name="P3" draw:layer="layout" svg:width="4.8cm" svg:height="1.102cm" svg:x="4.499cm" svg:y="14.599cm">
          <draw:text-box>
            <text:p><text:span text:style-name="T5">CLIP...</text:span></text:p>
          </draw:text-box>
        </draw:frame>
        <draw:frame draw:style-name="gr6" draw:text-style-name="P3" draw:layer="layout" svg:width="4.8cm" svg:height="1.102cm" svg:x="4.499cm" svg:y="19.599cm">
          <draw:text-box>
            <text:p><text:span text:style-name="T5">GWR...</text:span></text:p>
          </draw:text-box>
        </draw:frame>
        <draw:connector draw:style-name="gr2" draw:text-style-name="P2" draw:layer="layout" svg:x1="4.499cm" svg:y1="9.33cm" svg:x2="4.499cm" svg:y2="10.999cm" draw:start-shape="id20" draw:start-glue-point="2" draw:end-shape="id21" draw:end-glue-point="0" svg:d="M4499 9330v1669" svg:viewBox="0 0 1 1670">
          <text:p/>
        </draw:connector>
        <draw:connector draw:style-name="gr2" draw:text-style-name="P2" draw:layer="layout" svg:x1="4.499cm" svg:y1="14.33cm" svg:x2="4.499cm" svg:y2="15.999cm" draw:start-shape="id21" draw:start-glue-point="2" draw:end-shape="id22" draw:end-glue-point="0" svg:d="M4499 14330v1669" svg:viewBox="0 0 1 1670">
          <text:p/>
        </draw:connector>
        <draw:connector draw:style-name="gr2" draw:text-style-name="P2" draw:layer="layout" svg:x1="4.499cm" svg:y1="19.33cm" svg:x2="4.499cm" svg:y2="20.999cm" draw:start-shape="id22" draw:start-glue-point="2" draw:end-shape="id23" draw:end-glue-point="0" svg:d="M4499 19330v1669" svg:viewBox="0 0 1 1670">
          <text:p/>
        </draw:connector>
        <draw:connector draw:style-name="gr2" draw:text-style-name="P2" draw:layer="layout" svg:x1="12.499cm" svg:y1="9.33cm" svg:x2="12.499cm" svg:y2="10.999cm" draw:start-shape="id24" draw:start-glue-point="2" draw:end-shape="id25" draw:end-glue-point="0" svg:d="M12499 9330v1669" svg:viewBox="0 0 1 1670">
          <text:p/>
        </draw:connector>
        <draw:connector draw:style-name="gr2" draw:text-style-name="P2" draw:layer="layout" svg:x1="12.499cm" svg:y1="14.33cm" svg:x2="12.499cm" svg:y2="15.999cm" draw:start-shape="id25" draw:start-glue-point="2" draw:end-shape="id26" draw:end-glue-point="0" svg:d="M12499 14330v1669" svg:viewBox="0 0 1 1670">
          <text:p/>
        </draw:connector>
        <draw:connector draw:style-name="gr2" draw:text-style-name="P2" draw:layer="layout" svg:x1="12.499cm" svg:y1="19.33cm" svg:x2="12.499cm" svg:y2="20.999cm" draw:start-shape="id26" draw:start-glue-point="2" draw:end-shape="id27" draw:end-glue-point="0" svg:d="M12499 19330v1669" svg:viewBox="0 0 1 1670">
          <text:p/>
        </draw:connector>
        <draw:frame draw:style-name="gr6" draw:text-style-name="P3" draw:layer="layout" svg:width="4.8cm" svg:height="1.102cm" svg:x="12.499cm" svg:y="9.599cm">
          <draw:text-box>
            <text:p><text:span text:style-name="T5">REPROJECT...</text:span></text:p>
          </draw:text-box>
        </draw:frame>
        <draw:frame draw:style-name="gr6" draw:text-style-name="P3" draw:layer="layout" svg:width="6.9cm" svg:height="1.102cm" svg:x="10cm" svg:y="19.599cm">
          <draw:text-box>
            <text:p><text:span text:style-name="T5">CLIP &amp; REPROJECT...</text:span></text:p>
          </draw:text-box>
        </draw:frame>
        <draw:connector draw:style-name="gr2" draw:text-style-name="P2" draw:layer="layout" svg:x1="36.499cm" svg:y1="9.33cm" svg:x2="36.499cm" svg:y2="10.999cm" draw:start-shape="id28" draw:start-glue-point="2" draw:end-shape="id29" draw:end-glue-point="0" svg:d="M36499 9330v1669" svg:viewBox="0 0 1 1670">
          <text:p/>
        </draw:connector>
        <draw:connector draw:style-name="gr2" draw:text-style-name="P2" draw:layer="layout" svg:x1="36.499cm" svg:y1="14.33cm" svg:x2="36.499cm" svg:y2="20.999cm" draw:start-shape="id29" draw:start-glue-point="2" draw:end-shape="id30" svg:d="M36499 14330v6669" svg:viewBox="0 0 1 6670">
          <text:p/>
        </draw:connector>
        <draw:frame draw:style-name="gr6" draw:text-style-name="P3" draw:layer="layout" svg:width="4.8cm" svg:height="1.102cm" svg:x="36.499cm" svg:y="9.599cm">
          <draw:text-box>
            <text:p><text:span text:style-name="T5">REPROJECT...</text:span></text:p>
          </draw:text-box>
        </draw:frame>
        <draw:frame draw:style-name="gr6" draw:text-style-name="P3" draw:layer="layout" svg:width="6.9cm" svg:height="1.102cm" svg:x="34cm" svg:y="19.599cm">
          <draw:text-box>
            <text:p><text:span text:style-name="T5">CLIP &amp; REPROJECT...</text:span></text:p>
          </draw:text-box>
        </draw:frame>
        <draw:connector draw:style-name="gr2" draw:text-style-name="P2" draw:layer="layout" svg:x1="28.499cm" svg:y1="4.331cm" svg:x2="28.499cm" svg:y2="5.999cm" draw:start-shape="id31" draw:start-glue-point="2" draw:end-shape="id32" draw:end-glue-point="0" svg:d="M28499 4331v1668" svg:viewBox="0 0 1 1669">
          <text:p/>
        </draw:connector>
        <draw:connector draw:style-name="gr2" draw:text-style-name="P2" draw:layer="layout" svg:x1="28.499cm" svg:y1="9.33cm" svg:x2="28.499cm" svg:y2="10.999cm" draw:start-shape="id32" draw:start-glue-point="2" draw:end-shape="id33" draw:end-glue-point="0" svg:d="M28499 9330v1669" svg:viewBox="0 0 1 1670">
          <text:p/>
        </draw:connector>
        <draw:connector draw:style-name="gr2" draw:text-style-name="P2" draw:layer="layout" svg:x1="28.499cm" svg:y1="14.33cm" svg:x2="28.499cm" svg:y2="15.999cm" draw:start-shape="id33" draw:start-glue-point="2" draw:end-shape="id34" draw:end-glue-point="0" svg:d="M28499 14330v1669" svg:viewBox="0 0 1 1670">
          <text:p/>
        </draw:connector>
        <draw:frame draw:style-name="gr6" draw:text-style-name="P3" draw:layer="layout" svg:width="4.8cm" svg:height="1.102cm" svg:x="28.499cm" svg:y="9.599cm">
          <draw:text-box>
            <text:p><text:span text:style-name="T5">REPROJECT...</text:span></text:p>
          </draw:text-box>
        </draw:frame>
        <draw:frame draw:style-name="gr6" draw:text-style-name="P3" draw:layer="layout" svg:width="5.1cm" svg:height="1.102cm" svg:x="28.499cm" svg:y="14.599cm">
          <draw:text-box>
            <text:p><text:span text:style-name="T5">REGRESSION...</text:span></text:p>
          </draw:text-box>
        </draw:frame>
        <draw:connector draw:style-name="gr2" draw:text-style-name="P2" draw:layer="layout" svg:x1="20.499cm" svg:y1="9.321cm" svg:x2="20.499cm" svg:y2="10.999cm" draw:start-shape="id35" draw:start-glue-point="2" draw:end-shape="id36" draw:end-glue-point="0" svg:d="M20499 9321v1678" svg:viewBox="0 0 1 1679">
          <text:p/>
        </draw:connector>
        <draw:frame draw:style-name="gr6" draw:text-style-name="P3" draw:layer="layout" svg:width="4.8cm" svg:height="1.102cm" svg:x="20.499cm" svg:y="9.599cm">
          <draw:text-box>
            <text:p><text:span text:style-name="T5">REPROJECT...</text:span></text:p>
          </draw:text-box>
        </draw:frame>
        <draw:frame draw:style-name="gr16" draw:text-style-name="P7" xml:id="id37" draw:id="id37" draw:layer="layout" svg:width="6.6cm" svg:height="3.331cm" svg:x="25.199cm" svg:y="20.999cm">
          <draw:text-box>
            <text:p><text:span text:style-name="T11">Source </text:span><text:span text:style-name="T12">: ERA-interim</text:span></text:p>
            <text:p><text:span text:style-name="T11">Type </text:span><text:span text:style-name="T12">: </text:span><text:span text:style-name="T14">lapse-rate</text:span><text:span text:style-name="T12"> </text:span></text:p>
            <text:p><text:span text:style-name="T11">Zone </text:span><text:span text:style-name="T12">: </text:span><text:span text:style-name="T13">user-defined</text:span></text:p>
            <text:p><text:span text:style-name="T11">Projection </text:span><text:span text:style-name="T12">: </text:span><text:span text:style-name="T14">mercator</text:span></text:p>
            <text:p><text:span text:style-name="T11">Resolution </text:span><text:span text:style-name="T12">: </text:span><text:span text:style-name="T13">user-defined</text:span></text:p>
          </draw:text-box>
        </draw:frame>
        <draw:connector draw:style-name="gr2" draw:text-style-name="P2" draw:layer="layout" svg:x1="28.499cm" svg:y1="19.33cm" svg:x2="28.499cm" svg:y2="20.999cm" draw:start-shape="id34" draw:start-glue-point="2" draw:end-shape="id37" draw:end-glue-point="0" svg:d="M28499 19330v1669" svg:viewBox="0 0 1 1670">
          <text:p/>
        </draw:connector>
        <draw:frame draw:style-name="gr6" draw:text-style-name="P3" draw:layer="layout" svg:width="6.9cm" svg:height="1.102cm" svg:x="26cm" svg:y="19.599cm">
          <draw:text-box>
            <text:p><text:span text:style-name="T5">CLIP &amp; REPROJECT...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draw:frame draw:style-name="gr18" draw:text-style-name="P8" xml:id="id38" draw:id="id38" draw:layer="layout" svg:width="5.281cm" svg:height="2.649cm" svg:x="7.499cm" svg:y="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19" draw:text-style-name="P9" draw:layer="layout" svg:width="3.828cm" svg:height="0.92cm" svg:x="10.151cm" svg:y="7.779cm">
          <draw:text-box>
            <text:p><text:span text:style-name="T17">REPROJECT...</text:span></text:p>
          </draw:text-box>
        </draw:frame>
        <draw:frame draw:style-name="gr20" draw:text-style-name="P8" xml:id="id39" draw:id="id39" draw:layer="layout" svg:width="5.281cm" svg:height="2.656cm" svg:x="7.499cm" svg:y="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21" draw:text-style-name="P8" xml:id="id42" draw:id="id42" draw:layer="layout" svg:width="5.3cm" svg:height="2.649cm" svg:x="1.001cm" svg:y="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22" draw:text-style-name="P8" xml:id="id43" draw:id="id43" draw:layer="layout" svg:width="5.3cm" svg:height="2.656cm" svg:x="1.001cm" svg:y="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22" draw:text-style-name="P8" xml:id="id44" draw:id="id44" draw:layer="layout" svg:width="5.3cm" svg:height="2.649cm" svg:x="1.001cm" svg:y="12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1.637cm" svg:y="11.737cm">
          <draw:text-box>
            <text:p><text:span text:style-name="T17">DIVIDE by 10...</text:span></text:p>
          </draw:text-box>
        </draw:frame>
        <draw:frame draw:style-name="gr21" draw:text-style-name="P8" xml:id="id46" draw:id="id46" draw:layer="layout" svg:width="5.3cm" svg:height="2.649cm" svg:x="26.999cm" svg:y="4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33</text:span></text:p>
          </draw:text-box>
        </draw:frame>
        <draw:frame draw:style-name="gr22" draw:text-style-name="P8" xml:id="id47" draw:id="id47" draw:layer="layout" svg:width="5.3cm" svg:height="2.656cm" svg:x="26.999cm" svg:y="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24" draw:text-style-name="P8" xml:id="id49" draw:id="id49" draw:layer="layout" svg:width="5.3cm" svg:height="2.649cm" svg:x="33.499cm" svg:y="1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4" draw:text-style-name="P8" xml:id="id50" draw:id="id50" draw:layer="layout" svg:width="5.3cm" svg:height="2.649cm" svg:x="33.499cm" svg:y="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5" draw:text-style-name="P9" draw:layer="layout" svg:width="4.785cm" svg:height="1.789cm" svg:x="33.918cm" svg:y="3.707cm">
          <draw:text-box>
            <text:p><text:span text:style-name="T17">MEAN by LEVEL...</text:span></text:p>
          </draw:text-box>
        </draw:frame>
        <draw:frame draw:style-name="gr22" draw:text-style-name="P8" xml:id="id51" draw:id="id51" draw:layer="layout" svg:width="5.3cm" svg:height="2.656cm" svg:x="33.499cm" svg:y="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22" draw:text-style-name="P8" xml:id="id52" draw:id="id52" draw:layer="layout" svg:width="5.3cm" svg:height="2.649cm" svg:x="33.499cm" svg:y="12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53" draw:id="id53" draw:layer="layout" svg:width="5.3cm" svg:height="2.649cm" svg:x="20.499cm" svg:y="4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54" draw:id="id54" draw:layer="layout" svg:width="5.3cm" svg:height="2.656cm" svg:x="20.499cm" svg:y="8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40" draw:id="id40" draw:layer="layout" svg:width="5.281cm" svg:height="2.649cm" svg:x="7.499cm" svg:y="12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41" draw:id="id41" draw:layer="layout" svg:width="5.281cm" svg:height="2.649cm" svg:x="7.499cm" svg:y="1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45" draw:id="id45" draw:layer="layout" svg:width="5.3cm" svg:height="2.649cm" svg:x="1.001cm" svg:y="1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48" draw:id="id48" draw:layer="layout" svg:width="5.3cm" svg:height="2.649cm" svg:x="26.999cm" svg:y="1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10.151cm" svg:y="11.5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10.139cm" svg:y="15.594cm">
          <draw:text-box>
            <text:p><text:span text:style-name="T17">GWR...</text:span></text:p>
          </draw:text-box>
        </draw:frame>
        <draw:connector draw:style-name="gr2" draw:text-style-name="P2" draw:layer="layout" svg:x1="10.139cm" svg:y1="7.648cm" svg:x2="10.139cm" svg:y2="8.999cm" draw:start-shape="id38" draw:start-glue-point="2" draw:end-shape="id39" draw:end-glue-point="0" svg:d="M10139 7648v1351" svg:viewBox="0 0 1 1352">
          <text:p/>
        </draw:connector>
        <draw:connector draw:style-name="gr2" draw:text-style-name="P2" xml:id="id60" draw:id="id60" draw:layer="layout" svg:x1="10.139cm" svg:y1="11.655cm" svg:x2="10.139cm" svg:y2="12.999cm" draw:start-shape="id39" draw:start-glue-point="2" draw:end-shape="id40" draw:end-glue-point="0" svg:d="M10139 11655v1344" svg:viewBox="0 0 1 1345">
          <text:p/>
        </draw:connector>
        <draw:connector draw:style-name="gr2" draw:text-style-name="P2" draw:layer="layout" svg:x1="10.139cm" svg:y1="15.648cm" svg:x2="10.139cm" svg:y2="16.999cm" draw:start-shape="id40" draw:start-glue-point="2" draw:end-shape="id41" draw:end-glue-point="0" svg:d="M10139 15648v1351" svg:viewBox="0 0 1 1352">
          <text:p/>
        </draw:connector>
        <draw:connector draw:style-name="gr2" draw:text-style-name="P2" draw:layer="layout" svg:x1="3.651cm" svg:y1="7.648cm" svg:x2="3.651cm" svg:y2="8.999cm" draw:start-shape="id42" draw:start-glue-point="2" draw:end-shape="id43" draw:end-glue-point="0" svg:d="M3651 7648v1351" svg:viewBox="0 0 1 1352">
          <text:p/>
        </draw:connector>
        <draw:connector draw:style-name="gr2" draw:text-style-name="P2" draw:layer="layout" svg:x1="3.651cm" svg:y1="11.655cm" svg:x2="3.651cm" svg:y2="12.999cm" draw:start-shape="id43" draw:start-glue-point="2" draw:end-shape="id44" draw:end-glue-point="0" svg:d="M3651 11655v1344" svg:viewBox="0 0 1 1345">
          <text:p/>
        </draw:connector>
        <draw:connector draw:style-name="gr2" draw:text-style-name="P2" xml:id="id65" draw:id="id65" draw:layer="layout" svg:x1="3.651cm" svg:y1="15.648cm" svg:x2="3.651cm" svg:y2="16.999cm" draw:start-shape="id44" draw:start-glue-point="2" draw:end-shape="id45" draw:end-glue-point="0" svg:d="M3651 15648v1351" svg:viewBox="0 0 1 1352">
          <text:p/>
        </draw:connector>
        <draw:frame draw:style-name="gr19" draw:text-style-name="P9" draw:layer="layout" svg:width="3.828cm" svg:height="0.92cm" svg:x="3.63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1.699cm" svg:y="15.599cm">
          <draw:text-box>
            <text:p><text:span text:style-name="T17">CLIP &amp; REPROJECT...</text:span></text:p>
          </draw:text-box>
        </draw:frame>
        <draw:connector draw:style-name="gr2" draw:text-style-name="P2" draw:layer="layout" svg:x1="29.649cm" svg:y1="7.648cm" svg:x2="29.649cm" svg:y2="8.999cm" draw:start-shape="id46" draw:start-glue-point="2" draw:end-shape="id47" draw:end-glue-point="0" svg:d="M29649 7648v1351" svg:viewBox="0 0 1 1352">
          <text:p/>
        </draw:connector>
        <draw:connector draw:style-name="gr2" draw:text-style-name="P2" draw:layer="layout" svg:x1="29.649cm" svg:y1="11.655cm" svg:x2="29.649cm" svg:y2="16.999cm" draw:start-shape="id47" draw:start-glue-point="2" draw:end-shape="id48" svg:d="M29649 11655v5344" svg:viewBox="0 0 1 5345">
          <text:p/>
        </draw:connector>
        <draw:frame draw:style-name="gr19" draw:text-style-name="P9" draw:layer="layout" svg:width="3.828cm" svg:height="0.92cm" svg:x="29.65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27.637cm" svg:y="15.521cm">
          <draw:text-box>
            <text:p><text:span text:style-name="T17">CLIP &amp; REPROJECT...</text:span></text:p>
          </draw:text-box>
        </draw:frame>
        <draw:connector draw:style-name="gr2" draw:text-style-name="P2" draw:layer="layout" svg:x1="36.149cm" svg:y1="3.649cm" svg:x2="36.149cm" svg:y2="4.999cm" draw:start-shape="id49" draw:start-glue-point="2" draw:end-shape="id50" draw:end-glue-point="0" svg:d="M36149 3649v1350" svg:viewBox="0 0 1 1351">
          <text:p/>
        </draw:connector>
        <draw:connector draw:style-name="gr2" draw:text-style-name="P2" draw:layer="layout" svg:x1="36.149cm" svg:y1="7.648cm" svg:x2="36.149cm" svg:y2="8.999cm" draw:start-shape="id50" draw:start-glue-point="2" draw:end-shape="id51" draw:end-glue-point="0" svg:d="M36149 7648v1351" svg:viewBox="0 0 1 1352">
          <text:p/>
        </draw:connector>
        <draw:connector draw:style-name="gr2" draw:text-style-name="P2" draw:layer="layout" svg:x1="36.149cm" svg:y1="11.655cm" svg:x2="36.149cm" svg:y2="12.999cm" draw:start-shape="id51" draw:start-glue-point="2" draw:end-shape="id52" draw:end-glue-point="0" svg:d="M36149 11655v1344" svg:viewBox="0 0 1 1345">
          <text:p/>
        </draw:connector>
        <draw:frame draw:style-name="gr30" draw:text-style-name="P9" draw:layer="layout" svg:width="3.828cm" svg:height="0.916cm" svg:x="36.151cm" svg:y="7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36.151cm" svg:y="11.738cm">
          <draw:text-box>
            <text:p><text:span text:style-name="T17">REGRESSION...</text:span></text:p>
          </draw:text-box>
        </draw:frame>
        <draw:connector draw:style-name="gr2" draw:text-style-name="P2" draw:layer="layout" svg:x1="23.149cm" svg:y1="7.648cm" svg:x2="23.149cm" svg:y2="8.999cm" draw:start-shape="id53" draw:start-glue-point="2" draw:end-shape="id54" draw:end-glue-point="0" svg:d="M23149 7648v1351" svg:viewBox="0 0 1 1352">
          <text:p/>
        </draw:connector>
        <draw:frame draw:style-name="gr19" draw:text-style-name="P9" draw:layer="layout" svg:width="3.828cm" svg:height="0.92cm" svg:x="23.151cm" svg:y="7.779cm">
          <draw:text-box>
            <text:p><text:span text:style-name="T17">REPROJECT...</text:span></text:p>
          </draw:text-box>
        </draw:frame>
        <draw:frame draw:style-name="gr21" draw:text-style-name="P8" xml:id="id55" draw:id="id55" draw:layer="layout" svg:width="5.3cm" svg:height="2.649cm" svg:x="33.499cm" svg:y="1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xml:id="id61" draw:id="id61" draw:layer="layout" svg:x1="36.149cm" svg:y1="15.648cm" svg:x2="36.149cm" svg:y2="16.999cm" draw:start-shape="id52" draw:start-glue-point="2" draw:end-shape="id55" draw:end-glue-point="0" svg:d="M36149 15648v1351" svg:viewBox="0 0 1 1352">
          <text:p/>
        </draw:connector>
        <draw:frame draw:style-name="gr32" draw:text-style-name="P9" draw:layer="layout" svg:width="5.523cm" svg:height="0.978cm" svg:x="34.137cm" svg:y="15.521cm">
          <draw:text-box>
            <text:p><text:span text:style-name="T17">CLIP &amp; REPROJECT...</text:span></text:p>
          </draw:text-box>
        </draw:frame>
        <draw:frame draw:style-name="gr27" draw:text-style-name="P8" xml:id="id56" draw:id="id56" draw:layer="layout" svg:width="5.3cm" svg:height="2.656cm" svg:x="13.9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499cm" svg:y1="10.327cm" svg:x2="16.649cm" svg:y2="12.999cm" draw:start-shape="id54" draw:start-glue-point="3" draw:end-shape="id56" draw:end-glue-point="0" svg:d="M20499 10327h-3850v2672" svg:viewBox="0 0 3851 2673">
          <text:p/>
        </draw:connector>
        <draw:frame draw:style-name="gr27" draw:text-style-name="P8" xml:id="id57" draw:id="id57" draw:layer="layout" svg:width="5.3cm" svg:height="2.656cm" svg:x="13.9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62" draw:id="id62" draw:layer="layout" svg:x1="16.649cm" svg:y1="15.655cm" svg:x2="16.649cm" svg:y2="16.999cm" draw:start-shape="id56" draw:start-glue-point="2" draw:end-shape="id57" draw:end-glue-point="0" svg:d="M16649 15655v1344" svg:viewBox="0 0 1 1345">
          <text:p/>
        </draw:connector>
        <draw:frame draw:style-name="gr27" draw:text-style-name="P8" xml:id="id58" draw:id="id58" draw:layer="layout" svg:width="5.3cm" svg:height="2.656cm" svg:x="13.9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59" draw:id="id59" draw:layer="layout" svg:x1="16.649cm" svg:y1="19.655cm" svg:x2="16.649cm" svg:y2="20.999cm" draw:start-shape="id57" draw:start-glue-point="2" draw:end-shape="id58" draw:end-glue-point="0" svg:d="M16649 19655v1344" svg:viewBox="0 0 1 1345">
          <text:p/>
        </draw:connector>
        <draw:connector draw:style-name="gr4" draw:text-style-name="P2" draw:layer="layout" draw:line-skew="-1.103cm" svg:x1="12.78cm" svg:y1="18.323cm" svg:x2="16.649cm" svg:y2="20.327cm" draw:start-shape="id41" draw:start-glue-point="1" draw:end-shape="id59" draw:end-glue-point="0" svg:d="M12780 18323h769v2004h3100" svg:viewBox="0 0 3870 2005">
          <text:p/>
        </draw:connector>
        <draw:connector draw:style-name="gr4" draw:text-style-name="P2" draw:layer="layout" draw:line-skew="-1.983cm" svg:x1="20.499cm" svg:y1="10.327cm" svg:x2="10.139cm" svg:y2="12.327cm" draw:start-shape="id54" draw:start-glue-point="3" draw:end-shape="id60" draw:end-glue-point="0" svg:d="M20499 10327h-7100v2000h-3260" svg:viewBox="0 0 10361 2001">
          <text:p/>
        </draw:connector>
        <draw:connector draw:style-name="gr4" draw:text-style-name="P2" draw:layer="layout" draw:line-skew="-4.513cm" svg:x1="25.799cm" svg:y1="10.327cm" svg:x2="36.149cm" svg:y2="16.323cm" draw:start-shape="id54" draw:start-glue-point="1" draw:end-shape="id61" draw:end-glue-point="0" svg:d="M25799 10327h600v5996h9750" svg:viewBox="0 0 10351 5997">
          <text:p/>
        </draw:connector>
        <draw:connector draw:style-name="gr4" draw:text-style-name="P2" xml:id="id64" draw:id="id64" draw:layer="layout" draw:line-skew="-5.238cm" svg:x1="20.499cm" svg:y1="10.327cm" svg:x2="16.649cm" svg:y2="16.327cm" draw:start-shape="id54" draw:start-glue-point="3" draw:end-shape="id62" draw:end-glue-point="0" svg:d="M20499 10327h-7100v6000h3250" svg:viewBox="0 0 7101 6001">
          <text:p/>
        </draw:connector>
        <draw:frame draw:style-name="gr34" draw:text-style-name="P8" xml:id="id63" draw:id="id63" draw:layer="layout" svg:width="5.3cm" svg:height="2.649cm" svg:x="1.001cm" svg:y="26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3.651cm" svg:y1="19.648cm" svg:x2="3.651cm" svg:y2="26cm" draw:start-shape="id45" draw:start-glue-point="2" draw:end-shape="id63" svg:d="M3651 19648v6352" svg:viewBox="0 0 1 6353">
          <text:p/>
        </draw:connector>
        <draw:connector draw:style-name="gr4" draw:text-style-name="P2" draw:layer="layout" draw:line-skew="4.8cm" svg:x1="13.399cm" svg:y1="13.327cm" svg:x2="3.651cm" svg:y2="16.323cm" draw:start-shape="id64" draw:start-glue-point="0" draw:end-shape="id65" draw:end-glue-point="0" svg:d="M13399 13327h1v2996h-9749" svg:viewBox="0 0 9750 2997">
          <text:p/>
        </draw:connector>
        <draw:connector draw:style-name="gr4" draw:text-style-name="P2" xml:id="id66" draw:id="id66" draw:layer="layout" draw:line-skew="6.168cm" svg:x1="23.149cm" svg:y1="11.655cm" svg:x2="3.669cm" svg:y2="24.518cm" draw:start-shape="id54" draw:start-glue-point="2" svg:d="M23149 11655v12862h-19480v1" svg:viewBox="0 0 19481 12864">
          <text:p/>
        </draw:connector>
        <draw:connector draw:style-name="gr4" draw:text-style-name="P2" draw:layer="layout" draw:line-skew="-0.501cm" svg:x1="29.649cm" svg:y1="19.648cm" svg:x2="13.409cm" svg:y2="24.517cm" draw:start-shape="id48" draw:start-glue-point="2" draw:end-shape="id66" draw:end-glue-point="0" svg:d="M29649 19648v4870h-16240v-1" svg:viewBox="0 0 16241 4871">
          <text:p/>
        </draw:connector>
        <draw:connector draw:style-name="gr4" draw:text-style-name="P2" draw:layer="layout" svg:x1="16.649cm" svg:y1="23.655cm" svg:x2="16.651cm" svg:y2="24.518cm" draw:start-shape="id58" draw:start-glue-point="2" svg:d="M16649 23655v694h2v169" svg:viewBox="0 0 3 864">
          <text:p/>
        </draw:connector>
        <draw:connector draw:style-name="gr4" draw:text-style-name="P2" draw:layer="layout" draw:line-skew="-0.501cm" svg:x1="36.149cm" svg:y1="19.648cm" svg:x2="13.409cm" svg:y2="24.517cm" draw:start-shape="id55" draw:start-glue-point="2" draw:end-shape="id66" draw:end-glue-point="0" svg:d="M36149 19648v4870h-22740v-1" svg:viewBox="0 0 22741 4871">
          <text:p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>
        <draw:frame draw:style-name="gr35" draw:text-style-name="P8" xml:id="id67" draw:id="id67" draw:layer="layout" svg:width="5.281cm" svg:height="2.649cm" svg:x="7.499cm" svg:y="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19" draw:text-style-name="P9" draw:layer="layout" svg:width="3.828cm" svg:height="0.92cm" svg:x="10.151cm" svg:y="7.779cm">
          <draw:text-box>
            <text:p><text:span text:style-name="T17">REPROJECT...</text:span></text:p>
          </draw:text-box>
        </draw:frame>
        <draw:frame draw:style-name="gr36" draw:text-style-name="P8" xml:id="id68" draw:id="id68" draw:layer="layout" svg:width="5.281cm" svg:height="2.656cm" svg:x="7.499cm" svg:y="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37" draw:text-style-name="P8" xml:id="id71" draw:id="id71" draw:layer="layout" svg:width="5.3cm" svg:height="2.649cm" svg:x="1.001cm" svg:y="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38" draw:text-style-name="P8" xml:id="id72" draw:id="id72" draw:layer="layout" svg:width="5.3cm" svg:height="2.656cm" svg:x="1.001cm" svg:y="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38" draw:text-style-name="P8" xml:id="id73" draw:id="id73" draw:layer="layout" svg:width="5.3cm" svg:height="2.649cm" svg:x="1.001cm" svg:y="12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1.637cm" svg:y="11.737cm">
          <draw:text-box>
            <text:p><text:span text:style-name="T17">DIVIDE by 10...</text:span></text:p>
          </draw:text-box>
        </draw:frame>
        <draw:frame draw:style-name="gr37" draw:text-style-name="P8" xml:id="id75" draw:id="id75" draw:layer="layout" svg:width="5.3cm" svg:height="2.649cm" svg:x="26.999cm" svg:y="4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33</text:span></text:p>
          </draw:text-box>
        </draw:frame>
        <draw:frame draw:style-name="gr38" draw:text-style-name="P8" xml:id="id76" draw:id="id76" draw:layer="layout" svg:width="5.3cm" svg:height="2.656cm" svg:x="26.999cm" svg:y="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39" draw:text-style-name="P8" xml:id="id78" draw:id="id78" draw:layer="layout" svg:width="5.3cm" svg:height="2.649cm" svg:x="33.499cm" svg:y="1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39" draw:text-style-name="P8" xml:id="id79" draw:id="id79" draw:layer="layout" svg:width="5.3cm" svg:height="2.649cm" svg:x="33.499cm" svg:y="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5" draw:text-style-name="P9" draw:layer="layout" svg:width="4.785cm" svg:height="1.789cm" svg:x="33.918cm" svg:y="3.707cm">
          <draw:text-box>
            <text:p><text:span text:style-name="T17">MEAN by LEVEL...</text:span></text:p>
          </draw:text-box>
        </draw:frame>
        <draw:frame draw:style-name="gr38" draw:text-style-name="P8" xml:id="id80" draw:id="id80" draw:layer="layout" svg:width="5.3cm" svg:height="2.656cm" svg:x="33.499cm" svg:y="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38" draw:text-style-name="P8" xml:id="id81" draw:id="id81" draw:layer="layout" svg:width="5.3cm" svg:height="2.649cm" svg:x="33.499cm" svg:y="12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82" draw:id="id82" draw:layer="layout" svg:width="5.3cm" svg:height="2.649cm" svg:x="20.499cm" svg:y="4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40" draw:text-style-name="P8" xml:id="id83" draw:id="id83" draw:layer="layout" svg:width="5.3cm" svg:height="2.656cm" svg:x="20.499cm" svg:y="8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69" draw:id="id69" draw:layer="layout" svg:width="5.281cm" svg:height="2.649cm" svg:x="7.499cm" svg:y="12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70" draw:id="id70" draw:layer="layout" svg:width="5.281cm" svg:height="2.649cm" svg:x="7.499cm" svg:y="1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74" draw:id="id74" draw:layer="layout" svg:width="5.3cm" svg:height="2.649cm" svg:x="1.001cm" svg:y="1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77" draw:id="id77" draw:layer="layout" svg:width="5.3cm" svg:height="2.649cm" svg:x="26.999cm" svg:y="1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10.151cm" svg:y="11.5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10.139cm" svg:y="15.594cm">
          <draw:text-box>
            <text:p><text:span text:style-name="T17">GWR...</text:span></text:p>
          </draw:text-box>
        </draw:frame>
        <draw:connector draw:style-name="gr2" draw:text-style-name="P2" draw:layer="layout" svg:x1="10.139cm" svg:y1="7.648cm" svg:x2="10.139cm" svg:y2="8.999cm" draw:start-shape="id67" draw:start-glue-point="2" draw:end-shape="id68" draw:end-glue-point="0" svg:d="M10139 7648v1351" svg:viewBox="0 0 1 1352">
          <text:p/>
        </draw:connector>
        <draw:connector draw:style-name="gr2" draw:text-style-name="P2" xml:id="id89" draw:id="id89" draw:layer="layout" svg:x1="10.139cm" svg:y1="11.655cm" svg:x2="10.139cm" svg:y2="12.999cm" draw:start-shape="id68" draw:start-glue-point="2" draw:end-shape="id69" draw:end-glue-point="0" svg:d="M10139 11655v1344" svg:viewBox="0 0 1 1345">
          <text:p/>
        </draw:connector>
        <draw:connector draw:style-name="gr2" draw:text-style-name="P2" draw:layer="layout" svg:x1="10.139cm" svg:y1="15.648cm" svg:x2="10.139cm" svg:y2="16.999cm" draw:start-shape="id69" draw:start-glue-point="2" draw:end-shape="id70" draw:end-glue-point="0" svg:d="M10139 15648v1351" svg:viewBox="0 0 1 1352">
          <text:p/>
        </draw:connector>
        <draw:connector draw:style-name="gr2" draw:text-style-name="P2" draw:layer="layout" svg:x1="3.651cm" svg:y1="7.648cm" svg:x2="3.651cm" svg:y2="8.999cm" draw:start-shape="id71" draw:start-glue-point="2" draw:end-shape="id72" draw:end-glue-point="0" svg:d="M3651 7648v1351" svg:viewBox="0 0 1 1352">
          <text:p/>
        </draw:connector>
        <draw:connector draw:style-name="gr2" draw:text-style-name="P2" draw:layer="layout" svg:x1="3.651cm" svg:y1="11.655cm" svg:x2="3.651cm" svg:y2="12.999cm" draw:start-shape="id72" draw:start-glue-point="2" draw:end-shape="id73" draw:end-glue-point="0" svg:d="M3651 11655v1344" svg:viewBox="0 0 1 1345">
          <text:p/>
        </draw:connector>
        <draw:connector draw:style-name="gr2" draw:text-style-name="P2" xml:id="id95" draw:id="id95" draw:layer="layout" svg:x1="3.651cm" svg:y1="15.648cm" svg:x2="3.651cm" svg:y2="16.999cm" draw:start-shape="id73" draw:start-glue-point="2" draw:end-shape="id74" draw:end-glue-point="0" svg:d="M3651 15648v1351" svg:viewBox="0 0 1 1352">
          <text:p/>
        </draw:connector>
        <draw:frame draw:style-name="gr19" draw:text-style-name="P9" draw:layer="layout" svg:width="3.828cm" svg:height="0.92cm" svg:x="3.63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1.699cm" svg:y="15.599cm">
          <draw:text-box>
            <text:p><text:span text:style-name="T17">CLIP &amp; REPROJECT...</text:span></text:p>
          </draw:text-box>
        </draw:frame>
        <draw:connector draw:style-name="gr2" draw:text-style-name="P2" draw:layer="layout" svg:x1="29.649cm" svg:y1="7.648cm" svg:x2="29.649cm" svg:y2="8.999cm" draw:start-shape="id75" draw:start-glue-point="2" draw:end-shape="id76" draw:end-glue-point="0" svg:d="M29649 7648v1351" svg:viewBox="0 0 1 1352">
          <text:p/>
        </draw:connector>
        <draw:connector draw:style-name="gr2" draw:text-style-name="P2" draw:layer="layout" svg:x1="29.649cm" svg:y1="11.655cm" svg:x2="29.649cm" svg:y2="16.999cm" draw:start-shape="id76" draw:start-glue-point="2" draw:end-shape="id77" svg:d="M29649 11655v5344" svg:viewBox="0 0 1 5345">
          <text:p/>
        </draw:connector>
        <draw:frame draw:style-name="gr19" draw:text-style-name="P9" draw:layer="layout" svg:width="3.828cm" svg:height="0.92cm" svg:x="29.65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27.637cm" svg:y="15.521cm">
          <draw:text-box>
            <text:p><text:span text:style-name="T17">CLIP &amp; REPROJECT...</text:span></text:p>
          </draw:text-box>
        </draw:frame>
        <draw:connector draw:style-name="gr2" draw:text-style-name="P2" draw:layer="layout" svg:x1="36.149cm" svg:y1="3.649cm" svg:x2="36.149cm" svg:y2="4.999cm" draw:start-shape="id78" draw:start-glue-point="2" draw:end-shape="id79" draw:end-glue-point="0" svg:d="M36149 3649v1350" svg:viewBox="0 0 1 1351">
          <text:p/>
        </draw:connector>
        <draw:connector draw:style-name="gr2" draw:text-style-name="P2" draw:layer="layout" svg:x1="36.149cm" svg:y1="7.648cm" svg:x2="36.149cm" svg:y2="8.999cm" draw:start-shape="id79" draw:start-glue-point="2" draw:end-shape="id80" draw:end-glue-point="0" svg:d="M36149 7648v1351" svg:viewBox="0 0 1 1352">
          <text:p/>
        </draw:connector>
        <draw:connector draw:style-name="gr2" draw:text-style-name="P2" draw:layer="layout" svg:x1="36.149cm" svg:y1="11.655cm" svg:x2="36.149cm" svg:y2="12.999cm" draw:start-shape="id80" draw:start-glue-point="2" draw:end-shape="id81" draw:end-glue-point="0" svg:d="M36149 11655v1344" svg:viewBox="0 0 1 1345">
          <text:p/>
        </draw:connector>
        <draw:frame draw:style-name="gr30" draw:text-style-name="P9" draw:layer="layout" svg:width="3.828cm" svg:height="0.916cm" svg:x="36.151cm" svg:y="7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36.151cm" svg:y="11.738cm">
          <draw:text-box>
            <text:p><text:span text:style-name="T17">REGRESSION...</text:span></text:p>
          </draw:text-box>
        </draw:frame>
        <draw:connector draw:style-name="gr2" draw:text-style-name="P2" draw:layer="layout" svg:x1="23.149cm" svg:y1="7.648cm" svg:x2="23.149cm" svg:y2="8.999cm" draw:start-shape="id82" draw:start-glue-point="2" draw:end-shape="id83" draw:end-glue-point="0" svg:d="M23149 7648v1351" svg:viewBox="0 0 1 1352">
          <text:p/>
        </draw:connector>
        <draw:frame draw:style-name="gr19" draw:text-style-name="P9" draw:layer="layout" svg:width="3.828cm" svg:height="0.92cm" svg:x="23.151cm" svg:y="7.779cm">
          <draw:text-box>
            <text:p><text:span text:style-name="T17">REPROJECT...</text:span></text:p>
          </draw:text-box>
        </draw:frame>
        <draw:frame draw:style-name="gr21" draw:text-style-name="P8" xml:id="id84" draw:id="id84" draw:layer="layout" svg:width="5.3cm" svg:height="2.649cm" svg:x="33.499cm" svg:y="1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xml:id="id90" draw:id="id90" draw:layer="layout" svg:x1="36.149cm" svg:y1="15.648cm" svg:x2="36.149cm" svg:y2="16.999cm" draw:start-shape="id81" draw:start-glue-point="2" draw:end-shape="id84" draw:end-glue-point="0" svg:d="M36149 15648v1351" svg:viewBox="0 0 1 1352">
          <text:p/>
        </draw:connector>
        <draw:frame draw:style-name="gr32" draw:text-style-name="P9" draw:layer="layout" svg:width="5.523cm" svg:height="0.978cm" svg:x="34.137cm" svg:y="15.521cm">
          <draw:text-box>
            <text:p><text:span text:style-name="T17">CLIP &amp; REPROJECT...</text:span></text:p>
          </draw:text-box>
        </draw:frame>
        <draw:frame draw:style-name="gr27" draw:text-style-name="P8" xml:id="id85" draw:id="id85" draw:layer="layout" svg:width="5.3cm" svg:height="2.656cm" svg:x="13.9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499cm" svg:y1="10.327cm" svg:x2="16.649cm" svg:y2="12.999cm" draw:start-shape="id83" draw:start-glue-point="3" draw:end-shape="id85" draw:end-glue-point="0" svg:d="M20499 10327h-3850v2672" svg:viewBox="0 0 3851 2673">
          <text:p/>
        </draw:connector>
        <draw:frame draw:style-name="gr27" draw:text-style-name="P8" xml:id="id86" draw:id="id86" draw:layer="layout" svg:width="5.3cm" svg:height="2.656cm" svg:x="13.9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91" draw:id="id91" draw:layer="layout" svg:x1="16.649cm" svg:y1="15.655cm" svg:x2="16.649cm" svg:y2="16.999cm" draw:start-shape="id85" draw:start-glue-point="2" draw:end-shape="id86" draw:end-glue-point="0" svg:d="M16649 15655v1344" svg:viewBox="0 0 1 1345">
          <text:p/>
        </draw:connector>
        <draw:frame draw:style-name="gr27" draw:text-style-name="P8" xml:id="id87" draw:id="id87" draw:layer="layout" svg:width="5.3cm" svg:height="2.656cm" svg:x="13.9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88" draw:id="id88" draw:layer="layout" svg:x1="16.649cm" svg:y1="19.655cm" svg:x2="16.649cm" svg:y2="20.999cm" draw:start-shape="id86" draw:start-glue-point="2" draw:end-shape="id87" draw:end-glue-point="0" svg:d="M16649 19655v1344" svg:viewBox="0 0 1 1345">
          <text:p/>
        </draw:connector>
        <draw:connector draw:style-name="gr4" draw:text-style-name="P2" draw:layer="layout" draw:line-skew="-1.103cm" svg:x1="12.78cm" svg:y1="18.323cm" svg:x2="16.649cm" svg:y2="20.327cm" draw:start-shape="id70" draw:start-glue-point="1" draw:end-shape="id88" draw:end-glue-point="0" svg:d="M12780 18323h769v2004h3100" svg:viewBox="0 0 3870 2005">
          <text:p/>
        </draw:connector>
        <draw:connector draw:style-name="gr4" draw:text-style-name="P2" draw:layer="layout" draw:line-skew="-1.983cm" svg:x1="20.499cm" svg:y1="10.327cm" svg:x2="10.139cm" svg:y2="12.327cm" draw:start-shape="id83" draw:start-glue-point="3" draw:end-shape="id89" draw:end-glue-point="0" svg:d="M20499 10327h-7100v2000h-3260" svg:viewBox="0 0 10361 2001">
          <text:p/>
        </draw:connector>
        <draw:connector draw:style-name="gr4" draw:text-style-name="P2" draw:layer="layout" draw:line-skew="-4.513cm" svg:x1="25.799cm" svg:y1="10.327cm" svg:x2="36.149cm" svg:y2="16.323cm" draw:start-shape="id83" draw:start-glue-point="1" draw:end-shape="id90" draw:end-glue-point="0" svg:d="M25799 10327h600v5996h9750" svg:viewBox="0 0 10351 5997">
          <text:p/>
        </draw:connector>
        <draw:connector draw:style-name="gr4" draw:text-style-name="P2" xml:id="id94" draw:id="id94" draw:layer="layout" draw:line-skew="-5.238cm" svg:x1="20.499cm" svg:y1="10.327cm" svg:x2="16.649cm" svg:y2="16.327cm" draw:start-shape="id83" draw:start-glue-point="3" draw:end-shape="id91" draw:end-glue-point="0" svg:d="M20499 10327h-7100v6000h3250" svg:viewBox="0 0 7101 6001">
          <text:p/>
        </draw:connector>
        <draw:frame draw:style-name="gr41" draw:text-style-name="P8" xml:id="id93" draw:id="id93" draw:layer="layout" svg:width="5.3cm" svg:height="2.649cm" svg:x="1.001cm" svg:y="26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3.649cm" svg:y1="24.699cm" svg:x2="3.651cm" svg:y2="26cm" draw:start-shape="id92" draw:start-glue-point="6" draw:end-shape="id93" svg:d="M3649 24699v625h2v676" svg:viewBox="0 0 3 1302">
          <text:p/>
        </draw:connector>
        <draw:connector draw:style-name="gr4" draw:text-style-name="P2" draw:layer="layout" draw:line-skew="4.8cm" svg:x1="13.399cm" svg:y1="13.327cm" svg:x2="3.651cm" svg:y2="16.323cm" draw:start-shape="id94" draw:start-glue-point="0" draw:end-shape="id95" draw:end-glue-point="0" svg:d="M13399 13327h1v2996h-9749" svg:viewBox="0 0 9750 2997">
          <text:p/>
        </draw:connector>
        <draw:connector draw:style-name="gr4" draw:text-style-name="P2" draw:layer="layout" svg:x1="23.149cm" svg:y1="11.655cm" svg:x2="23.15cm" svg:y2="24.3cm" draw:start-shape="id83" draw:start-glue-point="2" draw:end-shape="id96" draw:end-glue-point="4" svg:d="M23149 11655v6335h1v6310" svg:viewBox="0 0 2 12646">
          <text:p/>
        </draw:connector>
        <draw:connector draw:style-name="gr4" draw:text-style-name="P2" draw:layer="layout" svg:x1="29.649cm" svg:y1="19.648cm" svg:x2="29.651cm" svg:y2="24.301cm" draw:start-shape="id77" draw:start-glue-point="2" draw:end-shape="id97" draw:end-glue-point="4" svg:d="M29649 19648v2339h2v2314" svg:viewBox="0 0 3 4654">
          <text:p/>
        </draw:connector>
        <draw:connector draw:style-name="gr4" draw:text-style-name="P2" draw:layer="layout" svg:x1="16.649cm" svg:y1="23.655cm" svg:x2="16.651cm" svg:y2="24.301cm" draw:start-shape="id87" draw:start-glue-point="2" draw:end-shape="id98" draw:end-glue-point="4" svg:d="M16649 23655v335h2v311" svg:viewBox="0 0 3 647">
          <text:p/>
        </draw:connector>
        <draw:connector draw:style-name="gr4" draw:text-style-name="P2" draw:layer="layout" svg:x1="36.149cm" svg:y1="19.648cm" svg:x2="36.152cm" svg:y2="24.302cm" draw:start-shape="id84" draw:start-glue-point="2" draw:end-shape="id99" draw:end-glue-point="4" svg:d="M36149 19648v2339h3v2315" svg:viewBox="0 0 4 4655">
          <text:p/>
        </draw:connector>
        <draw:custom-shape draw:style-name="gr42" draw:text-style-name="P2" xml:id="id92" draw:id="id92" draw:layer="layout" svg:width="0.4cm" svg:height="0.4cm" svg:x="3.449cm" svg:y="24.2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3.651cm" svg:y1="19.648cm" svg:x2="3.649cm" svg:y2="24.299cm" draw:start-shape="id74" draw:start-glue-point="2" draw:end-shape="id92" draw:end-glue-point="4" svg:d="M3651 19648v2338h-2v2313" svg:viewBox="0 0 3 4652">
          <text:p/>
        </draw:connector>
        <draw:custom-shape draw:style-name="gr15" draw:text-style-name="P2" xml:id="id96" draw:id="id96" draw:layer="layout" svg:width="0.4cm" svg:height="0.4cm" svg:x="22.95cm" svg:y="2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98" draw:id="id98" draw:layer="layout" svg:width="0.4cm" svg:height="0.4cm" svg:x="16.451cm" svg:y="24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2.95cm" svg:y1="24.5cm" svg:x2="16.851cm" svg:y2="24.501cm" draw:start-shape="id96" draw:start-glue-point="5" draw:end-shape="id98" draw:end-glue-point="7" svg:d="M22950 24500h-3049v1h-3050" svg:viewBox="0 0 6100 2">
          <text:p/>
        </draw:connector>
        <draw:custom-shape draw:style-name="gr42" draw:text-style-name="P2" xml:id="id97" draw:id="id97" draw:layer="layout" svg:width="0.4cm" svg:height="0.4cm" svg:x="29.451cm" svg:y="24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99" draw:id="id99" draw:layer="layout" svg:width="0.4cm" svg:height="0.4cm" svg:x="35.952cm" svg:y="24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35.952cm" svg:y1="24.502cm" svg:x2="29.851cm" svg:y2="24.501cm" draw:start-shape="id99" draw:start-glue-point="5" draw:end-shape="id97" draw:end-glue-point="7" svg:d="M35952 24502h-3050v-1h-3051" svg:viewBox="0 0 6102 2">
          <text:p/>
        </draw:connector>
        <draw:connector draw:style-name="gr4" draw:text-style-name="P2" draw:layer="layout" svg:x1="29.451cm" svg:y1="24.501cm" svg:x2="23.35cm" svg:y2="24.5cm" draw:start-shape="id97" draw:start-glue-point="5" draw:end-shape="id96" draw:end-glue-point="7" svg:d="M29451 24501h-3050v-1h-3051" svg:viewBox="0 0 6102 2">
          <text:p/>
        </draw:connector>
        <draw:connector draw:style-name="gr4" draw:text-style-name="P2" draw:layer="layout" svg:x1="16.451cm" svg:y1="24.501cm" svg:x2="3.849cm" svg:y2="24.499cm" draw:start-shape="id98" draw:start-glue-point="5" draw:end-shape="id92" draw:end-glue-point="7" svg:d="M16451 24501h-6300v-2h-6302" svg:viewBox="0 0 12603 3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draw:frame draw:style-name="gr18" draw:text-style-name="P8" xml:id="id100" draw:id="id100" draw:layer="layout" svg:width="5.1cm" svg:height="2.651cm" svg:x="6.999cm" svg:y="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19" draw:text-style-name="P9" draw:layer="layout" svg:width="3.828cm" svg:height="0.92cm" svg:x="9.651cm" svg:y="7.779cm">
          <draw:text-box>
            <text:p><text:span text:style-name="T17">REPROJECT...</text:span></text:p>
          </draw:text-box>
        </draw:frame>
        <draw:frame draw:style-name="gr20" draw:text-style-name="P8" xml:id="id101" draw:id="id101" draw:layer="layout" svg:width="5.1cm" svg:height="2.651cm" svg:x="6.999cm" svg:y="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21" draw:text-style-name="P8" xml:id="id104" draw:id="id104" draw:layer="layout" svg:width="5.1cm" svg:height="2.651cm" svg:x="1.001cm" svg:y="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33</text:span></text:p>
          </draw:text-box>
        </draw:frame>
        <draw:frame draw:style-name="gr22" draw:text-style-name="P8" xml:id="id105" draw:id="id105" draw:layer="layout" svg:width="5.1cm" svg:height="2.651cm" svg:x="1.001cm" svg:y="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22" draw:text-style-name="P8" xml:id="id106" draw:id="id106" draw:layer="layout" svg:width="5.1cm" svg:height="2.651cm" svg:x="1.001cm" svg:y="12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1.637cm" svg:y="11.737cm">
          <draw:text-box>
            <text:p><text:span text:style-name="T17">DIVIDE by 10...</text:span></text:p>
          </draw:text-box>
        </draw:frame>
        <draw:frame draw:style-name="gr21" draw:text-style-name="P8" xml:id="id108" draw:id="id108" draw:layer="layout" svg:width="5.1cm" svg:height="2.649cm" svg:x="24.999cm" svg:y="4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33</text:span></text:p>
          </draw:text-box>
        </draw:frame>
        <draw:frame draw:style-name="gr22" draw:text-style-name="P8" xml:id="id109" draw:id="id109" draw:layer="layout" svg:width="5.1cm" svg:height="2.651cm" svg:x="24.999cm" svg:y="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24" draw:text-style-name="P8" xml:id="id111" draw:id="id111" draw:layer="layout" svg:width="5.1cm" svg:height="2.649cm" svg:x="30.999cm" svg:y="1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4" draw:text-style-name="P8" xml:id="id112" draw:id="id112" draw:layer="layout" svg:width="5.1cm" svg:height="2.649cm" svg:x="30.999cm" svg:y="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5" draw:text-style-name="P9" draw:layer="layout" svg:width="4.785cm" svg:height="1.789cm" svg:x="31.518cm" svg:y="3.707cm">
          <draw:text-box>
            <text:p><text:span text:style-name="T17">MEAN by LEVEL...</text:span></text:p>
          </draw:text-box>
        </draw:frame>
        <draw:frame draw:style-name="gr22" draw:text-style-name="P8" xml:id="id113" draw:id="id113" draw:layer="layout" svg:width="5.1cm" svg:height="2.651cm" svg:x="30.999cm" svg:y="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22" draw:text-style-name="P8" xml:id="id114" draw:id="id114" draw:layer="layout" svg:width="5.1cm" svg:height="2.649cm" svg:x="30.999cm" svg:y="12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115" draw:id="id115" draw:layer="layout" svg:width="5.1cm" svg:height="2.649cm" svg:x="15.999cm" svg:y="1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16" draw:id="id116" draw:layer="layout" svg:width="5.1cm" svg:height="2.651cm" svg:x="15.999cm" svg:y="4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102" draw:id="id102" draw:layer="layout" svg:width="5.1cm" svg:height="2.649cm" svg:x="6.999cm" svg:y="12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103" draw:id="id103" draw:layer="layout" svg:width="5.1cm" svg:height="2.649cm" svg:x="6.999cm" svg:y="1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07" draw:id="id107" draw:layer="layout" svg:width="5.1cm" svg:height="2.651cm" svg:x="1.001cm" svg:y="1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10" draw:id="id110" draw:layer="layout" svg:width="5.1cm" svg:height="2.649cm" svg:x="24.999cm" svg:y="1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9.651cm" svg:y="11.5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9.639cm" svg:y="15.594cm">
          <draw:text-box>
            <text:p><text:span text:style-name="T17">GWR...</text:span></text:p>
          </draw:text-box>
        </draw:frame>
        <draw:connector draw:style-name="gr2" draw:text-style-name="P2" draw:layer="layout" svg:x1="9.549cm" svg:y1="7.65cm" svg:x2="9.549cm" svg:y2="8.999cm" draw:start-shape="id100" draw:start-glue-point="2" draw:end-shape="id101" draw:end-glue-point="0" svg:d="M9549 7650v1349" svg:viewBox="0 0 1 1350">
          <text:p/>
        </draw:connector>
        <draw:connector draw:style-name="gr2" draw:text-style-name="P2" xml:id="id122" draw:id="id122" draw:layer="layout" svg:x1="9.549cm" svg:y1="11.65cm" svg:x2="9.549cm" svg:y2="12.999cm" draw:start-shape="id101" draw:start-glue-point="2" draw:end-shape="id102" draw:end-glue-point="0" svg:d="M9549 11650v1349" svg:viewBox="0 0 1 1350">
          <text:p/>
        </draw:connector>
        <draw:connector draw:style-name="gr2" draw:text-style-name="P2" draw:layer="layout" svg:x1="9.549cm" svg:y1="15.648cm" svg:x2="9.549cm" svg:y2="16.999cm" draw:start-shape="id102" draw:start-glue-point="2" draw:end-shape="id103" draw:end-glue-point="0" svg:d="M9549 15648v1351" svg:viewBox="0 0 1 1352">
          <text:p/>
        </draw:connector>
        <draw:connector draw:style-name="gr2" draw:text-style-name="P2" draw:layer="layout" svg:x1="3.551cm" svg:y1="7.65cm" svg:x2="3.551cm" svg:y2="8.999cm" draw:start-shape="id104" draw:start-glue-point="2" draw:end-shape="id105" draw:end-glue-point="0" svg:d="M3551 7650v1349" svg:viewBox="0 0 1 1350">
          <text:p/>
        </draw:connector>
        <draw:connector draw:style-name="gr2" draw:text-style-name="P2" draw:layer="layout" svg:x1="3.551cm" svg:y1="11.65cm" svg:x2="3.551cm" svg:y2="12.999cm" draw:start-shape="id105" draw:start-glue-point="2" draw:end-shape="id106" draw:end-glue-point="0" svg:d="M3551 11650v1349" svg:viewBox="0 0 1 1350">
          <text:p/>
        </draw:connector>
        <draw:connector draw:style-name="gr2" draw:text-style-name="P2" xml:id="id127" draw:id="id127" draw:layer="layout" svg:x1="3.551cm" svg:y1="15.65cm" svg:x2="3.551cm" svg:y2="16.999cm" draw:start-shape="id106" draw:start-glue-point="2" draw:end-shape="id107" draw:end-glue-point="0" svg:d="M3551 15650v1349" svg:viewBox="0 0 1 1350">
          <text:p/>
        </draw:connector>
        <draw:frame draw:style-name="gr19" draw:text-style-name="P9" draw:layer="layout" svg:width="3.828cm" svg:height="0.92cm" svg:x="3.63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1.699cm" svg:y="15.599cm">
          <draw:text-box>
            <text:p><text:span text:style-name="T17">CLIP &amp; REPROJECT...</text:span></text:p>
          </draw:text-box>
        </draw:frame>
        <draw:connector draw:style-name="gr2" draw:text-style-name="P2" draw:layer="layout" svg:x1="27.549cm" svg:y1="7.648cm" svg:x2="27.549cm" svg:y2="8.999cm" draw:start-shape="id108" draw:start-glue-point="2" draw:end-shape="id109" draw:end-glue-point="0" svg:d="M27549 7648v1351" svg:viewBox="0 0 1 1352">
          <text:p/>
        </draw:connector>
        <draw:connector draw:style-name="gr2" draw:text-style-name="P2" draw:layer="layout" svg:x1="27.549cm" svg:y1="11.65cm" svg:x2="27.549cm" svg:y2="16.999cm" draw:start-shape="id109" draw:start-glue-point="2" draw:end-shape="id110" svg:d="M27549 11650v5349" svg:viewBox="0 0 1 5350">
          <text:p/>
        </draw:connector>
        <draw:frame draw:style-name="gr19" draw:text-style-name="P9" draw:layer="layout" svg:width="3.828cm" svg:height="0.92cm" svg:x="27.65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25.637cm" svg:y="15.521cm">
          <draw:text-box>
            <text:p><text:span text:style-name="T17">CLIP &amp; REPROJECT...</text:span></text:p>
          </draw:text-box>
        </draw:frame>
        <draw:connector draw:style-name="gr2" draw:text-style-name="P2" draw:layer="layout" svg:x1="33.549cm" svg:y1="3.649cm" svg:x2="33.549cm" svg:y2="4.999cm" draw:start-shape="id111" draw:start-glue-point="2" draw:end-shape="id112" draw:end-glue-point="0" svg:d="M33549 3649v1350" svg:viewBox="0 0 1 1351">
          <text:p/>
        </draw:connector>
        <draw:connector draw:style-name="gr2" draw:text-style-name="P2" draw:layer="layout" svg:x1="33.549cm" svg:y1="7.648cm" svg:x2="33.549cm" svg:y2="8.999cm" draw:start-shape="id112" draw:start-glue-point="2" draw:end-shape="id113" draw:end-glue-point="0" svg:d="M33549 7648v1351" svg:viewBox="0 0 1 1352">
          <text:p/>
        </draw:connector>
        <draw:connector draw:style-name="gr2" draw:text-style-name="P2" draw:layer="layout" svg:x1="33.549cm" svg:y1="11.65cm" svg:x2="33.549cm" svg:y2="12.999cm" draw:start-shape="id113" draw:start-glue-point="2" draw:end-shape="id114" draw:end-glue-point="0" svg:d="M33549 11650v1349" svg:viewBox="0 0 1 1350">
          <text:p/>
        </draw:connector>
        <draw:frame draw:style-name="gr30" draw:text-style-name="P9" draw:layer="layout" svg:width="3.828cm" svg:height="0.916cm" svg:x="33.751cm" svg:y="7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33.751cm" svg:y="11.738cm">
          <draw:text-box>
            <text:p><text:span text:style-name="T17">REGRESSION...</text:span></text:p>
          </draw:text-box>
        </draw:frame>
        <draw:connector draw:style-name="gr2" draw:text-style-name="P2" draw:layer="layout" svg:x1="18.549cm" svg:y1="3.649cm" svg:x2="18.549cm" svg:y2="4.999cm" draw:start-shape="id115" draw:start-glue-point="2" draw:end-shape="id116" draw:end-glue-point="0" svg:d="M18549 3649v1350" svg:viewBox="0 0 1 1351">
          <text:p/>
        </draw:connector>
        <draw:frame draw:style-name="gr19" draw:text-style-name="P9" draw:layer="layout" svg:width="3.828cm" svg:height="0.92cm" svg:x="18.651cm" svg:y="3.779cm">
          <draw:text-box>
            <text:p><text:span text:style-name="T17">REPROJECT...</text:span></text:p>
          </draw:text-box>
        </draw:frame>
        <draw:frame draw:style-name="gr21" draw:text-style-name="P8" xml:id="id117" draw:id="id117" draw:layer="layout" svg:width="5.1cm" svg:height="2.649cm" svg:x="30.999cm" svg:y="1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xml:id="id123" draw:id="id123" draw:layer="layout" svg:x1="33.549cm" svg:y1="15.648cm" svg:x2="33.549cm" svg:y2="16.999cm" draw:start-shape="id114" draw:start-glue-point="2" draw:end-shape="id117" draw:end-glue-point="0" svg:d="M33549 15648v1351" svg:viewBox="0 0 1 1352">
          <text:p/>
        </draw:connector>
        <draw:frame draw:style-name="gr32" draw:text-style-name="P9" draw:layer="layout" svg:width="5.523cm" svg:height="0.978cm" svg:x="31.737cm" svg:y="15.521cm">
          <draw:text-box>
            <text:p><text:span text:style-name="T17">CLIP &amp; REPROJECT...</text:span></text:p>
          </draw:text-box>
        </draw:frame>
        <draw:frame draw:style-name="gr27" draw:text-style-name="P8" xml:id="id118" draw:id="id118" draw:layer="layout" svg:width="5.1cm" svg:height="2.651cm" svg:x="12.9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5.999cm" svg:y1="6.324cm" svg:x2="15.549cm" svg:y2="12.999cm" draw:start-shape="id116" draw:start-glue-point="3" draw:end-shape="id118" draw:end-glue-point="0" svg:d="M15999 6324h-525v4001h75v2674" svg:viewBox="0 0 526 6676">
          <text:p/>
        </draw:connector>
        <draw:frame draw:style-name="gr27" draw:text-style-name="P8" xml:id="id119" draw:id="id119" draw:layer="layout" svg:width="5.1cm" svg:height="2.651cm" svg:x="12.9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124" draw:id="id124" draw:layer="layout" svg:x1="15.549cm" svg:y1="15.65cm" svg:x2="15.549cm" svg:y2="16.999cm" draw:start-shape="id118" draw:start-glue-point="2" draw:end-shape="id119" draw:end-glue-point="0" svg:d="M15549 15650v1349" svg:viewBox="0 0 1 1350">
          <text:p/>
        </draw:connector>
        <draw:frame draw:style-name="gr27" draw:text-style-name="P8" xml:id="id120" draw:id="id120" draw:layer="layout" svg:width="5.1cm" svg:height="2.651cm" svg:x="12.9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121" draw:id="id121" draw:layer="layout" svg:x1="15.549cm" svg:y1="19.65cm" svg:x2="15.549cm" svg:y2="20.999cm" draw:start-shape="id119" draw:start-glue-point="2" draw:end-shape="id120" draw:end-glue-point="0" svg:d="M15549 19650v1349" svg:viewBox="0 0 1 1350">
          <text:p/>
        </draw:connector>
        <draw:connector draw:style-name="gr4" draw:text-style-name="P2" draw:layer="layout" draw:line-skew="-1.103cm" svg:x1="12.099cm" svg:y1="18.323cm" svg:x2="15.549cm" svg:y2="20.324cm" draw:start-shape="id103" draw:start-glue-point="1" draw:end-shape="id121" draw:end-glue-point="0" svg:d="M12099 18323h560v2001h2890" svg:viewBox="0 0 3451 2002">
          <text:p/>
        </draw:connector>
        <draw:connector draw:style-name="gr4" draw:text-style-name="P2" draw:layer="layout" draw:line-skew="-1.983cm" svg:x1="15.999cm" svg:y1="6.324cm" svg:x2="9.549cm" svg:y2="12.324cm" draw:start-shape="id116" draw:start-glue-point="3" draw:end-shape="id122" draw:end-glue-point="0" svg:d="M15999 6324h-5145v6000h-1305" svg:viewBox="0 0 6451 6001">
          <text:p/>
        </draw:connector>
        <draw:connector draw:style-name="gr4" draw:text-style-name="P2" draw:layer="layout" draw:line-skew="-4.513cm" svg:x1="21.099cm" svg:y1="6.324cm" svg:x2="33.549cm" svg:y2="16.323cm" draw:start-shape="id116" draw:start-glue-point="1" draw:end-shape="id123" draw:end-glue-point="0" svg:d="M21099 6324h1650v9999h10800" svg:viewBox="0 0 12451 10000">
          <text:p/>
        </draw:connector>
        <draw:connector draw:style-name="gr4" draw:text-style-name="P2" xml:id="id126" draw:id="id126" draw:layer="layout" draw:line-skew="-5.238cm" svg:x1="15.999cm" svg:y1="6.324cm" svg:x2="15.549cm" svg:y2="16.324cm" draw:start-shape="id116" draw:start-glue-point="3" draw:end-shape="id124" draw:end-glue-point="0" svg:d="M15999 6324h-6338v10000h5888" svg:viewBox="0 0 6339 10001">
          <text:p/>
        </draw:connector>
        <draw:frame draw:style-name="gr34" draw:text-style-name="P8" xml:id="id125" draw:id="id125" draw:layer="layout" svg:width="5.1cm" svg:height="2.649cm" svg:x="1.001cm" svg:y="25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3.551cm" svg:y1="19.65cm" svg:x2="3.551cm" svg:y2="25cm" draw:start-shape="id107" draw:start-glue-point="2" draw:end-shape="id125" svg:d="M3551 19650v5350" svg:viewBox="0 0 1 5351">
          <text:p/>
        </draw:connector>
        <draw:connector draw:style-name="gr4" draw:text-style-name="P2" draw:layer="layout" draw:line-skew="4.8cm" svg:x1="9.661cm" svg:y1="11.324cm" svg:x2="3.551cm" svg:y2="16.324cm" draw:start-shape="id126" draw:start-glue-point="0" draw:end-shape="id127" draw:end-glue-point="0" svg:d="M9661 11324h1820v5000h-7930" svg:viewBox="0 0 7931 5001">
          <text:p/>
        </draw:connector>
        <draw:connector draw:style-name="gr4" draw:text-style-name="P2" xml:id="id128" draw:id="id128" draw:layer="layout" draw:line-skew="6.168cm" svg:x1="18.549cm" svg:y1="7.65cm" svg:x2="3.669cm" svg:y2="24.518cm" draw:start-shape="id116" draw:start-glue-point="2" svg:d="M18549 7650v14865h-14880v2003" svg:viewBox="0 0 14881 16869">
          <text:p/>
        </draw:connector>
        <draw:connector draw:style-name="gr4" draw:text-style-name="P2" draw:layer="layout" draw:line-skew="-0.501cm" svg:x1="27.549cm" svg:y1="19.648cm" svg:x2="11.109cm" svg:y2="22.515cm" draw:start-shape="id110" draw:start-glue-point="2" draw:end-shape="id128" draw:end-glue-point="0" svg:d="M27549 19648v4870h-16440v-2003" svg:viewBox="0 0 16441 4871">
          <text:p/>
        </draw:connector>
        <draw:connector draw:style-name="gr4" draw:text-style-name="P2" draw:layer="layout" svg:x1="15.549cm" svg:y1="23.65cm" svg:x2="15.651cm" svg:y2="24.518cm" draw:start-shape="id120" draw:start-glue-point="2" svg:d="M15549 23650v697h102v171" svg:viewBox="0 0 103 869">
          <text:p/>
        </draw:connector>
        <draw:connector draw:style-name="gr4" draw:text-style-name="P2" draw:layer="layout" draw:line-skew="-0.501cm" svg:x1="33.549cm" svg:y1="19.648cm" svg:x2="11.109cm" svg:y2="22.515cm" draw:start-shape="id117" draw:start-glue-point="2" draw:end-shape="id128" draw:end-glue-point="0" svg:d="M33549 19648v4870h-22440v-2003" svg:viewBox="0 0 22441 4871">
          <text:p/>
        </draw:connector>
        <draw:frame draw:style-name="gr27" draw:text-style-name="P8" xml:id="id129" draw:id="id129" draw:layer="layout" svg:width="5.1cm" svg:height="2.651cm" svg:x="18.9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30" draw:id="id130" draw:layer="layout" svg:width="5.1cm" svg:height="2.651cm" svg:x="18.9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1.549cm" svg:y1="15.65cm" svg:x2="21.549cm" svg:y2="16.999cm" draw:start-shape="id129" draw:start-glue-point="2" draw:end-shape="id130" draw:end-glue-point="0" svg:d="M21549 15650v1349" svg:viewBox="0 0 1 1350">
          <text:p/>
        </draw:connector>
        <draw:frame draw:style-name="gr27" draw:text-style-name="P8" xml:id="id131" draw:id="id131" draw:layer="layout" svg:width="5.1cm" svg:height="2.651cm" svg:x="18.9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1.549cm" svg:y1="19.65cm" svg:x2="21.549cm" svg:y2="20.999cm" draw:start-shape="id130" draw:start-glue-point="2" draw:end-shape="id131" draw:end-glue-point="0" svg:d="M21549 19650v1349" svg:viewBox="0 0 1 1350">
          <text:p/>
        </draw:connector>
        <draw:connector draw:style-name="gr4" draw:text-style-name="P2" draw:layer="layout" svg:x1="21.549cm" svg:y1="23.65cm" svg:x2="21.651cm" svg:y2="24.506cm" draw:start-shape="id131" draw:start-glue-point="2" svg:d="M21549 23650v691h102v165" svg:viewBox="0 0 103 857">
          <text:p/>
        </draw:connector>
        <draw:frame draw:style-name="gr27" draw:text-style-name="P8" draw:layer="layout" svg:width="5.1cm" svg:height="2.651cm" svg:x="18.999cm" svg:y="8.999cm">
          <draw:text-box>
            <text:p><text:span text:style-name="T16"/></text:p>
            <text:p><text:span text:style-name="T15">Type </text:span><text:span text:style-name="T16">: </text:span><text:span text:style-name="T18">DEM-Flat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draw:layer="layout" svg:width="5.1cm" svg:height="2.651cm" svg:x="15.999cm" svg:y="24.998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draw:frame draw:style-name="gr18" draw:text-style-name="P8" xml:id="id132" draw:id="id132" draw:layer="layout" svg:width="4.9cm" svg:height="2.651cm" svg:x="6.499cm" svg:y="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19" draw:text-style-name="P9" draw:layer="layout" svg:width="3.828cm" svg:height="0.92cm" svg:x="9.151cm" svg:y="7.779cm">
          <draw:text-box>
            <text:p><text:span text:style-name="T17">REPROJECT...</text:span></text:p>
          </draw:text-box>
        </draw:frame>
        <draw:frame draw:style-name="gr20" draw:text-style-name="P8" xml:id="id133" draw:id="id133" draw:layer="layout" svg:width="4.9cm" svg:height="2.651cm" svg:x="6.499cm" svg:y="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21" draw:text-style-name="P8" xml:id="id136" draw:id="id136" draw:layer="layout" svg:width="4.9cm" svg:height="2.651cm" svg:x="1.001cm" svg:y="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22" draw:text-style-name="P8" xml:id="id137" draw:id="id137" draw:layer="layout" svg:width="4.9cm" svg:height="2.651cm" svg:x="1.001cm" svg:y="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22" draw:text-style-name="P8" xml:id="id138" draw:id="id138" draw:layer="layout" svg:width="4.9cm" svg:height="2.651cm" svg:x="1.001cm" svg:y="12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1.637cm" svg:y="11.737cm">
          <draw:text-box>
            <text:p><text:span text:style-name="T17">DIVIDE by 10...</text:span></text:p>
          </draw:text-box>
        </draw:frame>
        <draw:frame draw:style-name="gr21" draw:text-style-name="P8" xml:id="id140" draw:id="id140" draw:layer="layout" svg:width="4.9cm" svg:height="2.649cm" svg:x="28.499cm" svg:y="4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</text:span></text:p>
          </draw:text-box>
        </draw:frame>
        <draw:frame draw:style-name="gr22" draw:text-style-name="P8" xml:id="id141" draw:id="id141" draw:layer="layout" svg:width="4.9cm" svg:height="2.651cm" svg:x="28.499cm" svg:y="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24" draw:text-style-name="P8" xml:id="id143" draw:id="id143" draw:layer="layout" svg:width="4.9cm" svg:height="2.649cm" svg:x="33.999cm" svg:y="1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4" draw:text-style-name="P8" xml:id="id144" draw:id="id144" draw:layer="layout" svg:width="4.9cm" svg:height="2.649cm" svg:x="33.999cm" svg:y="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5" draw:text-style-name="P9" draw:layer="layout" svg:width="4.785cm" svg:height="1.789cm" svg:x="34.518cm" svg:y="3.707cm">
          <draw:text-box>
            <text:p><text:span text:style-name="T17">MEAN by LEVEL...</text:span></text:p>
          </draw:text-box>
        </draw:frame>
        <draw:frame draw:style-name="gr22" draw:text-style-name="P8" xml:id="id145" draw:id="id145" draw:layer="layout" svg:width="4.9cm" svg:height="2.651cm" svg:x="33.999cm" svg:y="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22" draw:text-style-name="P8" xml:id="id146" draw:id="id146" draw:layer="layout" svg:width="4.9cm" svg:height="2.649cm" svg:x="33.999cm" svg:y="12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147" draw:id="id147" draw:layer="layout" svg:width="4.9cm" svg:height="2.649cm" svg:x="14.249cm" svg:y="1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48" draw:id="id148" draw:layer="layout" svg:width="4.9cm" svg:height="2.651cm" svg:x="14.249cm" svg:y="4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134" draw:id="id134" draw:layer="layout" svg:width="4.9cm" svg:height="2.649cm" svg:x="6.499cm" svg:y="12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135" draw:id="id135" draw:layer="layout" svg:width="4.9cm" svg:height="2.649cm" svg:x="6.499cm" svg:y="1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39" draw:id="id139" draw:layer="layout" svg:width="4.9cm" svg:height="2.651cm" svg:x="1.001cm" svg:y="1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42" draw:id="id142" draw:layer="layout" svg:width="4.9cm" svg:height="2.649cm" svg:x="28.499cm" svg:y="1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9.151cm" svg:y="11.5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9.139cm" svg:y="15.594cm">
          <draw:text-box>
            <text:p><text:span text:style-name="T17">GWR...</text:span></text:p>
          </draw:text-box>
        </draw:frame>
        <draw:connector draw:style-name="gr2" draw:text-style-name="P2" draw:layer="layout" svg:x1="8.949cm" svg:y1="7.65cm" svg:x2="8.949cm" svg:y2="8.999cm" draw:start-shape="id132" draw:start-glue-point="2" draw:end-shape="id133" draw:end-glue-point="0" svg:d="M8949 7650v1349" svg:viewBox="0 0 1 1350">
          <text:p/>
        </draw:connector>
        <draw:connector draw:style-name="gr2" draw:text-style-name="P2" xml:id="id154" draw:id="id154" draw:layer="layout" svg:x1="8.949cm" svg:y1="11.65cm" svg:x2="8.949cm" svg:y2="12.999cm" draw:start-shape="id133" draw:start-glue-point="2" draw:end-shape="id134" draw:end-glue-point="0" svg:d="M8949 11650v1349" svg:viewBox="0 0 1 1350">
          <text:p/>
        </draw:connector>
        <draw:connector draw:style-name="gr2" draw:text-style-name="P2" draw:layer="layout" svg:x1="8.949cm" svg:y1="15.648cm" svg:x2="8.949cm" svg:y2="16.999cm" draw:start-shape="id134" draw:start-glue-point="2" draw:end-shape="id135" draw:end-glue-point="0" svg:d="M8949 15648v1351" svg:viewBox="0 0 1 1352">
          <text:p/>
        </draw:connector>
        <draw:connector draw:style-name="gr2" draw:text-style-name="P2" draw:layer="layout" svg:x1="3.451cm" svg:y1="7.65cm" svg:x2="3.451cm" svg:y2="8.999cm" draw:start-shape="id136" draw:start-glue-point="2" draw:end-shape="id137" draw:end-glue-point="0" svg:d="M3451 7650v1349" svg:viewBox="0 0 1 1350">
          <text:p/>
        </draw:connector>
        <draw:connector draw:style-name="gr2" draw:text-style-name="P2" draw:layer="layout" svg:x1="3.451cm" svg:y1="11.65cm" svg:x2="3.451cm" svg:y2="12.999cm" draw:start-shape="id137" draw:start-glue-point="2" draw:end-shape="id138" draw:end-glue-point="0" svg:d="M3451 11650v1349" svg:viewBox="0 0 1 1350">
          <text:p/>
        </draw:connector>
        <draw:connector draw:style-name="gr2" draw:text-style-name="P2" xml:id="id159" draw:id="id159" draw:layer="layout" svg:x1="3.451cm" svg:y1="15.65cm" svg:x2="3.451cm" svg:y2="16.999cm" draw:start-shape="id138" draw:start-glue-point="2" draw:end-shape="id139" draw:end-glue-point="0" svg:d="M3451 15650v1349" svg:viewBox="0 0 1 1350">
          <text:p/>
        </draw:connector>
        <draw:frame draw:style-name="gr19" draw:text-style-name="P9" draw:layer="layout" svg:width="3.828cm" svg:height="0.92cm" svg:x="3.63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1.699cm" svg:y="15.599cm">
          <draw:text-box>
            <text:p><text:span text:style-name="T17">CLIP &amp; REPROJECT...</text:span></text:p>
          </draw:text-box>
        </draw:frame>
        <draw:connector draw:style-name="gr2" draw:text-style-name="P2" draw:layer="layout" svg:x1="30.949cm" svg:y1="7.648cm" svg:x2="30.949cm" svg:y2="8.999cm" draw:start-shape="id140" draw:start-glue-point="2" draw:end-shape="id141" draw:end-glue-point="0" svg:d="M30949 7648v1351" svg:viewBox="0 0 1 1352">
          <text:p/>
        </draw:connector>
        <draw:connector draw:style-name="gr2" draw:text-style-name="P2" draw:layer="layout" svg:x1="30.949cm" svg:y1="11.65cm" svg:x2="30.949cm" svg:y2="16.999cm" draw:start-shape="id141" draw:start-glue-point="2" draw:end-shape="id142" svg:d="M30949 11650v5349" svg:viewBox="0 0 1 5350">
          <text:p/>
        </draw:connector>
        <draw:frame draw:style-name="gr19" draw:text-style-name="P9" draw:layer="layout" svg:width="3.828cm" svg:height="0.92cm" svg:x="31.15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5.523cm" svg:height="0.978cm" svg:x="29.137cm" svg:y="15.521cm">
          <draw:text-box>
            <text:p><text:span text:style-name="T17">CLIP &amp; REPROJECT...</text:span></text:p>
          </draw:text-box>
        </draw:frame>
        <draw:connector draw:style-name="gr2" draw:text-style-name="P2" draw:layer="layout" svg:x1="36.449cm" svg:y1="3.649cm" svg:x2="36.449cm" svg:y2="4.999cm" draw:start-shape="id143" draw:start-glue-point="2" draw:end-shape="id144" draw:end-glue-point="0" svg:d="M36449 3649v1350" svg:viewBox="0 0 1 1351">
          <text:p/>
        </draw:connector>
        <draw:connector draw:style-name="gr2" draw:text-style-name="P2" draw:layer="layout" svg:x1="36.449cm" svg:y1="7.648cm" svg:x2="36.449cm" svg:y2="8.999cm" draw:start-shape="id144" draw:start-glue-point="2" draw:end-shape="id145" draw:end-glue-point="0" svg:d="M36449 7648v1351" svg:viewBox="0 0 1 1352">
          <text:p/>
        </draw:connector>
        <draw:connector draw:style-name="gr2" draw:text-style-name="P2" draw:layer="layout" svg:x1="36.449cm" svg:y1="11.65cm" svg:x2="36.449cm" svg:y2="12.999cm" draw:start-shape="id145" draw:start-glue-point="2" draw:end-shape="id146" draw:end-glue-point="0" svg:d="M36449 11650v1349" svg:viewBox="0 0 1 1350">
          <text:p/>
        </draw:connector>
        <draw:frame draw:style-name="gr30" draw:text-style-name="P9" draw:layer="layout" svg:width="3.828cm" svg:height="0.916cm" svg:x="36.751cm" svg:y="7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36.751cm" svg:y="11.738cm">
          <draw:text-box>
            <text:p><text:span text:style-name="T17">REGRESSION...</text:span></text:p>
          </draw:text-box>
        </draw:frame>
        <draw:connector draw:style-name="gr2" draw:text-style-name="P2" draw:layer="layout" svg:x1="16.699cm" svg:y1="3.649cm" svg:x2="16.699cm" svg:y2="4.999cm" draw:start-shape="id147" draw:start-glue-point="2" draw:end-shape="id148" draw:end-glue-point="0" svg:d="M16699 3649v1350" svg:viewBox="0 0 1 1351">
          <text:p/>
        </draw:connector>
        <draw:frame draw:style-name="gr19" draw:text-style-name="P9" draw:layer="layout" svg:width="3.828cm" svg:height="0.92cm" svg:x="16.901cm" svg:y="3.779cm">
          <draw:text-box>
            <text:p><text:span text:style-name="T17">REPROJECT...</text:span></text:p>
          </draw:text-box>
        </draw:frame>
        <draw:frame draw:style-name="gr21" draw:text-style-name="P8" xml:id="id149" draw:id="id149" draw:layer="layout" svg:width="4.9cm" svg:height="2.649cm" svg:x="33.999cm" svg:y="1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xml:id="id155" draw:id="id155" draw:layer="layout" svg:x1="36.449cm" svg:y1="15.648cm" svg:x2="36.449cm" svg:y2="16.999cm" draw:start-shape="id146" draw:start-glue-point="2" draw:end-shape="id149" draw:end-glue-point="0" svg:d="M36449 15648v1351" svg:viewBox="0 0 1 1352">
          <text:p/>
        </draw:connector>
        <draw:frame draw:style-name="gr32" draw:text-style-name="P9" draw:layer="layout" svg:width="5.523cm" svg:height="0.978cm" svg:x="34.737cm" svg:y="15.521cm">
          <draw:text-box>
            <text:p><text:span text:style-name="T17">CLIP &amp; REPROJECT...</text:span></text:p>
          </draw:text-box>
        </draw:frame>
        <draw:frame draw:style-name="gr27" draw:text-style-name="P8" xml:id="id150" draw:id="id150" draw:layer="layout" svg:width="4.9cm" svg:height="2.651cm" svg:x="11.9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4.249cm" svg:y1="6.324cm" svg:x2="14.449cm" svg:y2="12.999cm" draw:start-shape="id148" draw:start-glue-point="3" draw:end-shape="id150" draw:end-glue-point="0" svg:d="M14249 6324h-525v4001h725v2674" svg:viewBox="0 0 726 6676">
          <text:p/>
        </draw:connector>
        <draw:frame draw:style-name="gr27" draw:text-style-name="P8" xml:id="id151" draw:id="id151" draw:layer="layout" svg:width="4.9cm" svg:height="2.651cm" svg:x="11.9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156" draw:id="id156" draw:layer="layout" svg:x1="14.449cm" svg:y1="15.65cm" svg:x2="14.449cm" svg:y2="16.999cm" draw:start-shape="id150" draw:start-glue-point="2" draw:end-shape="id151" draw:end-glue-point="0" svg:d="M14449 15650v1349" svg:viewBox="0 0 1 1350">
          <text:p/>
        </draw:connector>
        <draw:frame draw:style-name="gr27" draw:text-style-name="P8" xml:id="id152" draw:id="id152" draw:layer="layout" svg:width="4.9cm" svg:height="2.651cm" svg:x="11.9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xml:id="id153" draw:id="id153" draw:layer="layout" svg:x1="14.449cm" svg:y1="19.65cm" svg:x2="14.449cm" svg:y2="20.999cm" draw:start-shape="id151" draw:start-glue-point="2" draw:end-shape="id152" draw:end-glue-point="0" svg:d="M14449 19650v1349" svg:viewBox="0 0 1 1350">
          <text:p/>
        </draw:connector>
        <draw:connector draw:style-name="gr4" draw:text-style-name="P2" draw:layer="layout" draw:line-skew="-1.103cm" svg:x1="11.399cm" svg:y1="18.323cm" svg:x2="14.449cm" svg:y2="20.324cm" draw:start-shape="id135" draw:start-glue-point="1" draw:end-shape="id153" draw:end-glue-point="0" svg:d="M11399 18323h360v2001h2690" svg:viewBox="0 0 3051 2002">
          <text:p/>
        </draw:connector>
        <draw:connector draw:style-name="gr4" draw:text-style-name="P2" draw:layer="layout" draw:line-skew="-1.983cm" svg:x1="14.249cm" svg:y1="6.324cm" svg:x2="8.949cm" svg:y2="12.324cm" draw:start-shape="id148" draw:start-glue-point="3" draw:end-shape="id154" draw:end-glue-point="0" svg:d="M14249 6324h-4570v6000h-730" svg:viewBox="0 0 5301 6001">
          <text:p/>
        </draw:connector>
        <draw:connector draw:style-name="gr4" draw:text-style-name="P2" draw:layer="layout" draw:line-skew="-4.513cm" svg:x1="19.149cm" svg:y1="6.324cm" svg:x2="36.449cm" svg:y2="16.323cm" draw:start-shape="id148" draw:start-glue-point="1" draw:end-shape="id155" draw:end-glue-point="0" svg:d="M19149 6324h4075v9999h13225" svg:viewBox="0 0 17301 10000">
          <text:p/>
        </draw:connector>
        <draw:connector draw:style-name="gr4" draw:text-style-name="P2" xml:id="id158" draw:id="id158" draw:layer="layout" draw:line-skew="-5.238cm" svg:x1="14.249cm" svg:y1="6.324cm" svg:x2="14.449cm" svg:y2="16.324cm" draw:start-shape="id148" draw:start-glue-point="3" draw:end-shape="id156" draw:end-glue-point="0" svg:d="M14249 6324h-5763v10000h5963" svg:viewBox="0 0 5964 10001">
          <text:p/>
        </draw:connector>
        <draw:frame draw:style-name="gr34" draw:text-style-name="P8" xml:id="id157" draw:id="id157" draw:layer="layout" svg:width="4.9cm" svg:height="2.649cm" svg:x="1.001cm" svg:y="25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3.451cm" svg:y1="19.65cm" svg:x2="3.451cm" svg:y2="25cm" draw:start-shape="id139" draw:start-glue-point="2" draw:end-shape="id157" svg:d="M3451 19650v5350" svg:viewBox="0 0 1 5351">
          <text:p/>
        </draw:connector>
        <draw:connector draw:style-name="gr4" draw:text-style-name="P2" draw:layer="layout" draw:line-skew="4.8cm" svg:x1="8.486cm" svg:y1="11.324cm" svg:x2="3.451cm" svg:y2="16.324cm" draw:start-shape="id158" draw:start-glue-point="0" draw:end-shape="id159" draw:end-glue-point="0" svg:d="M8486 11324h2357v5000h-7392" svg:viewBox="0 0 7393 5001">
          <text:p/>
        </draw:connector>
        <draw:connector draw:style-name="gr4" draw:text-style-name="P2" xml:id="id160" draw:id="id160" draw:layer="layout" draw:line-skew="6.168cm" svg:x1="16.699cm" svg:y1="7.65cm" svg:x2="3.669cm" svg:y2="24.518cm" draw:start-shape="id148" draw:start-glue-point="2" svg:d="M16699 7650v14865h-13030v2003" svg:viewBox="0 0 13031 16869">
          <text:p/>
        </draw:connector>
        <draw:connector draw:style-name="gr4" draw:text-style-name="P2" draw:layer="layout" draw:line-skew="-0.501cm" svg:x1="30.949cm" svg:y1="19.648cm" svg:x2="10.184cm" svg:y2="22.515cm" draw:start-shape="id142" draw:start-glue-point="2" draw:end-shape="id160" draw:end-glue-point="0" svg:d="M30949 19648v4870h-20765v-2003" svg:viewBox="0 0 20766 4871">
          <text:p/>
        </draw:connector>
        <draw:connector draw:style-name="gr4" draw:text-style-name="P2" draw:layer="layout" svg:x1="14.449cm" svg:y1="23.65cm" svg:x2="14.651cm" svg:y2="24.518cm" draw:start-shape="id152" draw:start-glue-point="2" svg:d="M14449 23650v697h202v171" svg:viewBox="0 0 203 869">
          <text:p/>
        </draw:connector>
        <draw:connector draw:style-name="gr4" draw:text-style-name="P2" draw:layer="layout" draw:line-skew="-0.501cm" svg:x1="36.449cm" svg:y1="19.648cm" svg:x2="10.184cm" svg:y2="22.515cm" draw:start-shape="id149" draw:start-glue-point="2" draw:end-shape="id160" draw:end-glue-point="0" svg:d="M36449 19648v4870h-26265v-2003" svg:viewBox="0 0 26266 4871">
          <text:p/>
        </draw:connector>
        <draw:frame draw:style-name="gr27" draw:text-style-name="P8" xml:id="id161" draw:id="id161" draw:layer="layout" svg:width="4.9cm" svg:height="2.651cm" svg:x="17.499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62" draw:id="id162" draw:layer="layout" svg:width="4.9cm" svg:height="2.651cm" svg:x="17.499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9.949cm" svg:y1="15.65cm" svg:x2="19.949cm" svg:y2="16.999cm" draw:start-shape="id161" draw:start-glue-point="2" draw:end-shape="id162" draw:end-glue-point="0" svg:d="M19949 15650v1349" svg:viewBox="0 0 1 1350">
          <text:p/>
        </draw:connector>
        <draw:frame draw:style-name="gr27" draw:text-style-name="P8" xml:id="id163" draw:id="id163" draw:layer="layout" svg:width="4.9cm" svg:height="2.651cm" svg:x="17.499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9.949cm" svg:y1="19.65cm" svg:x2="19.949cm" svg:y2="20.999cm" draw:start-shape="id162" draw:start-glue-point="2" draw:end-shape="id163" draw:end-glue-point="0" svg:d="M19949 19650v1349" svg:viewBox="0 0 1 1350">
          <text:p/>
        </draw:connector>
        <draw:connector draw:style-name="gr4" draw:text-style-name="P2" draw:layer="layout" svg:x1="19.949cm" svg:y1="23.65cm" svg:x2="21.651cm" svg:y2="24.506cm" draw:start-shape="id163" draw:start-glue-point="2" svg:d="M19949 23650v691h1702v165" svg:viewBox="0 0 1703 857">
          <text:p/>
        </draw:connector>
        <draw:frame draw:style-name="gr27" draw:text-style-name="P8" draw:layer="layout" svg:width="4.9cm" svg:height="2.651cm" svg:x="17.499cm" svg:y="8.999cm">
          <draw:text-box>
            <text:p><text:span text:style-name="T16"/></text:p>
            <text:p><text:span text:style-name="T15">Type </text:span><text:span text:style-name="T16">: </text:span><text:span text:style-name="T18">DEM-Flat = 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draw:layer="layout" svg:width="4.9cm" svg:height="2.651cm" svg:x="14.249cm" svg:y="24.998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draw:layer="layout" svg:width="4.9cm" svg:height="2.651cm" svg:x="22.999cm" svg:y="8.999cm">
          <draw:text-box>
            <text:p><text:span text:style-name="T16"/></text:p>
            <text:p><text:span text:style-name="T15">Type </text:span><text:span text:style-name="T16">: </text:span><text:span text:style-name="T18">LAI = 0.0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draw:frame draw:style-name="gr18" draw:text-style-name="P8" xml:id="id164" draw:id="id164" draw:layer="layout" svg:width="4.9cm" svg:height="2.651cm" svg:x="8cm" svg:y="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19" draw:text-style-name="P9" draw:layer="layout" svg:width="3.828cm" svg:height="0.92cm" svg:x="10.452cm" svg:y="7.779cm">
          <draw:text-box>
            <text:p><text:span text:style-name="T17">REPROJECT...</text:span></text:p>
          </draw:text-box>
        </draw:frame>
        <draw:frame draw:style-name="gr20" draw:text-style-name="P8" xml:id="id165" draw:id="id165" draw:layer="layout" svg:width="4.9cm" svg:height="2.651cm" svg:x="8cm" svg:y="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21" draw:text-style-name="P8" xml:id="id170" draw:id="id170" draw:layer="layout" svg:width="4.9cm" svg:height="2.651cm" svg:x="1.001cm" svg:y="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22" draw:text-style-name="P8" xml:id="id171" draw:id="id171" draw:layer="layout" svg:width="4.9cm" svg:height="2.651cm" svg:x="1.001cm" svg:y="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22" draw:text-style-name="P8" xml:id="id172" draw:id="id172" draw:layer="layout" svg:width="4.9cm" svg:height="2.651cm" svg:x="1.001cm" svg:y="12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1.337cm" svg:y="11.737cm">
          <draw:text-box>
            <text:p><text:span text:style-name="T17">DIVIDE <text:s/>by 10...</text:span></text:p>
          </draw:text-box>
        </draw:frame>
        <draw:frame draw:style-name="gr21" draw:text-style-name="P8" xml:id="id175" draw:id="id175" draw:layer="layout" svg:width="4.9cm" svg:height="2.649cm" svg:x="36cm" svg:y="4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</text:span></text:p>
          </draw:text-box>
        </draw:frame>
        <draw:frame draw:style-name="gr22" draw:text-style-name="P8" xml:id="id176" draw:id="id176" draw:layer="layout" svg:width="4.9cm" svg:height="2.651cm" svg:x="36cm" svg:y="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24" draw:text-style-name="P8" xml:id="id179" draw:id="id179" draw:layer="layout" svg:width="4.9cm" svg:height="2.649cm" svg:x="43cm" svg:y="1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4" draw:text-style-name="P8" xml:id="id180" draw:id="id180" draw:layer="layout" svg:width="4.9cm" svg:height="2.649cm" svg:x="43cm" svg:y="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5" draw:text-style-name="P9" draw:layer="layout" svg:width="4.785cm" svg:height="1.789cm" svg:x="43.519cm" svg:y="3.707cm">
          <draw:text-box>
            <text:p><text:span text:style-name="T17">MEAN by LEVEL...</text:span></text:p>
          </draw:text-box>
        </draw:frame>
        <draw:frame draw:style-name="gr22" draw:text-style-name="P8" xml:id="id181" draw:id="id181" draw:layer="layout" svg:width="4.9cm" svg:height="2.651cm" svg:x="43cm" svg:y="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22" draw:text-style-name="P8" xml:id="id182" draw:id="id182" draw:layer="layout" svg:width="4.9cm" svg:height="2.649cm" svg:x="43cm" svg:y="12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183" draw:id="id183" draw:layer="layout" svg:width="4.9cm" svg:height="2.649cm" svg:x="18.5cm" svg:y="1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84" draw:id="id184" draw:layer="layout" svg:width="4.9cm" svg:height="2.651cm" svg:x="18.5cm" svg:y="4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167" draw:id="id167" draw:layer="layout" svg:width="4.9cm" svg:height="2.649cm" svg:x="8cm" svg:y="12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169" draw:id="id169" draw:layer="layout" svg:width="4.9cm" svg:height="2.649cm" svg:x="8cm" svg:y="1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74" draw:id="id174" draw:layer="layout" svg:width="4.9cm" svg:height="2.651cm" svg:x="1.001cm" svg:y="1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178" draw:id="id178" draw:layer="layout" svg:width="4.9cm" svg:height="2.649cm" svg:x="36cm" svg:y="1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10.352cm" svg:y="11.9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10.34cm" svg:y="15.994cm">
          <draw:text-box>
            <text:p><text:span text:style-name="T17">GWR...</text:span></text:p>
          </draw:text-box>
        </draw:frame>
        <draw:connector draw:style-name="gr2" draw:text-style-name="P2" draw:layer="layout" svg:x1="10.45cm" svg:y1="7.65cm" svg:x2="10.45cm" svg:y2="8.999cm" draw:start-shape="id164" draw:start-glue-point="2" draw:end-shape="id165" draw:end-glue-point="0" svg:d="M10450 7650v1349" svg:viewBox="0 0 1 1350">
          <text:p/>
        </draw:connector>
        <draw:connector draw:style-name="gr2" draw:text-style-name="P2" draw:layer="layout" svg:x1="10.452cm" svg:y1="12.3cm" svg:x2="10.45cm" svg:y2="12.999cm" draw:start-shape="id166" draw:start-glue-point="6" draw:end-shape="id167" draw:end-glue-point="0" svg:d="M10452 12300v338h-2v361" svg:viewBox="0 0 3 700">
          <text:p/>
        </draw:connector>
        <draw:connector draw:style-name="gr2" draw:text-style-name="P2" draw:layer="layout" svg:x1="10.453cm" svg:y1="16.301cm" svg:x2="10.45cm" svg:y2="16.999cm" draw:start-shape="id168" draw:start-glue-point="6" draw:end-shape="id169" draw:end-glue-point="0" svg:d="M10453 16301v338h-3v360" svg:viewBox="0 0 4 699">
          <text:p/>
        </draw:connector>
        <draw:connector draw:style-name="gr2" draw:text-style-name="P2" draw:layer="layout" svg:x1="3.451cm" svg:y1="7.65cm" svg:x2="3.451cm" svg:y2="8.999cm" draw:start-shape="id170" draw:start-glue-point="2" draw:end-shape="id171" draw:end-glue-point="0" svg:d="M3451 7650v1349" svg:viewBox="0 0 1 1350">
          <text:p/>
        </draw:connector>
        <draw:connector draw:style-name="gr2" draw:text-style-name="P2" draw:layer="layout" svg:x1="3.451cm" svg:y1="11.65cm" svg:x2="3.451cm" svg:y2="12.999cm" draw:start-shape="id171" draw:start-glue-point="2" draw:end-shape="id172" draw:end-glue-point="0" svg:d="M3451 11650v1349" svg:viewBox="0 0 1 1350">
          <text:p/>
        </draw:connector>
        <draw:connector draw:style-name="gr2" draw:text-style-name="P2" draw:layer="layout" svg:x1="3.454cm" svg:y1="16.302cm" svg:x2="3.451cm" svg:y2="16.999cm" draw:start-shape="id173" draw:start-glue-point="6" draw:end-shape="id174" draw:end-glue-point="0" svg:d="M3454 16302v337h-3v360" svg:viewBox="0 0 4 698">
          <text:p/>
        </draw:connector>
        <draw:frame draw:style-name="gr19" draw:text-style-name="P9" draw:layer="layout" svg:width="3.828cm" svg:height="0.92cm" svg:x="3.431cm" svg:y="7.779cm">
          <draw:text-box>
            <text:p><text:span text:style-name="T17">REPROJECT...</text:span></text:p>
          </draw:text-box>
        </draw:frame>
        <draw:frame draw:style-name="gr32" draw:text-style-name="P9" draw:layer="layout" svg:width="6.301cm" svg:height="0.978cm" svg:x="0.999cm" svg:y="15.999cm">
          <draw:text-box>
            <text:p><text:span text:style-name="T17">CLIP &amp; <text:s text:c="3"/>REPROJECT...</text:span></text:p>
          </draw:text-box>
        </draw:frame>
        <draw:connector draw:style-name="gr2" draw:text-style-name="P2" draw:layer="layout" svg:x1="38.45cm" svg:y1="7.648cm" svg:x2="38.45cm" svg:y2="8.999cm" draw:start-shape="id175" draw:start-glue-point="2" draw:end-shape="id176" draw:end-glue-point="0" svg:d="M38450 7648v1351" svg:viewBox="0 0 1 1352">
          <text:p/>
        </draw:connector>
        <draw:connector draw:style-name="gr2" draw:text-style-name="P2" draw:layer="layout" svg:x1="38.45cm" svg:y1="14.503cm" svg:x2="38.45cm" svg:y2="16.999cm" draw:start-shape="id177" draw:start-glue-point="6" draw:end-shape="id178" svg:d="M38450 14503v2496" svg:viewBox="0 0 1 2497">
          <text:p/>
        </draw:connector>
        <draw:frame draw:style-name="gr19" draw:text-style-name="P9" draw:layer="layout" svg:width="3.828cm" svg:height="0.92cm" svg:x="38.699cm" svg:y="7.779cm">
          <draw:text-box>
            <text:p><text:span text:style-name="T17">REPROJECT...</text:span></text:p>
          </draw:text-box>
        </draw:frame>
        <draw:frame draw:style-name="gr43" draw:text-style-name="P9" draw:layer="layout" svg:width="6cm" svg:height="1.565cm" svg:x="36.2cm" svg:y="14.334cm">
          <draw:text-box>
            <text:p><text:span text:style-name="T17">CLIP &amp; <text:s text:c="2"/>REPROJECT...</text:span></text:p>
          </draw:text-box>
        </draw:frame>
        <draw:connector draw:style-name="gr2" draw:text-style-name="P2" draw:layer="layout" svg:x1="45.45cm" svg:y1="3.649cm" svg:x2="45.45cm" svg:y2="4.999cm" draw:start-shape="id179" draw:start-glue-point="2" draw:end-shape="id180" draw:end-glue-point="0" svg:d="M45450 3649v1350" svg:viewBox="0 0 1 1351">
          <text:p/>
        </draw:connector>
        <draw:connector draw:style-name="gr2" draw:text-style-name="P2" draw:layer="layout" svg:x1="45.45cm" svg:y1="7.648cm" svg:x2="45.45cm" svg:y2="8.999cm" draw:start-shape="id180" draw:start-glue-point="2" draw:end-shape="id181" draw:end-glue-point="0" svg:d="M45450 7648v1351" svg:viewBox="0 0 1 1352">
          <text:p/>
        </draw:connector>
        <draw:connector draw:style-name="gr2" draw:text-style-name="P2" draw:layer="layout" svg:x1="45.45cm" svg:y1="11.65cm" svg:x2="45.45cm" svg:y2="12.999cm" draw:start-shape="id181" draw:start-glue-point="2" draw:end-shape="id182" draw:end-glue-point="0" svg:d="M45450 11650v1349" svg:viewBox="0 0 1 1350">
          <text:p/>
        </draw:connector>
        <draw:frame draw:style-name="gr30" draw:text-style-name="P9" draw:layer="layout" svg:width="3.828cm" svg:height="0.916cm" svg:x="45.452cm" svg:y="7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45.452cm" svg:y="11.738cm">
          <draw:text-box>
            <text:p><text:span text:style-name="T17">REGRESSION...</text:span></text:p>
          </draw:text-box>
        </draw:frame>
        <draw:connector draw:style-name="gr2" draw:text-style-name="P2" draw:layer="layout" svg:x1="20.95cm" svg:y1="3.649cm" svg:x2="20.95cm" svg:y2="4.999cm" draw:start-shape="id183" draw:start-glue-point="2" draw:end-shape="id184" draw:end-glue-point="0" svg:d="M20950 3649v1350" svg:viewBox="0 0 1 1351">
          <text:p/>
        </draw:connector>
        <draw:frame draw:style-name="gr19" draw:text-style-name="P9" draw:layer="layout" svg:width="3.828cm" svg:height="0.92cm" svg:x="21.152cm" svg:y="3.779cm">
          <draw:text-box>
            <text:p><text:span text:style-name="T17">REPROJECT...</text:span></text:p>
          </draw:text-box>
        </draw:frame>
        <draw:frame draw:style-name="gr21" draw:text-style-name="P8" xml:id="id186" draw:id="id186" draw:layer="layout" svg:width="4.9cm" svg:height="2.649cm" svg:x="43cm" svg:y="1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draw:layer="layout" svg:x1="45.455cm" svg:y1="16.301cm" svg:x2="45.45cm" svg:y2="16.999cm" draw:start-shape="id185" draw:start-glue-point="6" draw:end-shape="id186" draw:end-glue-point="0" svg:d="M45455 16301v338h-5v360" svg:viewBox="0 0 6 699">
          <text:p/>
        </draw:connector>
        <draw:frame draw:style-name="gr32" draw:text-style-name="P9" draw:layer="layout" svg:width="6.662cm" svg:height="0.978cm" svg:x="43.238cm" svg:y="16.021cm">
          <draw:text-box>
            <text:p><text:span text:style-name="T17">CLIP &amp; <text:s text:c="2"/>REPROJECT...</text:span></text:p>
          </draw:text-box>
        </draw:frame>
        <draw:frame draw:style-name="gr27" draw:text-style-name="P8" xml:id="id187" draw:id="id187" draw:layer="layout" svg:width="4.9cm" svg:height="2.651cm" svg:x="15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44" draw:text-style-name="P2" xml:id="id201" draw:id="id201" draw:layer="layout" draw:line-skew="-1.925cm" svg:x1="20.95cm" svg:y1="7.65cm" svg:x2="17.45cm" svg:y2="12.999cm" draw:start-shape="id184" draw:start-glue-point="2" draw:end-shape="id187" draw:end-glue-point="0" svg:d="M20950 7650v750h-3500v4599" svg:viewBox="0 0 3501 5350">
          <text:p/>
        </draw:connector>
        <draw:frame draw:style-name="gr27" draw:text-style-name="P8" xml:id="id188" draw:id="id188" draw:layer="layout" svg:width="4.9cm" svg:height="2.651cm" svg:x="15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7.45cm" svg:y1="15.65cm" svg:x2="17.45cm" svg:y2="16.999cm" draw:start-shape="id187" draw:start-glue-point="2" draw:end-shape="id188" draw:end-glue-point="0" svg:d="M17450 15650v1349" svg:viewBox="0 0 1 1350">
          <text:p/>
        </draw:connector>
        <draw:frame draw:style-name="gr27" draw:text-style-name="P8" xml:id="id190" draw:id="id190" draw:layer="layout" svg:width="4.9cm" svg:height="2.651cm" svg:x="15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17.45cm" svg:y1="20.3cm" svg:x2="17.45cm" svg:y2="20.999cm" draw:start-shape="id189" draw:start-glue-point="6" draw:end-shape="id190" draw:end-glue-point="0" svg:d="M17450 20300v699" svg:viewBox="0 0 1 700">
          <text:p/>
        </draw:connector>
        <draw:connector draw:style-name="gr4" draw:text-style-name="P2" draw:layer="layout" draw:line-skew="-1.087cm" svg:x1="12.9cm" svg:y1="18.323cm" svg:x2="17.25cm" svg:y2="20.1cm" draw:start-shape="id169" draw:start-glue-point="1" draw:end-shape="id189" draw:end-glue-point="5" svg:d="M12900 18323h1100v1777h3250" svg:viewBox="0 0 4351 1778">
          <text:p/>
        </draw:connector>
        <draw:connector draw:style-name="gr4" draw:text-style-name="P2" xml:id="id193" draw:id="id193" draw:layer="layout" svg:x1="18.5cm" svg:y1="6.324cm" svg:x2="10.652cm" svg:y2="12.1cm" draw:start-shape="id184" draw:start-glue-point="3" draw:end-shape="id166" draw:end-glue-point="7" svg:d="M18500 6324h-3935v5776h-3913" svg:viewBox="0 0 7849 5777">
          <text:p/>
        </draw:connector>
        <draw:connector draw:style-name="gr45" draw:text-style-name="P2" draw:layer="layout" svg:x1="31.45cm" svg:y1="6.324cm" svg:x2="38.25cm" svg:y2="14.303cm" draw:start-shape="id191" draw:start-glue-point="0" draw:end-shape="id177" draw:end-glue-point="5" svg:d="M31450 6324h3475v7979h3325" svg:viewBox="0 0 6801 7980">
          <text:p/>
        </draw:connector>
        <draw:frame draw:style-name="gr34" draw:text-style-name="P8" xml:id="id192" draw:id="id192" draw:layer="layout" svg:width="4.9cm" svg:height="2.649cm" svg:x="1.001cm" svg:y="31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3.451cm" svg:y1="19.65cm" svg:x2="3.451cm" svg:y2="31cm" draw:start-shape="id174" draw:start-glue-point="2" draw:end-shape="id192" svg:d="M3451 19650v11350" svg:viewBox="0 0 1 11351">
          <text:p/>
        </draw:connector>
        <draw:connector draw:style-name="gr4" draw:text-style-name="P2" draw:layer="layout" svg:x1="14.565cm" svg:y1="9.212cm" svg:x2="10.653cm" svg:y2="16.101cm" draw:start-shape="id193" draw:start-glue-point="0" draw:end-shape="id168" draw:end-glue-point="7" svg:d="M14565 9212v6889h-3912" svg:viewBox="0 0 3913 6890">
          <text:p/>
        </draw:connector>
        <draw:frame draw:style-name="gr27" draw:text-style-name="P8" xml:id="id194" draw:id="id194" draw:layer="layout" svg:width="4.9cm" svg:height="2.651cm" svg:x="22cm" svg:y="12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95" draw:id="id195" draw:layer="layout" svg:width="4.9cm" svg:height="2.651cm" svg:x="22cm" svg:y="16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4.45cm" svg:y1="15.65cm" svg:x2="24.45cm" svg:y2="16.999cm" draw:start-shape="id194" draw:start-glue-point="2" draw:end-shape="id195" draw:end-glue-point="0" svg:d="M24450 15650v1349" svg:viewBox="0 0 1 1350">
          <text:p/>
        </draw:connector>
        <draw:frame draw:style-name="gr27" draw:text-style-name="P8" xml:id="id196" draw:id="id196" draw:layer="layout" svg:width="4.9cm" svg:height="2.651cm" svg:x="22cm" svg:y="20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4.45cm" svg:y1="19.65cm" svg:x2="24.45cm" svg:y2="20.999cm" draw:start-shape="id195" draw:start-glue-point="2" draw:end-shape="id196" draw:end-glue-point="0" svg:d="M24450 19650v1349" svg:viewBox="0 0 1 1350">
          <text:p/>
        </draw:connector>
        <draw:frame draw:style-name="gr27" draw:text-style-name="P8" xml:id="id202" draw:id="id202" draw:layer="layout" svg:width="4.9cm" svg:height="2.651cm" svg:x="22cm" svg:y="8.999cm">
          <draw:text-box>
            <text:p><text:span text:style-name="T16"/></text:p>
            <text:p><text:span text:style-name="T15">Type </text:span><text:span text:style-name="T16">: </text:span><text:span text:style-name="T18">DEM-Flat = 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199" draw:id="id199" draw:layer="layout" svg:width="4.9cm" svg:height="2.651cm" svg:x="18.5cm" svg:y="24.998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00" draw:id="id200" draw:layer="layout" svg:width="4.9cm" svg:height="2.651cm" svg:x="29cm" svg:y="8.999cm">
          <draw:text-box>
            <text:p><text:span text:style-name="T16"/></text:p>
            <text:p><text:span text:style-name="T15">Type </text:span><text:span text:style-name="T16">: </text:span><text:span text:style-name="T18">LAI = 0.0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ustom-shape draw:style-name="gr42" draw:text-style-name="P2" xml:id="id197" draw:id="id197" draw:layer="layout" svg:width="0.4cm" svg:height="0.4cm" svg:x="38.25cm" svg:y="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38.45cm" svg:y1="19.648cm" svg:x2="38.45cm" svg:y2="29cm" draw:start-shape="id178" draw:start-glue-point="2" draw:end-shape="id197" draw:end-glue-point="4" svg:d="M38450 19648v9352" svg:viewBox="0 0 1 9353">
          <text:p/>
        </draw:connector>
        <draw:custom-shape draw:style-name="gr42" draw:text-style-name="P2" xml:id="id198" draw:id="id198" draw:layer="layout" svg:width="0.4cm" svg:height="0.4cm" svg:x="45.254cm" svg:y="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45.45cm" svg:y1="19.648cm" svg:x2="45.454cm" svg:y2="29cm" draw:start-shape="id186" draw:start-glue-point="2" draw:end-shape="id198" draw:end-glue-point="4" svg:d="M45450 19648v4688h4v4664" svg:viewBox="0 0 5 9353">
          <text:p/>
        </draw:connector>
        <draw:connector draw:style-name="gr46" draw:text-style-name="P2" draw:layer="layout" svg:x1="38.65cm" svg:y1="29.2cm" svg:x2="45.254cm" svg:y2="29.2cm" draw:start-shape="id197" draw:start-glue-point="7" draw:end-shape="id198" draw:end-glue-point="5" svg:d="M38650 29200h6604" svg:viewBox="0 0 6605 1">
          <text:p/>
        </draw:connector>
        <draw:connector draw:style-name="gr47" draw:text-style-name="P2" draw:layer="layout" svg:x1="17.45cm" svg:y1="23.65cm" svg:x2="20.95cm" svg:y2="24.998cm" draw:start-shape="id190" draw:start-glue-point="2" draw:end-shape="id199" draw:end-glue-point="0" svg:d="M17450 23650v674h3500v674" svg:viewBox="0 0 3501 1349">
          <text:p/>
        </draw:connector>
        <draw:connector draw:style-name="gr46" draw:text-style-name="P2" draw:layer="layout" svg:x1="24.45cm" svg:y1="23.65cm" svg:x2="20.95cm" svg:y2="24.998cm" draw:start-shape="id196" draw:start-glue-point="2" draw:end-shape="id199" draw:end-glue-point="0" svg:d="M24450 23650v674h-3500v674" svg:viewBox="0 0 3501 1349">
          <text:p/>
        </draw:connector>
        <draw:custom-shape draw:style-name="gr42" draw:text-style-name="P2" xml:id="id177" draw:id="id177" draw:layer="layout" svg:width="0.4cm" svg:height="0.4cm" svg:x="38.25cm" svg:y="14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38.45cm" svg:y1="11.65cm" svg:x2="38.45cm" svg:y2="14.103cm" draw:start-shape="id176" draw:start-glue-point="2" draw:end-shape="id177" draw:end-glue-point="4" svg:d="M38450 11650v2453" svg:viewBox="0 0 1 2454">
          <text:p/>
        </draw:connector>
        <draw:connector draw:style-name="gr47" draw:text-style-name="P2" xml:id="id191" draw:id="id191" draw:layer="layout" svg:x1="23.4cm" svg:y1="6.324cm" svg:x2="31.45cm" svg:y2="8.999cm" draw:start-shape="id184" draw:start-glue-point="1" draw:end-shape="id200" draw:end-glue-point="0" svg:d="M23400 6324h8050v2675" svg:viewBox="0 0 8051 2676">
          <text:p/>
        </draw:connector>
        <draw:connector draw:style-name="gr47" draw:text-style-name="P2" draw:layer="layout" draw:line-skew="1.251cm" svg:x1="19.2cm" svg:y1="8.4cm" svg:x2="24.45cm" svg:y2="8.999cm" draw:start-shape="id201" draw:start-glue-point="0" draw:end-shape="id202" svg:d="M19200 8400h5250v599" svg:viewBox="0 0 5251 600">
          <text:p/>
        </draw:connector>
        <draw:connector draw:style-name="gr2" draw:text-style-name="P2" draw:layer="layout" svg:x1="24.45cm" svg:y1="11.65cm" svg:x2="24.45cm" svg:y2="12.999cm" draw:start-shape="id202" draw:start-glue-point="2" draw:end-shape="id194" draw:end-glue-point="0" svg:d="M24450 11650v1349" svg:viewBox="0 0 1 1350">
          <text:p/>
        </draw:connector>
        <draw:custom-shape draw:style-name="gr42" draw:text-style-name="P2" xml:id="id203" draw:id="id203" draw:layer="layout" svg:width="0.4cm" svg:height="0.4cm" svg:x="31.25cm" svg:y="29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2" draw:layer="layout" svg:x1="31.45cm" svg:y1="11.65cm" svg:x2="31.45cm" svg:y2="29.001cm" draw:start-shape="id200" draw:start-glue-point="2" draw:end-shape="id203" draw:end-glue-point="4" svg:d="M31450 11650v17351" svg:viewBox="0 0 1 17352">
          <text:p/>
        </draw:connector>
        <draw:connector draw:style-name="gr46" draw:text-style-name="P2" draw:layer="layout" svg:x1="38.25cm" svg:y1="29.2cm" svg:x2="31.65cm" svg:y2="29.201cm" draw:start-shape="id197" draw:start-glue-point="5" draw:end-shape="id203" draw:end-glue-point="7" svg:d="M38250 29200h-3299v1h-3301" svg:viewBox="0 0 6601 2">
          <text:p/>
        </draw:connector>
        <draw:custom-shape draw:style-name="gr42" draw:text-style-name="P2" xml:id="id204" draw:id="id204" draw:layer="layout" svg:width="0.4cm" svg:height="0.4cm" svg:x="20.751cm" svg:y="29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20.95cm" svg:y1="27.649cm" svg:x2="20.951cm" svg:y2="29.002cm" draw:start-shape="id199" draw:start-glue-point="2" draw:end-shape="id204" draw:end-glue-point="4" svg:d="M20950 27649v689h1v664" svg:viewBox="0 0 2 1354">
          <text:p/>
        </draw:connector>
        <draw:connector draw:style-name="gr46" draw:text-style-name="P2" draw:layer="layout" svg:x1="27.751cm" svg:y1="29.202cm" svg:x2="21.151cm" svg:y2="29.202cm" draw:start-shape="id205" draw:start-glue-point="5" draw:end-shape="id204" draw:end-glue-point="7" svg:d="M27751 29202h-6600" svg:viewBox="0 0 6601 1">
          <text:p/>
        </draw:connector>
        <draw:custom-shape draw:style-name="gr42" draw:text-style-name="P2" xml:id="id189" draw:id="id189" draw:layer="layout" svg:width="0.4cm" svg:height="0.4cm" svg:x="17.25cm" svg:y="1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206" draw:id="id206" draw:layer="layout" svg:x1="17.45cm" svg:y1="19.9cm" svg:x2="17.45cm" svg:y2="19.9cm" draw:start-shape="id189" draw:start-glue-point="4" draw:end-shape="id189" draw:end-glue-point="4" svg:d="M17450 19900z" svg:viewBox="0 0 1 1">
          <text:p/>
        </draw:connector>
        <draw:connector draw:style-name="gr46" draw:text-style-name="P2" xml:id="id209" draw:id="id209" draw:layer="layout" svg:x1="17.45cm" svg:y1="19.9cm" svg:x2="17.45cm" svg:y2="19.9cm" draw:start-shape="id206" draw:start-glue-point="0" draw:end-shape="id206" draw:end-glue-point="0" svg:d="M17450 19900z" svg:viewBox="0 0 1 1">
          <text:p/>
        </draw:connector>
        <draw:custom-shape draw:style-name="gr42" draw:text-style-name="P2" xml:id="id166" draw:id="id166" draw:layer="layout" svg:width="0.4cm" svg:height="0.4cm" svg:x="10.252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168" draw:id="id168" draw:layer="layout" svg:width="0.4cm" svg:height="0.4cm" svg:x="10.253cm" svg:y="15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173" draw:id="id173" draw:layer="layout" svg:width="0.4cm" svg:height="0.4cm" svg:x="3.254cm" svg:y="15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3.654cm" svg:y1="16.102cm" svg:x2="10.253cm" svg:y2="16.101cm" draw:start-shape="id173" draw:start-glue-point="7" draw:end-shape="id168" draw:end-glue-point="5" svg:d="M3654 16102h3300v-1h3299" svg:viewBox="0 0 6600 2">
          <text:p/>
        </draw:connector>
        <draw:connector draw:style-name="gr46" draw:text-style-name="P2" draw:layer="layout" svg:x1="3.451cm" svg:y1="15.65cm" svg:x2="3.454cm" svg:y2="15.902cm" draw:start-shape="id172" draw:start-glue-point="2" draw:end-shape="id173" draw:end-glue-point="4" svg:d="M3451 15650v138h3v114" svg:viewBox="0 0 4 253">
          <text:p/>
        </draw:connector>
        <draw:connector draw:style-name="gr46" draw:text-style-name="P2" draw:layer="layout" svg:x1="10.45cm" svg:y1="15.648cm" svg:x2="10.453cm" svg:y2="15.901cm" draw:start-shape="id167" draw:start-glue-point="2" draw:end-shape="id168" draw:end-glue-point="4" svg:d="M10450 15648v139h3v114" svg:viewBox="0 0 4 254">
          <text:p/>
        </draw:connector>
        <draw:connector draw:style-name="gr46" draw:text-style-name="P2" draw:layer="layout" svg:x1="20.751cm" svg:y1="29.202cm" svg:x2="3.473cm" svg:y2="29.204cm" draw:start-shape="id204" draw:start-glue-point="5" svg:d="M20751 29202h-8889v2h-8389" svg:viewBox="0 0 17279 3">
          <text:p/>
        </draw:connector>
        <draw:custom-shape draw:style-name="gr42" draw:text-style-name="P2" xml:id="id205" draw:id="id205" draw:layer="layout" svg:width="0.4cm" svg:height="0.4cm" svg:x="27.751cm" svg:y="29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draw:layer="layout" svg:x1="28.151cm" svg:y1="29.202cm" svg:x2="31.25cm" svg:y2="29.201cm" draw:start-shape="id205" draw:start-glue-point="7" draw:end-shape="id203" draw:end-glue-point="5" svg:d="M28151 29202h1550v-1h1549" svg:viewBox="0 0 3100 2">
          <text:p/>
        </draw:connector>
        <draw:connector draw:style-name="gr46" draw:text-style-name="P2" draw:layer="layout" svg:x1="27.951cm" svg:y1="29.002cm" svg:x2="27.947cm" svg:y2="6.251cm" draw:start-shape="id205" draw:start-glue-point="4" svg:d="M27951 29002v-11626h-4v-11125" svg:viewBox="0 0 5 22752">
          <text:p/>
        </draw:connector>
        <draw:connector draw:style-name="gr46" draw:text-style-name="P2" draw:layer="layout" svg:x1="10.45cm" svg:y1="11.65cm" svg:x2="10.452cm" svg:y2="11.9cm" draw:start-shape="id165" draw:start-glue-point="2" draw:end-shape="id166" draw:end-glue-point="4" svg:d="M10450 11650v137h2v113" svg:viewBox="0 0 3 251">
          <text:p/>
        </draw:connector>
        <draw:custom-shape draw:style-name="gr42" draw:text-style-name="P2" xml:id="id185" draw:id="id185" draw:layer="layout" svg:width="0.4cm" svg:height="0.4cm" svg:x="45.255cm" svg:y="15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207" draw:id="id207" draw:layer="layout" svg:x1="45.455cm" svg:y1="15.901cm" svg:x2="45.455cm" svg:y2="15.901cm" draw:start-shape="id185" draw:start-glue-point="4" draw:end-shape="id185" draw:end-glue-point="4" svg:d="M45455 15901z" svg:viewBox="0 0 1 1">
          <text:p/>
        </draw:connector>
        <draw:connector draw:style-name="gr46" draw:text-style-name="P2" draw:layer="layout" draw:line-skew="-0.481cm" svg:x1="45.455cm" svg:y1="15.901cm" svg:x2="45.45cm" svg:y2="15.648cm" draw:start-shape="id207" draw:start-glue-point="0" draw:end-shape="id182" draw:end-glue-point="2" svg:d="M45455 15901v20h-5v-273" svg:viewBox="0 0 6 274">
          <text:p/>
        </draw:connector>
        <draw:connector draw:style-name="gr46" draw:text-style-name="P2" draw:layer="layout" svg:x1="38.65cm" svg:y1="14.303cm" svg:x2="45.255cm" svg:y2="16.101cm" draw:start-shape="id177" draw:start-glue-point="7" draw:end-shape="id185" draw:end-glue-point="5" svg:d="M38650 14303h3303v1798h3302" svg:viewBox="0 0 6606 1799">
          <text:p/>
        </draw:connector>
        <draw:frame draw:style-name="gr7" draw:text-style-name="P4" xml:id="id208" draw:id="id208" draw:layer="layout" svg:width="10.8cm" svg:height="6.8cm" svg:x="25.5cm" svg:y="31.7cm">
          <draw:text-box>
            <text:p text:style-name="P2"><text:span text:style-name="T6">Downscaling </text:span></text:p>
            <text:p text:style-name="P2"><text:span text:style-name="T6">CHELSA temperature</text:span></text:p>
          </draw:text-box>
        </draw:frame>
        <draw:connector draw:style-name="gr8" draw:text-style-name="P2" draw:layer="layout" svg:x1="25.5cm" svg:y1="35.1cm" svg:x2="30.9cm" svg:y2="31.7cm" draw:start-shape="id208" draw:start-glue-point="3" draw:end-shape="id208" draw:end-glue-point="0" svg:d="M25500 35100h-500v-3900h5900v500" svg:viewBox="0 0 5901 3901">
          <text:p/>
        </draw:connector>
        <draw:connector draw:style-name="gr8" draw:text-style-name="P2" draw:layer="layout" svg:x1="30.9cm" svg:y1="38.5cm" svg:x2="36.3cm" svg:y2="35.1cm" draw:start-shape="id208" draw:start-glue-point="2" draw:end-shape="id208" draw:end-glue-point="1" svg:d="M30900 38500v500h5900v-3900h-500" svg:viewBox="0 0 5901 3901">
          <text:p/>
        </draw:connector>
        <draw:connector draw:style-name="gr46" draw:text-style-name="P2" draw:layer="layout" draw:line-skew="-2.975cm -0.601cm" svg:x1="17.45cm" svg:y1="19.9cm" svg:x2="17.45cm" svg:y2="19.65cm" draw:start-shape="id209" draw:start-glue-point="0" draw:end-shape="id188" draw:end-glue-point="2" svg:d="M17450 19900v-100-150" svg:viewBox="0 0 1 251">
          <text:p/>
        </draw:connecto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8" draw:text-style-name="P8" xml:id="id210" draw:id="id210" draw:layer="layout" svg:width="4.9cm" svg:height="2.651cm" svg:x="10.7cm" svg:y="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19" draw:text-style-name="P9" draw:layer="layout" svg:width="3.828cm" svg:height="0.92cm" svg:x="13.152cm" svg:y="9.779cm">
          <draw:text-box>
            <text:p><text:span text:style-name="T17">REPROJECT...</text:span></text:p>
          </draw:text-box>
        </draw:frame>
        <draw:frame draw:style-name="gr20" draw:text-style-name="P8" xml:id="id211" draw:id="id211" draw:layer="layout" svg:width="4.9cm" svg:height="2.651cm" svg:x="10.7cm" svg:y="10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21" draw:text-style-name="P8" xml:id="id216" draw:id="id216" draw:layer="layout" svg:width="4.9cm" svg:height="2.651cm" svg:x="3.701cm" svg:y="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22" draw:text-style-name="P8" xml:id="id217" draw:id="id217" draw:layer="layout" svg:width="4.9cm" svg:height="2.651cm" svg:x="3.701cm" svg:y="10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22" draw:text-style-name="P8" xml:id="id218" draw:id="id218" draw:layer="layout" svg:width="4.9cm" svg:height="2.651cm" svg:x="3.701cm" svg:y="1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4.037cm" svg:y="13.737cm">
          <draw:text-box>
            <text:p><text:span text:style-name="T17">DIVIDE <text:s/>by 10...</text:span></text:p>
          </draw:text-box>
        </draw:frame>
        <draw:frame draw:style-name="gr21" draw:text-style-name="P8" xml:id="id221" draw:id="id221" draw:layer="layout" svg:width="4.9cm" svg:height="2.649cm" svg:x="38.7cm" svg:y="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</text:span></text:p>
          </draw:text-box>
        </draw:frame>
        <draw:frame draw:style-name="gr22" draw:text-style-name="P8" xml:id="id222" draw:id="id222" draw:layer="layout" svg:width="4.9cm" svg:height="2.651cm" svg:x="38.7cm" svg:y="10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24" draw:text-style-name="P8" xml:id="id225" draw:id="id225" draw:layer="layout" svg:width="4.9cm" svg:height="2.649cm" svg:x="45.7cm" svg:y="3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24" draw:text-style-name="P8" xml:id="id226" draw:id="id226" draw:layer="layout" svg:width="4.9cm" svg:height="2.649cm" svg:x="45.7cm" svg:y="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49" draw:text-style-name="P9" draw:layer="layout" svg:width="5.281cm" svg:height="1.093cm" svg:x="45.819cm" svg:y="5.707cm">
          <draw:text-box>
            <text:p><text:span text:style-name="T17">MEAN by <text:s/>LEVEL...</text:span></text:p>
          </draw:text-box>
        </draw:frame>
        <draw:frame draw:style-name="gr22" draw:text-style-name="P8" xml:id="id227" draw:id="id227" draw:layer="layout" svg:width="4.9cm" svg:height="2.651cm" svg:x="45.7cm" svg:y="10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22" draw:text-style-name="P8" xml:id="id228" draw:id="id228" draw:layer="layout" svg:width="4.9cm" svg:height="2.649cm" svg:x="45.7cm" svg:y="1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229" draw:id="id229" draw:layer="layout" svg:width="4.9cm" svg:height="2.649cm" svg:x="21.2cm" svg:y="3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30" draw:id="id230" draw:layer="layout" svg:width="4.9cm" svg:height="2.651cm" svg:x="21.2cm" svg:y="6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213" draw:id="id213" draw:layer="layout" svg:width="4.9cm" svg:height="2.649cm" svg:x="10.7cm" svg:y="1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215" draw:id="id215" draw:layer="layout" svg:width="4.9cm" svg:height="2.649cm" svg:x="10.7cm" svg:y="1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220" draw:id="id220" draw:layer="layout" svg:width="4.9cm" svg:height="2.651cm" svg:x="3.701cm" svg:y="1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224" draw:id="id224" draw:layer="layout" svg:width="4.9cm" svg:height="2.649cm" svg:x="38.7cm" svg:y="1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13.052cm" svg:y="13.9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13.04cm" svg:y="17.994cm">
          <draw:text-box>
            <text:p><text:span text:style-name="T17">GWR...</text:span></text:p>
          </draw:text-box>
        </draw:frame>
        <draw:connector draw:style-name="gr2" draw:text-style-name="P2" draw:layer="layout" svg:x1="13.15cm" svg:y1="9.65cm" svg:x2="13.15cm" svg:y2="10.999cm" draw:start-shape="id210" draw:start-glue-point="2" draw:end-shape="id211" draw:end-glue-point="0" svg:d="M13150 9650v1349" svg:viewBox="0 0 1 1350">
          <text:p/>
        </draw:connector>
        <draw:connector draw:style-name="gr2" draw:text-style-name="P2" draw:layer="layout" svg:x1="13.152cm" svg:y1="14.3cm" svg:x2="13.15cm" svg:y2="14.999cm" draw:start-shape="id212" draw:start-glue-point="6" draw:end-shape="id213" draw:end-glue-point="0" svg:d="M13152 14300v338h-2v361" svg:viewBox="0 0 3 700">
          <text:p/>
        </draw:connector>
        <draw:connector draw:style-name="gr2" draw:text-style-name="P2" draw:layer="layout" svg:x1="13.153cm" svg:y1="18.301cm" svg:x2="13.15cm" svg:y2="18.999cm" draw:start-shape="id214" draw:start-glue-point="6" draw:end-shape="id215" draw:end-glue-point="0" svg:d="M13153 18301v338h-3v360" svg:viewBox="0 0 4 699">
          <text:p/>
        </draw:connector>
        <draw:connector draw:style-name="gr2" draw:text-style-name="P2" draw:layer="layout" svg:x1="6.151cm" svg:y1="9.65cm" svg:x2="6.151cm" svg:y2="10.999cm" draw:start-shape="id216" draw:start-glue-point="2" draw:end-shape="id217" draw:end-glue-point="0" svg:d="M6151 9650v1349" svg:viewBox="0 0 1 1350">
          <text:p/>
        </draw:connector>
        <draw:connector draw:style-name="gr2" draw:text-style-name="P2" draw:layer="layout" svg:x1="6.151cm" svg:y1="13.65cm" svg:x2="6.151cm" svg:y2="14.999cm" draw:start-shape="id217" draw:start-glue-point="2" draw:end-shape="id218" draw:end-glue-point="0" svg:d="M6151 13650v1349" svg:viewBox="0 0 1 1350">
          <text:p/>
        </draw:connector>
        <draw:connector draw:style-name="gr2" draw:text-style-name="P2" draw:layer="layout" svg:x1="6.154cm" svg:y1="18.302cm" svg:x2="6.151cm" svg:y2="18.999cm" draw:start-shape="id219" draw:start-glue-point="6" draw:end-shape="id220" draw:end-glue-point="0" svg:d="M6154 18302v337h-3v360" svg:viewBox="0 0 4 698">
          <text:p/>
        </draw:connector>
        <draw:frame draw:style-name="gr19" draw:text-style-name="P9" draw:layer="layout" svg:width="3.828cm" svg:height="0.92cm" svg:x="6.131cm" svg:y="9.779cm">
          <draw:text-box>
            <text:p><text:span text:style-name="T17">REPROJECT...</text:span></text:p>
          </draw:text-box>
        </draw:frame>
        <draw:frame draw:style-name="gr32" draw:text-style-name="P9" draw:layer="layout" svg:width="6.301cm" svg:height="0.978cm" svg:x="3.699cm" svg:y="17.999cm">
          <draw:text-box>
            <text:p><text:span text:style-name="T17">CLIP &amp; <text:s text:c="3"/>REPROJECT...</text:span></text:p>
          </draw:text-box>
        </draw:frame>
        <draw:connector draw:style-name="gr2" draw:text-style-name="P2" draw:layer="layout" svg:x1="41.15cm" svg:y1="9.648cm" svg:x2="41.15cm" svg:y2="10.999cm" draw:start-shape="id221" draw:start-glue-point="2" draw:end-shape="id222" draw:end-glue-point="0" svg:d="M41150 9648v1351" svg:viewBox="0 0 1 1352">
          <text:p/>
        </draw:connector>
        <draw:connector draw:style-name="gr2" draw:text-style-name="P2" draw:layer="layout" svg:x1="41.15cm" svg:y1="16.503cm" svg:x2="41.15cm" svg:y2="18.999cm" draw:start-shape="id223" draw:start-glue-point="6" draw:end-shape="id224" svg:d="M41150 16503v2496" svg:viewBox="0 0 1 2497">
          <text:p/>
        </draw:connector>
        <draw:frame draw:style-name="gr19" draw:text-style-name="P9" draw:layer="layout" svg:width="3.828cm" svg:height="0.92cm" svg:x="41.399cm" svg:y="9.779cm">
          <draw:text-box>
            <text:p><text:span text:style-name="T17">REPROJECT...</text:span></text:p>
          </draw:text-box>
        </draw:frame>
        <draw:frame draw:style-name="gr43" draw:text-style-name="P9" draw:layer="layout" svg:width="6cm" svg:height="1.565cm" svg:x="38.9cm" svg:y="16.334cm">
          <draw:text-box>
            <text:p><text:span text:style-name="T17">CLIP &amp; <text:s text:c="2"/>REPROJECT...</text:span></text:p>
          </draw:text-box>
        </draw:frame>
        <draw:connector draw:style-name="gr2" draw:text-style-name="P2" draw:layer="layout" svg:x1="48.15cm" svg:y1="5.649cm" svg:x2="48.15cm" svg:y2="6.999cm" draw:start-shape="id225" draw:start-glue-point="2" draw:end-shape="id226" draw:end-glue-point="0" svg:d="M48150 5649v1350" svg:viewBox="0 0 1 1351">
          <text:p/>
        </draw:connector>
        <draw:connector draw:style-name="gr2" draw:text-style-name="P2" draw:layer="layout" svg:x1="48.15cm" svg:y1="9.648cm" svg:x2="48.15cm" svg:y2="10.999cm" draw:start-shape="id226" draw:start-glue-point="2" draw:end-shape="id227" draw:end-glue-point="0" svg:d="M48150 9648v1351" svg:viewBox="0 0 1 1352">
          <text:p/>
        </draw:connector>
        <draw:connector draw:style-name="gr2" draw:text-style-name="P2" draw:layer="layout" svg:x1="48.15cm" svg:y1="13.65cm" svg:x2="48.15cm" svg:y2="14.999cm" draw:start-shape="id227" draw:start-glue-point="2" draw:end-shape="id228" draw:end-glue-point="0" svg:d="M48150 13650v1349" svg:viewBox="0 0 1 1350">
          <text:p/>
        </draw:connector>
        <draw:frame draw:style-name="gr30" draw:text-style-name="P9" draw:layer="layout" svg:width="3.828cm" svg:height="0.916cm" svg:x="48.152cm" svg:y="9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48.152cm" svg:y="13.738cm">
          <draw:text-box>
            <text:p><text:span text:style-name="T17">REGRESSION...</text:span></text:p>
          </draw:text-box>
        </draw:frame>
        <draw:connector draw:style-name="gr2" draw:text-style-name="P2" draw:layer="layout" svg:x1="23.65cm" svg:y1="5.649cm" svg:x2="23.65cm" svg:y2="6.999cm" draw:start-shape="id229" draw:start-glue-point="2" draw:end-shape="id230" draw:end-glue-point="0" svg:d="M23650 5649v1350" svg:viewBox="0 0 1 1351">
          <text:p/>
        </draw:connector>
        <draw:frame draw:style-name="gr19" draw:text-style-name="P9" draw:layer="layout" svg:width="3.828cm" svg:height="0.92cm" svg:x="23.852cm" svg:y="5.779cm">
          <draw:text-box>
            <text:p><text:span text:style-name="T17">REPROJECT...</text:span></text:p>
          </draw:text-box>
        </draw:frame>
        <draw:frame draw:style-name="gr21" draw:text-style-name="P8" xml:id="id232" draw:id="id232" draw:layer="layout" svg:width="4.9cm" svg:height="2.649cm" svg:x="45.7cm" svg:y="1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draw:layer="layout" svg:x1="48.155cm" svg:y1="18.301cm" svg:x2="48.15cm" svg:y2="18.999cm" draw:start-shape="id231" draw:start-glue-point="6" draw:end-shape="id232" draw:end-glue-point="0" svg:d="M48155 18301v338h-5v360" svg:viewBox="0 0 6 699">
          <text:p/>
        </draw:connector>
        <draw:frame draw:style-name="gr32" draw:text-style-name="P9" draw:layer="layout" svg:width="6.662cm" svg:height="0.978cm" svg:x="45.938cm" svg:y="18.021cm">
          <draw:text-box>
            <text:p><text:span text:style-name="T17">CLIP &amp; <text:s text:c="2"/>REPROJECT...</text:span></text:p>
          </draw:text-box>
        </draw:frame>
        <draw:frame draw:style-name="gr27" draw:text-style-name="P8" xml:id="id233" draw:id="id233" draw:layer="layout" svg:width="4.9cm" svg:height="2.651cm" svg:x="17.7cm" svg:y="14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50" draw:text-style-name="P2" draw:layer="layout" draw:line-skew="-1.925cm" svg:x1="23.65cm" svg:y1="9.65cm" svg:x2="20.15cm" svg:y2="14.999cm" draw:start-shape="id230" draw:start-glue-point="2" draw:end-shape="id233" draw:end-glue-point="0" svg:d="M23650 9650v750h-3500v4599" svg:viewBox="0 0 3501 5350">
          <text:p/>
        </draw:connector>
        <draw:frame draw:style-name="gr27" draw:text-style-name="P8" xml:id="id234" draw:id="id234" draw:layer="layout" svg:width="4.9cm" svg:height="2.651cm" svg:x="17.7cm" svg:y="18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15cm" svg:y1="17.65cm" svg:x2="20.15cm" svg:y2="18.999cm" draw:start-shape="id233" draw:start-glue-point="2" draw:end-shape="id234" draw:end-glue-point="0" svg:d="M20150 17650v1349" svg:viewBox="0 0 1 1350">
          <text:p/>
        </draw:connector>
        <draw:frame draw:style-name="gr27" draw:text-style-name="P8" xml:id="id236" draw:id="id236" draw:layer="layout" svg:width="4.9cm" svg:height="2.651cm" svg:x="17.7cm" svg:y="22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15cm" svg:y1="22.3cm" svg:x2="20.15cm" svg:y2="22.999cm" draw:start-shape="id235" draw:start-glue-point="6" draw:end-shape="id236" draw:end-glue-point="0" svg:d="M20150 22300v699" svg:viewBox="0 0 1 700">
          <text:p/>
        </draw:connector>
        <draw:connector draw:style-name="gr4" draw:text-style-name="P2" draw:layer="layout" draw:line-skew="-1.087cm" svg:x1="15.6cm" svg:y1="20.323cm" svg:x2="19.95cm" svg:y2="22.1cm" draw:start-shape="id215" draw:start-glue-point="1" draw:end-shape="id235" draw:end-glue-point="5" svg:d="M15600 20323h1100v1777h3250" svg:viewBox="0 0 4351 1778">
          <text:p/>
        </draw:connector>
        <draw:connector draw:style-name="gr4" draw:text-style-name="P2" xml:id="id239" draw:id="id239" draw:layer="layout" svg:x1="21.2cm" svg:y1="8.324cm" svg:x2="13.352cm" svg:y2="14.1cm" draw:start-shape="id230" draw:start-glue-point="3" draw:end-shape="id212" draw:end-glue-point="7" svg:d="M21200 8324h-3935v5776h-3913" svg:viewBox="0 0 7849 5777">
          <text:p/>
        </draw:connector>
        <draw:connector draw:style-name="gr4" draw:text-style-name="P2" draw:layer="layout" svg:x1="34.15cm" svg:y1="8.324cm" svg:x2="40.95cm" svg:y2="16.303cm" draw:start-shape="id237" draw:start-glue-point="0" draw:end-shape="id223" draw:end-glue-point="5" svg:d="M34150 8324h3475v7979h3325" svg:viewBox="0 0 6801 7980">
          <text:p/>
        </draw:connector>
        <draw:frame draw:style-name="gr34" draw:text-style-name="P8" xml:id="id238" draw:id="id238" draw:layer="layout" svg:width="4.9cm" svg:height="2.649cm" svg:x="3.701cm" svg:y="33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6.151cm" svg:y1="21.65cm" svg:x2="6.151cm" svg:y2="33cm" draw:start-shape="id220" draw:start-glue-point="2" draw:end-shape="id238" svg:d="M6151 21650v11350" svg:viewBox="0 0 1 11351">
          <text:p/>
        </draw:connector>
        <draw:connector draw:style-name="gr4" draw:text-style-name="P2" draw:layer="layout" svg:x1="17.265cm" svg:y1="11.212cm" svg:x2="13.353cm" svg:y2="18.101cm" draw:start-shape="id239" draw:start-glue-point="0" draw:end-shape="id214" draw:end-glue-point="7" svg:d="M17265 11212v6889h-3912" svg:viewBox="0 0 3913 6890">
          <text:p/>
        </draw:connector>
        <draw:frame draw:style-name="gr27" draw:text-style-name="P8" xml:id="id240" draw:id="id240" draw:layer="layout" svg:width="4.9cm" svg:height="2.651cm" svg:x="24.7cm" svg:y="14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41" draw:id="id241" draw:layer="layout" svg:width="4.9cm" svg:height="2.651cm" svg:x="24.7cm" svg:y="18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7.15cm" svg:y1="17.65cm" svg:x2="27.15cm" svg:y2="18.999cm" draw:start-shape="id240" draw:start-glue-point="2" draw:end-shape="id241" draw:end-glue-point="0" svg:d="M27150 17650v1349" svg:viewBox="0 0 1 1350">
          <text:p/>
        </draw:connector>
        <draw:frame draw:style-name="gr27" draw:text-style-name="P8" xml:id="id243" draw:id="id243" draw:layer="layout" svg:width="4.9cm" svg:height="2.651cm" svg:x="24.7cm" svg:y="22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7.151cm" svg:y1="22.301cm" svg:x2="27.15cm" svg:y2="22.999cm" draw:start-shape="id242" draw:start-glue-point="6" draw:end-shape="id243" draw:end-glue-point="0" svg:d="M27151 22301v338h-1v360" svg:viewBox="0 0 2 699">
          <text:p/>
        </draw:connector>
        <draw:frame draw:style-name="gr27" draw:text-style-name="P8" xml:id="id248" draw:id="id248" draw:layer="layout" svg:width="4.9cm" svg:height="2.651cm" svg:x="24.7cm" svg:y="10.999cm">
          <draw:text-box>
            <text:p><text:span text:style-name="T16"/></text:p>
            <text:p><text:span text:style-name="T15">Type </text:span><text:span text:style-name="T16">: </text:span><text:span text:style-name="T18">DEM-Flat = 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46" draw:id="id246" draw:layer="layout" svg:width="4.9cm" svg:height="2.651cm" svg:x="21.2cm" svg:y="26.998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47" draw:id="id247" draw:layer="layout" svg:width="4.9cm" svg:height="2.651cm" svg:x="31.7cm" svg:y="10.999cm">
          <draw:text-box>
            <text:p><text:span text:style-name="T16"/></text:p>
            <text:p><text:span text:style-name="T15">Type </text:span><text:span text:style-name="T16">: </text:span><text:span text:style-name="T18">LAI = 0.0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ustom-shape draw:style-name="gr42" draw:text-style-name="P2" xml:id="id244" draw:id="id244" draw:layer="layout" svg:width="0.4cm" svg:height="0.4cm" svg:x="40.95cm" svg:y="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1.15cm" svg:y1="21.648cm" svg:x2="41.15cm" svg:y2="31cm" draw:start-shape="id224" draw:start-glue-point="2" draw:end-shape="id244" draw:end-glue-point="4" svg:d="M41150 21648v9352" svg:viewBox="0 0 1 9353">
          <text:p/>
        </draw:connector>
        <draw:custom-shape draw:style-name="gr42" draw:text-style-name="P2" xml:id="id245" draw:id="id245" draw:layer="layout" svg:width="0.4cm" svg:height="0.4cm" svg:x="47.954cm" svg:y="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8.15cm" svg:y1="21.648cm" svg:x2="48.154cm" svg:y2="31cm" draw:start-shape="id232" draw:start-glue-point="2" draw:end-shape="id245" draw:end-glue-point="4" svg:d="M48150 21648v4688h4v4664" svg:viewBox="0 0 5 9353">
          <text:p/>
        </draw:connector>
        <draw:connector draw:style-name="gr4" draw:text-style-name="P2" draw:layer="layout" svg:x1="41.35cm" svg:y1="31.2cm" svg:x2="47.954cm" svg:y2="31.2cm" draw:start-shape="id244" draw:start-glue-point="7" draw:end-shape="id245" draw:end-glue-point="5" svg:d="M41350 31200h6604" svg:viewBox="0 0 6605 1">
          <text:p/>
        </draw:connector>
        <draw:connector draw:style-name="gr50" draw:text-style-name="P2" draw:layer="layout" svg:x1="20.15cm" svg:y1="25.65cm" svg:x2="23.65cm" svg:y2="26.998cm" draw:start-shape="id236" draw:start-glue-point="2" draw:end-shape="id246" draw:end-glue-point="0" svg:d="M20150 25650v674h3500v674" svg:viewBox="0 0 3501 1349">
          <text:p/>
        </draw:connector>
        <draw:connector draw:style-name="gr4" draw:text-style-name="P2" draw:layer="layout" svg:x1="27.15cm" svg:y1="25.65cm" svg:x2="23.65cm" svg:y2="26.998cm" draw:start-shape="id243" draw:start-glue-point="2" draw:end-shape="id246" draw:end-glue-point="0" svg:d="M27150 25650v674h-3500v674" svg:viewBox="0 0 3501 1349">
          <text:p/>
        </draw:connector>
        <draw:custom-shape draw:style-name="gr42" draw:text-style-name="P2" xml:id="id223" draw:id="id223" draw:layer="layout" svg:width="0.4cm" svg:height="0.4cm" svg:x="40.95cm" svg:y="1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1.15cm" svg:y1="13.65cm" svg:x2="41.15cm" svg:y2="16.103cm" draw:start-shape="id222" draw:start-glue-point="2" draw:end-shape="id223" draw:end-glue-point="4" svg:d="M41150 13650v2453" svg:viewBox="0 0 1 2454">
          <text:p/>
        </draw:connector>
        <draw:connector draw:style-name="gr50" draw:text-style-name="P2" xml:id="id237" draw:id="id237" draw:layer="layout" svg:x1="26.1cm" svg:y1="8.324cm" svg:x2="34.15cm" svg:y2="10.999cm" draw:start-shape="id230" draw:start-glue-point="1" draw:end-shape="id247" draw:end-glue-point="0" svg:d="M26100 8324h8050v2675" svg:viewBox="0 0 8051 2676">
          <text:p/>
        </draw:connector>
        <draw:connector draw:style-name="gr50" draw:text-style-name="P2" draw:layer="layout" draw:line-skew="0.075cm" svg:x1="23.65cm" svg:y1="9.65cm" svg:x2="27.15cm" svg:y2="10.999cm" draw:start-shape="id230" draw:start-glue-point="2" draw:end-shape="id248" draw:end-glue-point="0" svg:d="M23650 9650v750h3500v599" svg:viewBox="0 0 3501 1350">
          <text:p/>
        </draw:connector>
        <draw:connector draw:style-name="gr2" draw:text-style-name="P2" draw:layer="layout" svg:x1="27.15cm" svg:y1="13.65cm" svg:x2="27.15cm" svg:y2="14.999cm" draw:start-shape="id248" draw:start-glue-point="2" draw:end-shape="id240" draw:end-glue-point="0" svg:d="M27150 13650v1349" svg:viewBox="0 0 1 1350">
          <text:p/>
        </draw:connector>
        <draw:custom-shape draw:style-name="gr42" draw:text-style-name="P2" xml:id="id249" draw:id="id249" draw:layer="layout" svg:width="0.4cm" svg:height="0.4cm" svg:x="33.95cm" svg:y="31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2" draw:layer="layout" svg:x1="34.15cm" svg:y1="13.65cm" svg:x2="34.15cm" svg:y2="31.001cm" draw:start-shape="id247" draw:start-glue-point="2" draw:end-shape="id249" draw:end-glue-point="4" svg:d="M34150 13650v17351" svg:viewBox="0 0 1 17352">
          <text:p/>
        </draw:connector>
        <draw:connector draw:style-name="gr4" draw:text-style-name="P2" draw:layer="layout" svg:x1="40.95cm" svg:y1="31.2cm" svg:x2="34.35cm" svg:y2="31.201cm" draw:start-shape="id244" draw:start-glue-point="5" draw:end-shape="id249" draw:end-glue-point="7" svg:d="M40950 31200h-3299v1h-3301" svg:viewBox="0 0 6601 2">
          <text:p/>
        </draw:connector>
        <draw:custom-shape draw:style-name="gr42" draw:text-style-name="P2" xml:id="id250" draw:id="id250" draw:layer="layout" svg:width="0.4cm" svg:height="0.4cm" svg:x="23.451cm" svg:y="3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3.65cm" svg:y1="29.649cm" svg:x2="23.651cm" svg:y2="31.002cm" draw:start-shape="id246" draw:start-glue-point="2" draw:end-shape="id250" draw:end-glue-point="4" svg:d="M23650 29649v689h1v664" svg:viewBox="0 0 2 1354">
          <text:p/>
        </draw:connector>
        <draw:connector draw:style-name="gr4" draw:text-style-name="P2" draw:layer="layout" svg:x1="30.451cm" svg:y1="31.202cm" svg:x2="23.851cm" svg:y2="31.202cm" draw:start-shape="id251" draw:start-glue-point="5" draw:end-shape="id250" draw:end-glue-point="7" svg:d="M30451 31202h-6600" svg:viewBox="0 0 6601 1">
          <text:p/>
        </draw:connector>
        <draw:custom-shape draw:style-name="gr42" draw:text-style-name="P2" xml:id="id235" draw:id="id235" draw:layer="layout" svg:width="0.4cm" svg:height="0.4cm" svg:x="19.95cm" svg:y="2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252" draw:id="id252" draw:layer="layout" svg:x1="20.15cm" svg:y1="21.9cm" svg:x2="20.15cm" svg:y2="21.9cm" draw:start-shape="id235" draw:start-glue-point="4" draw:end-shape="id235" draw:end-glue-point="4" svg:d="M20150 21900z" svg:viewBox="0 0 1 1">
          <text:p/>
        </draw:connector>
        <draw:connector draw:style-name="gr46" draw:text-style-name="P2" xml:id="id255" draw:id="id255" draw:layer="layout" svg:x1="20.15cm" svg:y1="21.9cm" svg:x2="20.15cm" svg:y2="21.9cm" draw:start-shape="id252" draw:start-glue-point="0" draw:end-shape="id252" draw:end-glue-point="0" svg:d="M20150 21900z" svg:viewBox="0 0 1 1">
          <text:p/>
        </draw:connector>
        <draw:custom-shape draw:style-name="gr42" draw:text-style-name="P2" xml:id="id212" draw:id="id212" draw:layer="layout" svg:width="0.4cm" svg:height="0.4cm" svg:x="12.952cm" svg:y="1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214" draw:id="id214" draw:layer="layout" svg:width="0.4cm" svg:height="0.4cm" svg:x="12.953cm" svg:y="17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219" draw:id="id219" draw:layer="layout" svg:width="0.4cm" svg:height="0.4cm" svg:x="5.954cm" svg:y="17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6.354cm" svg:y1="18.102cm" svg:x2="12.953cm" svg:y2="18.101cm" draw:start-shape="id219" draw:start-glue-point="7" draw:end-shape="id214" draw:end-glue-point="5" svg:d="M6354 18102h3300v-1h3299" svg:viewBox="0 0 6600 2">
          <text:p/>
        </draw:connector>
        <draw:connector draw:style-name="gr4" draw:text-style-name="P2" draw:layer="layout" svg:x1="6.151cm" svg:y1="17.65cm" svg:x2="6.154cm" svg:y2="17.902cm" draw:start-shape="id218" draw:start-glue-point="2" draw:end-shape="id219" draw:end-glue-point="4" svg:d="M6151 17650v138h3v114" svg:viewBox="0 0 4 253">
          <text:p/>
        </draw:connector>
        <draw:connector draw:style-name="gr4" draw:text-style-name="P2" draw:layer="layout" svg:x1="13.15cm" svg:y1="17.648cm" svg:x2="13.153cm" svg:y2="17.901cm" draw:start-shape="id213" draw:start-glue-point="2" draw:end-shape="id214" draw:end-glue-point="4" svg:d="M13150 17648v139h3v114" svg:viewBox="0 0 4 254">
          <text:p/>
        </draw:connector>
        <draw:connector draw:style-name="gr4" draw:text-style-name="P2" draw:layer="layout" svg:x1="23.451cm" svg:y1="31.202cm" svg:x2="6.173cm" svg:y2="31.204cm" draw:start-shape="id250" draw:start-glue-point="5" svg:d="M23451 31202h-8889v2h-8389" svg:viewBox="0 0 17279 3">
          <text:p/>
        </draw:connector>
        <draw:custom-shape draw:style-name="gr42" draw:text-style-name="P2" xml:id="id251" draw:id="id251" draw:layer="layout" svg:width="0.4cm" svg:height="0.4cm" svg:x="30.451cm" svg:y="3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30.851cm" svg:y1="31.202cm" svg:x2="33.95cm" svg:y2="31.201cm" draw:start-shape="id251" draw:start-glue-point="7" draw:end-shape="id249" draw:end-glue-point="5" svg:d="M30851 31202h1550v-1h1549" svg:viewBox="0 0 3100 2">
          <text:p/>
        </draw:connector>
        <draw:connector draw:style-name="gr4" draw:text-style-name="P2" draw:layer="layout" svg:x1="30.651cm" svg:y1="31.002cm" svg:x2="30.647cm" svg:y2="8.251cm" draw:start-shape="id251" draw:start-glue-point="4" svg:d="M30651 31002v-11626h-4v-11125" svg:viewBox="0 0 5 22752">
          <text:p/>
        </draw:connector>
        <draw:connector draw:style-name="gr4" draw:text-style-name="P2" draw:layer="layout" svg:x1="13.15cm" svg:y1="13.65cm" svg:x2="13.152cm" svg:y2="13.9cm" draw:start-shape="id211" draw:start-glue-point="2" draw:end-shape="id212" draw:end-glue-point="4" svg:d="M13150 13650v137h2v113" svg:viewBox="0 0 3 251">
          <text:p/>
        </draw:connector>
        <draw:custom-shape draw:style-name="gr42" draw:text-style-name="P2" xml:id="id231" draw:id="id231" draw:layer="layout" svg:width="0.4cm" svg:height="0.4cm" svg:x="47.955cm" svg:y="17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253" draw:id="id253" draw:layer="layout" svg:x1="48.155cm" svg:y1="17.901cm" svg:x2="48.155cm" svg:y2="17.901cm" draw:start-shape="id231" draw:start-glue-point="4" draw:end-shape="id231" draw:end-glue-point="4" svg:d="M48155 17901z" svg:viewBox="0 0 1 1">
          <text:p/>
        </draw:connector>
        <draw:connector draw:style-name="gr4" draw:text-style-name="P2" draw:layer="layout" draw:line-skew="-0.481cm" svg:x1="48.155cm" svg:y1="17.901cm" svg:x2="48.15cm" svg:y2="17.648cm" draw:start-shape="id253" draw:start-glue-point="0" draw:end-shape="id228" draw:end-glue-point="2" svg:d="M48155 17901v20h-5v-273" svg:viewBox="0 0 6 274">
          <text:p/>
        </draw:connector>
        <draw:connector draw:style-name="gr4" draw:text-style-name="P2" draw:layer="layout" svg:x1="41.35cm" svg:y1="16.303cm" svg:x2="47.955cm" svg:y2="18.101cm" draw:start-shape="id223" draw:start-glue-point="7" draw:end-shape="id231" draw:end-glue-point="5" svg:d="M41350 16303h3303v1798h3302" svg:viewBox="0 0 6606 1799">
          <text:p/>
        </draw:connector>
        <draw:frame draw:style-name="gr7" draw:text-style-name="P4" xml:id="id254" draw:id="id254" draw:layer="layout" svg:width="10.8cm" svg:height="6.8cm" svg:x="28.2cm" svg:y="33.7cm">
          <draw:text-box>
            <text:p text:style-name="P2"><text:span text:style-name="T6">Downscaling </text:span></text:p>
            <text:p text:style-name="P2"><text:span text:style-name="T6">CHELSA temperature</text:span></text:p>
          </draw:text-box>
        </draw:frame>
        <draw:connector draw:style-name="gr8" draw:text-style-name="P2" draw:layer="layout" svg:x1="28.2cm" svg:y1="37.1cm" svg:x2="33.6cm" svg:y2="33.7cm" draw:start-shape="id254" draw:start-glue-point="3" draw:end-shape="id254" draw:end-glue-point="0" svg:d="M28200 37100h-500v-3900h5900v500" svg:viewBox="0 0 5901 3901">
          <text:p/>
        </draw:connector>
        <draw:connector draw:style-name="gr8" draw:text-style-name="P2" draw:layer="layout" svg:x1="33.6cm" svg:y1="40.5cm" svg:x2="39cm" svg:y2="37.1cm" draw:start-shape="id254" draw:start-glue-point="2" draw:end-shape="id254" draw:end-glue-point="1" svg:d="M33600 40500v500h5900v-3900h-500" svg:viewBox="0 0 5901 3901">
          <text:p/>
        </draw:connector>
        <draw:connector draw:style-name="gr4" draw:text-style-name="P2" draw:layer="layout" draw:line-skew="-2.975cm -0.601cm" svg:x1="20.15cm" svg:y1="21.9cm" svg:x2="20.15cm" svg:y2="21.65cm" draw:start-shape="id255" draw:start-glue-point="0" draw:end-shape="id234" draw:end-glue-point="2" svg:d="M20150 21900v-100-150" svg:viewBox="0 0 1 251">
          <text:p/>
        </draw:connector>
        <draw:frame draw:style-name="gr33" draw:text-style-name="P9" draw:layer="layout" svg:width="6.801cm" svg:height="0.961cm" svg:x="20.35cm" svg:y="22.139cm">
          <draw:text-box>
            <text:p><text:span text:style-name="T17">CORRECTION by CLOUDS...</text:span></text:p>
          </draw:text-box>
        </draw:frame>
        <draw:custom-shape draw:style-name="gr42" draw:text-style-name="P2" xml:id="id242" draw:id="id242" draw:layer="layout" svg:width="0.4cm" svg:height="0.4cm" svg:x="26.951cm" svg:y="21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7.151cm" svg:y1="21.901cm" svg:x2="27.15cm" svg:y2="21.65cm" draw:start-shape="id242" draw:start-glue-point="4" draw:end-shape="id241" draw:end-glue-point="2" svg:d="M27151 21901v-113h-1v-138" svg:viewBox="0 0 2 252">
          <text:p/>
        </draw:connector>
        <draw:connector draw:style-name="gr4" draw:text-style-name="P2" draw:layer="layout" svg:x1="20.35cm" svg:y1="22.1cm" svg:x2="26.951cm" svg:y2="22.101cm" draw:start-shape="id235" draw:start-glue-point="7" draw:end-shape="id242" draw:end-glue-point="5" svg:d="M20350 22100h3301v1h3300" svg:viewBox="0 0 6602 2">
          <text:p/>
        </draw:connector>
        <draw:frame draw:style-name="gr19" draw:text-style-name="P9" draw:layer="layout" svg:width="3.828cm" svg:height="0.92cm" svg:x="34.099cm" svg:y="9.779cm">
          <draw:text-box>
            <text:p><text:span text:style-name="T17">CREATE...</text:span></text:p>
          </draw:text-box>
        </draw:frame>
        <draw:frame draw:style-name="gr19" draw:text-style-name="P9" draw:layer="layout" svg:width="3.828cm" svg:height="0.92cm" svg:x="27.199cm" svg:y="9.779cm">
          <draw:text-box>
            <text:p><text:span text:style-name="T17">CREATE...</text:span></text:p>
          </draw:text-box>
        </draw:frame>
        <draw:frame draw:style-name="gr19" draw:text-style-name="P9" draw:layer="layout" svg:width="3.828cm" svg:height="0.92cm" svg:x="27.15cm" svg:y="17.779cm">
          <draw:text-box>
            <text:p><text:span text:style-name="T17">LIGHTING...</text:span></text:p>
          </draw:text-box>
        </draw:frame>
        <draw:frame draw:style-name="gr19" draw:text-style-name="P9" draw:layer="layout" svg:width="3.828cm" svg:height="0.92cm" svg:x="20.15cm" svg:y="17.779cm">
          <draw:text-box>
            <text:p><text:span text:style-name="T17">LIGHTING...</text:span></text:p>
          </draw:text-box>
        </draw:frame>
        <draw:frame draw:style-name="gr19" draw:text-style-name="P9" draw:layer="layout" svg:width="3.828cm" svg:height="0.92cm" svg:x="22.172cm" svg:y="25.5cm">
          <draw:text-box>
            <text:p><text:span text:style-name="T17">QUOTIENT...</text:span></text:p>
          </draw:text-box>
        </draw:frame>
        <draw:frame draw:style-name="gr19" draw:text-style-name="P9" draw:layer="layout" svg:width="3.828cm" svg:height="0.92cm" svg:x="27.15cm" svg:y="13.779cm">
          <draw:text-box>
            <text:p><text:span text:style-name="T17">SVF...</text:span></text:p>
          </draw:text-box>
        </draw:frame>
        <draw:frame draw:style-name="gr19" draw:text-style-name="P9" draw:layer="layout" svg:width="3.828cm" svg:height="0.92cm" svg:x="20.15cm" svg:y="13.779cm">
          <draw:text-box>
            <text:p><text:span text:style-name="T17">SVF...</text:span></text:p>
          </draw:text-box>
        </draw:frame>
        <draw:frame draw:style-name="gr19" draw:text-style-name="P9" draw:layer="layout" svg:width="4.349cm" svg:height="1.581cm" svg:x="6.151cm" svg:y="29.582cm">
          <draw:text-box>
            <text:p><text:span text:style-name="T17">LAND SURFACE TEMPERATURE...</text:span></text:p>
          </draw:text-box>
        </draw:frame>
        <draw:frame draw:style-name="gr51" draw:text-style-name="P11" xml:id="id257" draw:id="id257" draw:layer="layout" svg:width="5.4cm" svg:height="1.288cm" svg:x="3.5cm" svg:y="3.696cm">
          <draw:text-box>
            <text:p text:style-name="P10"><text:span text:style-name="T20">Temperature</text:span></text:p>
          </draw:text-box>
        </draw:frame>
        <draw:frame draw:style-name="gr51" draw:text-style-name="P11" xml:id="id256" draw:id="id256" draw:layer="layout" svg:width="5.4cm" svg:height="2.325cm" svg:x="10.5cm" svg:y="3.178cm">
          <draw:text-box>
            <text:p text:style-name="P10"><text:span text:style-name="T20">Cloud</text:span></text:p>
            <text:p text:style-name="P10"><text:span text:style-name="T20">cover</text:span></text:p>
          </draw:text-box>
        </draw:frame>
        <draw:frame draw:style-name="gr51" draw:text-style-name="P11" xml:id="id258" draw:id="id258" draw:layer="layout" svg:width="5.4cm" svg:height="2.325cm" svg:x="31.4cm" svg:y="3.178cm">
          <draw:text-box>
            <text:p text:style-name="P10"><text:span text:style-name="T20">Leaf Area Index</text:span></text:p>
          </draw:text-box>
        </draw:frame>
        <draw:frame draw:style-name="gr51" draw:text-style-name="P11" xml:id="id259" draw:id="id259" draw:layer="layout" svg:width="5.4cm" svg:height="2.325cm" svg:x="38.5cm" svg:y="3.179cm">
          <draw:text-box>
            <text:p text:style-name="P10"><text:span text:style-name="T20">DEM Reference</text:span></text:p>
          </draw:text-box>
        </draw:frame>
        <draw:connector draw:style-name="gr4" draw:text-style-name="P2" draw:layer="layout" svg:x1="10.5cm" svg:y1="4.34cm" svg:x2="15.9cm" svg:y2="4.34cm" draw:start-shape="id256" draw:start-glue-point="3" draw:end-shape="id256" draw:end-glue-point="1" svg:d="M10500 4340h-500v1663h6400v-1663h-500" svg:viewBox="0 0 6401 1664">
          <text:p/>
        </draw:connector>
        <draw:connector draw:style-name="gr4" draw:text-style-name="P2" draw:layer="layout" draw:line-skew="0cm 2.804cm" svg:x1="8.9cm" svg:y1="4.34cm" svg:x2="3.5cm" svg:y2="4.34cm" draw:start-shape="id257" draw:start-glue-point="1" draw:end-shape="id257" draw:end-glue-point="3" svg:d="M8900 4340h500v1660h-6400v-1660h500" svg:viewBox="0 0 6401 1661">
          <text:p/>
        </draw:connector>
        <draw:connector draw:style-name="gr4" draw:text-style-name="P2" draw:layer="layout" svg:x1="31.4cm" svg:y1="4.34cm" svg:x2="36.8cm" svg:y2="4.34cm" draw:start-shape="id258" draw:start-glue-point="3" draw:end-shape="id258" draw:end-glue-point="1" svg:d="M31400 4340h-500v1663h6400v-1663h-500" svg:viewBox="0 0 6401 1664">
          <text:p/>
        </draw:connector>
        <draw:connector draw:style-name="gr4" draw:text-style-name="P2" draw:layer="layout" svg:x1="38.5cm" svg:y1="4.341cm" svg:x2="43.9cm" svg:y2="4.341cm" draw:start-shape="id259" draw:start-glue-point="3" draw:end-shape="id259" draw:end-glue-point="1" svg:d="M38500 4341h-500v1663h6400v-1663h-500" svg:viewBox="0 0 6401 1664">
          <text:p/>
        </draw:connector>
        <draw:frame draw:style-name="gr51" draw:text-style-name="P11" xml:id="id260" draw:id="id260" draw:layer="layout" svg:width="5.4cm" svg:height="1.288cm" svg:x="45.5cm" svg:y="0.698cm">
          <draw:text-box>
            <text:p text:style-name="P10"><text:span text:style-name="T20">Lapse rate</text:span></text:p>
          </draw:text-box>
        </draw:frame>
        <draw:connector draw:style-name="gr4" draw:text-style-name="P2" draw:layer="layout" draw:line-skew="0cm 2.102cm" svg:x1="45.5cm" svg:y1="1.342cm" svg:x2="50.9cm" svg:y2="1.342cm" draw:start-shape="id260" draw:start-glue-point="3" draw:end-shape="id260" draw:end-glue-point="1" svg:d="M45500 1342h-500v958h6400v-958h-500" svg:viewBox="0 0 6401 959">
          <text:p/>
        </draw:connector>
        <draw:frame draw:style-name="gr51" draw:text-style-name="P11" xml:id="id261" draw:id="id261" draw:layer="layout" svg:width="9.7cm" svg:height="1.288cm" svg:x="18.9cm" svg:y="0.698cm">
          <draw:text-box>
            <text:p text:style-name="P10"><text:span text:style-name="T20">DEM &amp; Solar radiation</text:span></text:p>
          </draw:text-box>
        </draw:frame>
        <draw:connector draw:style-name="gr4" draw:text-style-name="P2" draw:layer="layout" draw:line-skew="0cm 2.002cm" svg:x1="18.9cm" svg:y1="1.342cm" svg:x2="28.6cm" svg:y2="1.342cm" draw:start-shape="id261" draw:start-glue-point="3" draw:end-shape="id261" draw:end-glue-point="1" svg:d="M18900 1342h-500v858h10700v-858h-500" svg:viewBox="0 0 10701 859">
          <text:p/>
        </draw:connecto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35" draw:text-style-name="P8" xml:id="id262" draw:id="id262" draw:layer="layout" svg:width="4.9cm" svg:height="2.651cm" svg:x="10.701cm" svg:y="6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19" draw:text-style-name="P9" draw:layer="layout" svg:width="3.828cm" svg:height="0.92cm" svg:x="13.153cm" svg:y="9.779cm">
          <draw:text-box>
            <text:p><text:span text:style-name="T17">REPROJECT...</text:span></text:p>
          </draw:text-box>
        </draw:frame>
        <draw:frame draw:style-name="gr36" draw:text-style-name="P8" xml:id="id263" draw:id="id263" draw:layer="layout" svg:width="4.9cm" svg:height="2.651cm" svg:x="10.701cm" svg:y="10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6000</text:span></text:p>
          </draw:text-box>
        </draw:frame>
        <draw:frame draw:style-name="gr37" draw:text-style-name="P8" xml:id="id268" draw:id="id268" draw:layer="layout" svg:width="4.9cm" svg:height="2.651cm" svg:x="3.702cm" svg:y="6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00833333</text:span></text:p>
          </draw:text-box>
        </draw:frame>
        <draw:frame draw:style-name="gr38" draw:text-style-name="P8" xml:id="id269" draw:id="id269" draw:layer="layout" svg:width="4.9cm" svg:height="2.651cm" svg:x="3.702cm" svg:y="10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4000</text:span></text:p>
          </draw:text-box>
        </draw:frame>
        <draw:frame draw:style-name="gr38" draw:text-style-name="P8" xml:id="id270" draw:id="id270" draw:layer="layout" svg:width="4.9cm" svg:height="2.651cm" svg:x="3.702cm" svg:y="14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4000</text:span></text:p>
          </draw:text-box>
        </draw:frame>
        <draw:frame draw:style-name="gr23" draw:text-style-name="P9" draw:layer="layout" svg:width="4.662cm" svg:height="0.962cm" svg:x="4.038cm" svg:y="13.737cm">
          <draw:text-box>
            <text:p><text:span text:style-name="T17">DIVIDE <text:s/>by 10...</text:span></text:p>
          </draw:text-box>
        </draw:frame>
        <draw:frame draw:style-name="gr37" draw:text-style-name="P8" xml:id="id273" draw:id="id273" draw:layer="layout" svg:width="4.9cm" svg:height="2.649cm" svg:x="38.701cm" svg:y="6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longlat</text:span></text:p>
            <text:p><text:span text:style-name="T15">Resolution </text:span><text:span text:style-name="T16">: 0.00208333</text:span></text:p>
          </draw:text-box>
        </draw:frame>
        <draw:frame draw:style-name="gr38" draw:text-style-name="P8" xml:id="id274" draw:id="id274" draw:layer="layout" svg:width="4.9cm" svg:height="2.651cm" svg:x="38.701cm" svg:y="10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FID30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310</text:span></text:p>
          </draw:text-box>
        </draw:frame>
        <draw:frame draw:style-name="gr39" draw:text-style-name="P8" xml:id="id277" draw:id="id277" draw:layer="layout" svg:width="4.9cm" svg:height="2.649cm" svg:x="45.701cm" svg:y="3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39" draw:text-style-name="P8" xml:id="id278" draw:id="id278" draw:layer="layout" svg:width="4.9cm" svg:height="2.649cm" svg:x="45.701cm" svg:y="6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longlat</text:span></text:p>
            <text:p><text:span text:style-name="T15">Resolution </text:span><text:span text:style-name="T16">: 0.75</text:span></text:p>
          </draw:text-box>
        </draw:frame>
        <draw:frame draw:style-name="gr38" draw:text-style-name="P8" xml:id="id279" draw:id="id279" draw:layer="layout" svg:width="4.9cm" svg:height="2.651cm" svg:x="45.701cm" svg:y="10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temperature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8">100000</text:span></text:p>
          </draw:text-box>
        </draw:frame>
        <draw:frame draw:style-name="gr38" draw:text-style-name="P8" xml:id="id280" draw:id="id280" draw:layer="layout" svg:width="4.9cm" svg:height="2.649cm" svg:x="45.701cm" svg:y="14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8">lapse-rate</text:span><text:span text:style-name="T16"> </text:span></text:p>
            <text:p><text:span text:style-name="T15">Zone </text:span><text:span text:style-name="T16">: Worl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100000</text:span></text:p>
          </draw:text-box>
        </draw:frame>
        <draw:frame draw:style-name="gr26" draw:text-style-name="P8" xml:id="id281" draw:id="id281" draw:layer="layout" svg:width="4.9cm" svg:height="2.649cm" svg:x="21.201cm" svg:y="3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user-defined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40" draw:text-style-name="P8" xml:id="id282" draw:id="id282" draw:layer="layout" svg:width="4.9cm" svg:height="2.651cm" svg:x="21.201cm" svg:y="6.999cm">
          <draw:text-box>
            <text:p><text:span text:style-name="T16"/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8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8" draw:text-style-name="P8" xml:id="id265" draw:id="id265" draw:layer="layout" svg:width="4.9cm" svg:height="2.649cm" svg:x="10.701cm" svg:y="14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6000</text:span></text:p>
          </draw:text-box>
        </draw:frame>
        <draw:frame draw:style-name="gr29" draw:text-style-name="P8" xml:id="id267" draw:id="id267" draw:layer="layout" svg:width="4.9cm" svg:height="2.649cm" svg:x="10.701cm" svg:y="18.999cm">
          <draw:text-box>
            <text:p><text:span text:style-name="T15">Source </text:span><text:span text:style-name="T16">: EarthEnv</text:span></text:p>
            <text:p><text:span text:style-name="T15">Type </text:span><text:span text:style-name="T16">: clouds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272" draw:id="id272" draw:layer="layout" svg:width="4.9cm" svg:height="2.651cm" svg:x="3.702cm" svg:y="18.999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21" draw:text-style-name="P8" xml:id="id276" draw:id="id276" draw:layer="layout" svg:width="4.9cm" svg:height="2.649cm" svg:x="38.701cm" svg:y="18.999cm">
          <draw:text-box>
            <text:p><text:span text:style-name="T15">Source </text:span><text:span text:style-name="T16">: GMTED2010</text:span></text:p>
            <text:p><text:span text:style-name="T15">Type </text:span><text:span text:style-name="T16">: DEM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frame draw:style-name="gr30" draw:text-style-name="P9" draw:layer="layout" svg:width="3.828cm" svg:height="0.916cm" svg:x="13.053cm" svg:y="13.938cm">
          <draw:text-box>
            <text:p><text:span text:style-name="T17">CLIP...</text:span></text:p>
          </draw:text-box>
        </draw:frame>
        <draw:frame draw:style-name="gr31" draw:text-style-name="P9" draw:layer="layout" svg:width="3.828cm" svg:height="1.005cm" svg:x="13.041cm" svg:y="17.994cm">
          <draw:text-box>
            <text:p><text:span text:style-name="T17">GWR...</text:span></text:p>
          </draw:text-box>
        </draw:frame>
        <draw:connector draw:style-name="gr2" draw:text-style-name="P2" draw:layer="layout" svg:x1="13.151cm" svg:y1="9.65cm" svg:x2="13.151cm" svg:y2="10.999cm" draw:start-shape="id262" draw:start-glue-point="2" draw:end-shape="id263" draw:end-glue-point="0" svg:d="M13151 9650v1349" svg:viewBox="0 0 1 1350">
          <text:p/>
        </draw:connector>
        <draw:connector draw:style-name="gr2" draw:text-style-name="P2" draw:layer="layout" svg:x1="13.153cm" svg:y1="14.3cm" svg:x2="13.151cm" svg:y2="14.999cm" draw:start-shape="id264" draw:start-glue-point="6" draw:end-shape="id265" draw:end-glue-point="0" svg:d="M13153 14300v338h-2v361" svg:viewBox="0 0 3 700">
          <text:p/>
        </draw:connector>
        <draw:connector draw:style-name="gr2" draw:text-style-name="P2" draw:layer="layout" svg:x1="13.154cm" svg:y1="18.301cm" svg:x2="13.151cm" svg:y2="18.999cm" draw:start-shape="id266" draw:start-glue-point="6" draw:end-shape="id267" draw:end-glue-point="0" svg:d="M13154 18301v338h-3v360" svg:viewBox="0 0 4 699">
          <text:p/>
        </draw:connector>
        <draw:connector draw:style-name="gr2" draw:text-style-name="P2" draw:layer="layout" svg:x1="6.152cm" svg:y1="9.65cm" svg:x2="6.152cm" svg:y2="10.999cm" draw:start-shape="id268" draw:start-glue-point="2" draw:end-shape="id269" draw:end-glue-point="0" svg:d="M6152 9650v1349" svg:viewBox="0 0 1 1350">
          <text:p/>
        </draw:connector>
        <draw:connector draw:style-name="gr2" draw:text-style-name="P2" draw:layer="layout" svg:x1="6.152cm" svg:y1="13.65cm" svg:x2="6.152cm" svg:y2="14.999cm" draw:start-shape="id269" draw:start-glue-point="2" draw:end-shape="id270" draw:end-glue-point="0" svg:d="M6152 13650v1349" svg:viewBox="0 0 1 1350">
          <text:p/>
        </draw:connector>
        <draw:connector draw:style-name="gr2" draw:text-style-name="P2" draw:layer="layout" svg:x1="6.155cm" svg:y1="18.302cm" svg:x2="6.152cm" svg:y2="18.999cm" draw:start-shape="id271" draw:start-glue-point="6" draw:end-shape="id272" draw:end-glue-point="0" svg:d="M6155 18302v337h-3v360" svg:viewBox="0 0 4 698">
          <text:p/>
        </draw:connector>
        <draw:frame draw:style-name="gr19" draw:text-style-name="P9" draw:layer="layout" svg:width="3.828cm" svg:height="0.92cm" svg:x="6.132cm" svg:y="9.779cm">
          <draw:text-box>
            <text:p><text:span text:style-name="T17">REPROJECT...</text:span></text:p>
          </draw:text-box>
        </draw:frame>
        <draw:frame draw:style-name="gr32" draw:text-style-name="P9" draw:layer="layout" svg:width="6.301cm" svg:height="0.978cm" svg:x="3.7cm" svg:y="17.999cm">
          <draw:text-box>
            <text:p><text:span text:style-name="T17">CLIP &amp; <text:s text:c="3"/>REPROJECT...</text:span></text:p>
          </draw:text-box>
        </draw:frame>
        <draw:connector draw:style-name="gr2" draw:text-style-name="P2" draw:layer="layout" svg:x1="41.151cm" svg:y1="9.648cm" svg:x2="41.151cm" svg:y2="10.999cm" draw:start-shape="id273" draw:start-glue-point="2" draw:end-shape="id274" draw:end-glue-point="0" svg:d="M41151 9648v1351" svg:viewBox="0 0 1 1352">
          <text:p/>
        </draw:connector>
        <draw:connector draw:style-name="gr2" draw:text-style-name="P2" draw:layer="layout" svg:x1="41.151cm" svg:y1="16.503cm" svg:x2="41.151cm" svg:y2="18.999cm" draw:start-shape="id275" draw:start-glue-point="6" draw:end-shape="id276" svg:d="M41151 16503v2496" svg:viewBox="0 0 1 2497">
          <text:p/>
        </draw:connector>
        <draw:frame draw:style-name="gr19" draw:text-style-name="P9" draw:layer="layout" svg:width="3.828cm" svg:height="0.92cm" svg:x="41.4cm" svg:y="9.779cm">
          <draw:text-box>
            <text:p><text:span text:style-name="T17">REPROJECT...</text:span></text:p>
          </draw:text-box>
        </draw:frame>
        <draw:frame draw:style-name="gr43" draw:text-style-name="P9" draw:layer="layout" svg:width="6cm" svg:height="1.565cm" svg:x="38.901cm" svg:y="16.334cm">
          <draw:text-box>
            <text:p><text:span text:style-name="T17">CLIP &amp; <text:s text:c="2"/>REPROJECT...</text:span></text:p>
          </draw:text-box>
        </draw:frame>
        <draw:connector draw:style-name="gr2" draw:text-style-name="P2" draw:layer="layout" svg:x1="48.151cm" svg:y1="5.649cm" svg:x2="48.151cm" svg:y2="6.999cm" draw:start-shape="id277" draw:start-glue-point="2" draw:end-shape="id278" draw:end-glue-point="0" svg:d="M48151 5649v1350" svg:viewBox="0 0 1 1351">
          <text:p/>
        </draw:connector>
        <draw:connector draw:style-name="gr2" draw:text-style-name="P2" draw:layer="layout" svg:x1="48.151cm" svg:y1="9.648cm" svg:x2="48.151cm" svg:y2="10.999cm" draw:start-shape="id278" draw:start-glue-point="2" draw:end-shape="id279" draw:end-glue-point="0" svg:d="M48151 9648v1351" svg:viewBox="0 0 1 1352">
          <text:p/>
        </draw:connector>
        <draw:connector draw:style-name="gr2" draw:text-style-name="P2" draw:layer="layout" svg:x1="48.151cm" svg:y1="13.65cm" svg:x2="48.151cm" svg:y2="14.999cm" draw:start-shape="id279" draw:start-glue-point="2" draw:end-shape="id280" draw:end-glue-point="0" svg:d="M48151 13650v1349" svg:viewBox="0 0 1 1350">
          <text:p/>
        </draw:connector>
        <draw:frame draw:style-name="gr30" draw:text-style-name="P9" draw:layer="layout" svg:width="3.828cm" svg:height="0.916cm" svg:x="48.153cm" svg:y="9.779cm">
          <draw:text-box>
            <text:p><text:span text:style-name="T17">REPROJECT...</text:span></text:p>
          </draw:text-box>
        </draw:frame>
        <draw:frame draw:style-name="gr33" draw:text-style-name="P9" draw:layer="layout" svg:width="4.047cm" svg:height="0.961cm" svg:x="48.153cm" svg:y="13.738cm">
          <draw:text-box>
            <text:p><text:span text:style-name="T17">REGRESSION...</text:span></text:p>
          </draw:text-box>
        </draw:frame>
        <draw:connector draw:style-name="gr2" draw:text-style-name="P2" draw:layer="layout" svg:x1="23.651cm" svg:y1="5.649cm" svg:x2="23.651cm" svg:y2="6.999cm" draw:start-shape="id281" draw:start-glue-point="2" draw:end-shape="id282" draw:end-glue-point="0" svg:d="M23651 5649v1350" svg:viewBox="0 0 1 1351">
          <text:p/>
        </draw:connector>
        <draw:frame draw:style-name="gr19" draw:text-style-name="P9" draw:layer="layout" svg:width="3.828cm" svg:height="0.92cm" svg:x="23.853cm" svg:y="5.779cm">
          <draw:text-box>
            <text:p><text:span text:style-name="T17">REPROJECT...</text:span></text:p>
          </draw:text-box>
        </draw:frame>
        <draw:frame draw:style-name="gr21" draw:text-style-name="P8" xml:id="id284" draw:id="id284" draw:layer="layout" svg:width="4.9cm" svg:height="2.649cm" svg:x="45.701cm" svg:y="18.999cm">
          <draw:text-box>
            <text:p><text:span text:style-name="T15">Source </text:span><text:span text:style-name="T16">: ERA-interim</text:span></text:p>
            <text:p><text:span text:style-name="T15">Type </text:span><text:span text:style-name="T16">: </text:span><text:span text:style-name="T19">lapse-rate</text:span><text:span text:style-name="T16"> </text:span></text:p>
            <text:p><text:span text:style-name="T15">Zone </text:span><text:span text:style-name="T16">: </text:span><text:span text:style-name="T18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8">user-defined</text:span></text:p>
          </draw:text-box>
        </draw:frame>
        <draw:connector draw:style-name="gr2" draw:text-style-name="P2" draw:layer="layout" svg:x1="48.156cm" svg:y1="18.301cm" svg:x2="48.151cm" svg:y2="18.999cm" draw:start-shape="id283" draw:start-glue-point="6" draw:end-shape="id284" draw:end-glue-point="0" svg:d="M48156 18301v338h-5v360" svg:viewBox="0 0 6 699">
          <text:p/>
        </draw:connector>
        <draw:frame draw:style-name="gr32" draw:text-style-name="P9" draw:layer="layout" svg:width="6.662cm" svg:height="0.978cm" svg:x="45.939cm" svg:y="18.021cm">
          <draw:text-box>
            <text:p><text:span text:style-name="T17">CLIP &amp; <text:s text:c="2"/>REPROJECT...</text:span></text:p>
          </draw:text-box>
        </draw:frame>
        <draw:frame draw:style-name="gr27" draw:text-style-name="P8" xml:id="id285" draw:id="id285" draw:layer="layout" svg:width="4.9cm" svg:height="2.651cm" svg:x="17.701cm" svg:y="14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50" draw:text-style-name="P2" draw:layer="layout" draw:line-skew="-1.925cm" svg:x1="23.651cm" svg:y1="9.65cm" svg:x2="20.151cm" svg:y2="14.999cm" draw:start-shape="id282" draw:start-glue-point="2" draw:end-shape="id285" draw:end-glue-point="0" svg:d="M23651 9650v750h-3500v4599" svg:viewBox="0 0 3501 5350">
          <text:p/>
        </draw:connector>
        <draw:frame draw:style-name="gr27" draw:text-style-name="P8" xml:id="id286" draw:id="id286" draw:layer="layout" svg:width="4.9cm" svg:height="2.651cm" svg:x="17.701cm" svg:y="18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151cm" svg:y1="17.65cm" svg:x2="20.151cm" svg:y2="18.999cm" draw:start-shape="id285" draw:start-glue-point="2" draw:end-shape="id286" draw:end-glue-point="0" svg:d="M20151 17650v1349" svg:viewBox="0 0 1 1350">
          <text:p/>
        </draw:connector>
        <draw:frame draw:style-name="gr27" draw:text-style-name="P8" xml:id="id288" draw:id="id288" draw:layer="layout" svg:width="4.9cm" svg:height="2.651cm" svg:x="17.701cm" svg:y="22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0.151cm" svg:y1="22.3cm" svg:x2="20.151cm" svg:y2="22.999cm" draw:start-shape="id287" draw:start-glue-point="6" draw:end-shape="id288" draw:end-glue-point="0" svg:d="M20151 22300v699" svg:viewBox="0 0 1 700">
          <text:p/>
        </draw:connector>
        <draw:connector draw:style-name="gr4" draw:text-style-name="P2" draw:layer="layout" draw:line-skew="-1.087cm" svg:x1="15.601cm" svg:y1="20.323cm" svg:x2="19.951cm" svg:y2="22.1cm" draw:start-shape="id267" draw:start-glue-point="1" draw:end-shape="id287" draw:end-glue-point="5" svg:d="M15601 20323h1100v1777h3250" svg:viewBox="0 0 4351 1778">
          <text:p/>
        </draw:connector>
        <draw:connector draw:style-name="gr4" draw:text-style-name="P2" xml:id="id291" draw:id="id291" draw:layer="layout" svg:x1="21.201cm" svg:y1="8.324cm" svg:x2="13.353cm" svg:y2="14.1cm" draw:start-shape="id282" draw:start-glue-point="3" draw:end-shape="id264" draw:end-glue-point="7" svg:d="M21201 8324h-3935v5776h-3913" svg:viewBox="0 0 7849 5777">
          <text:p/>
        </draw:connector>
        <draw:connector draw:style-name="gr4" draw:text-style-name="P2" draw:layer="layout" svg:x1="34.151cm" svg:y1="8.324cm" svg:x2="40.951cm" svg:y2="16.303cm" draw:start-shape="id289" draw:start-glue-point="0" draw:end-shape="id275" draw:end-glue-point="5" svg:d="M34151 8324h3475v7979h3325" svg:viewBox="0 0 6801 7980">
          <text:p/>
        </draw:connector>
        <draw:frame draw:style-name="gr41" draw:text-style-name="P8" xml:id="id290" draw:id="id290" draw:layer="layout" svg:width="4.9cm" svg:height="2.649cm" svg:x="3.702cm" svg:y="33cm">
          <draw:text-box>
            <text:p><text:span text:style-name="T15">Source </text:span><text:span text:style-name="T16">: CHELSA</text:span></text:p>
            <text:p><text:span text:style-name="T15">Type </text:span><text:span text:style-name="T16">: temperature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6.152cm" svg:y1="21.65cm" svg:x2="6.152cm" svg:y2="33cm" draw:start-shape="id272" draw:start-glue-point="2" draw:end-shape="id290" svg:d="M6152 21650v11350" svg:viewBox="0 0 1 11351">
          <text:p/>
        </draw:connector>
        <draw:connector draw:style-name="gr4" draw:text-style-name="P2" draw:layer="layout" svg:x1="17.266cm" svg:y1="11.212cm" svg:x2="13.354cm" svg:y2="18.101cm" draw:start-shape="id291" draw:start-glue-point="0" draw:end-shape="id266" draw:end-glue-point="7" svg:d="M17266 11212v6889h-3912" svg:viewBox="0 0 3913 6890">
          <text:p/>
        </draw:connector>
        <draw:frame draw:style-name="gr27" draw:text-style-name="P8" xml:id="id292" draw:id="id292" draw:layer="layout" svg:width="4.9cm" svg:height="2.651cm" svg:x="24.701cm" svg:y="14.999cm">
          <draw:text-box>
            <text:p><text:span text:style-name="T16"/></text:p>
            <text:p><text:span text:style-name="T15">Type </text:span><text:span text:style-name="T16">: </text:span><text:span text:style-name="T18">Sky View Factor</text:span><text:span text:style-name="T16"> 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93" draw:id="id293" draw:layer="layout" svg:width="4.9cm" svg:height="2.651cm" svg:x="24.701cm" svg:y="18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7.151cm" svg:y1="17.65cm" svg:x2="27.151cm" svg:y2="18.999cm" draw:start-shape="id292" draw:start-glue-point="2" draw:end-shape="id293" draw:end-glue-point="0" svg:d="M27151 17650v1349" svg:viewBox="0 0 1 1350">
          <text:p/>
        </draw:connector>
        <draw:frame draw:style-name="gr27" draw:text-style-name="P8" xml:id="id295" draw:id="id295" draw:layer="layout" svg:width="4.9cm" svg:height="2.651cm" svg:x="24.701cm" svg:y="22.999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onnector draw:style-name="gr2" draw:text-style-name="P2" draw:layer="layout" svg:x1="27.152cm" svg:y1="22.301cm" svg:x2="27.151cm" svg:y2="22.999cm" draw:start-shape="id294" draw:start-glue-point="6" draw:end-shape="id295" draw:end-glue-point="0" svg:d="M27152 22301v338h-1v360" svg:viewBox="0 0 2 699">
          <text:p/>
        </draw:connector>
        <draw:frame draw:style-name="gr27" draw:text-style-name="P8" xml:id="id300" draw:id="id300" draw:layer="layout" svg:width="4.9cm" svg:height="2.651cm" svg:x="24.701cm" svg:y="10.999cm">
          <draw:text-box>
            <text:p><text:span text:style-name="T16"/></text:p>
            <text:p><text:span text:style-name="T15">Type </text:span><text:span text:style-name="T16">: </text:span><text:span text:style-name="T18">DEM-Flat = 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98" draw:id="id298" draw:layer="layout" svg:width="4.9cm" svg:height="2.651cm" svg:x="21.201cm" svg:y="26.998cm">
          <draw:text-box>
            <text:p><text:span text:style-name="T16"/></text:p>
            <text:p><text:span text:style-name="T15">Type </text:span><text:span text:style-name="T16">: </text:span><text:span text:style-name="T18">Solar radiation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frame draw:style-name="gr27" draw:text-style-name="P8" xml:id="id299" draw:id="id299" draw:layer="layout" svg:width="4.9cm" svg:height="2.651cm" svg:x="31.701cm" svg:y="10.999cm">
          <draw:text-box>
            <text:p><text:span text:style-name="T16"/></text:p>
            <text:p><text:span text:style-name="T15">Type </text:span><text:span text:style-name="T16">: </text:span><text:span text:style-name="T18">LAI = 0.01</text:span></text:p>
            <text:p><text:span text:style-name="T15">Zone </text:span><text:span text:style-name="T16">: </text:span><text:span text:style-name="T19">user-defined</text:span></text:p>
            <text:p><text:span text:style-name="T15">Projection </text:span><text:span text:style-name="T16">: </text:span><text:span text:style-name="T19">mercator</text:span></text:p>
            <text:p><text:span text:style-name="T15">Resolution </text:span><text:span text:style-name="T16">: </text:span><text:span text:style-name="T19">user-defined</text:span></text:p>
          </draw:text-box>
        </draw:frame>
        <draw:custom-shape draw:style-name="gr42" draw:text-style-name="P2" xml:id="id296" draw:id="id296" draw:layer="layout" svg:width="0.4cm" svg:height="0.4cm" svg:x="40.951cm" svg:y="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1.151cm" svg:y1="21.648cm" svg:x2="41.151cm" svg:y2="31cm" draw:start-shape="id276" draw:start-glue-point="2" draw:end-shape="id296" draw:end-glue-point="4" svg:d="M41151 21648v9352" svg:viewBox="0 0 1 9353">
          <text:p/>
        </draw:connector>
        <draw:custom-shape draw:style-name="gr42" draw:text-style-name="P2" xml:id="id297" draw:id="id297" draw:layer="layout" svg:width="0.4cm" svg:height="0.4cm" svg:x="47.955cm" svg:y="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8.151cm" svg:y1="21.648cm" svg:x2="48.155cm" svg:y2="31cm" draw:start-shape="id284" draw:start-glue-point="2" draw:end-shape="id297" draw:end-glue-point="4" svg:d="M48151 21648v4688h4v4664" svg:viewBox="0 0 5 9353">
          <text:p/>
        </draw:connector>
        <draw:connector draw:style-name="gr4" draw:text-style-name="P2" draw:layer="layout" svg:x1="41.351cm" svg:y1="31.2cm" svg:x2="47.955cm" svg:y2="31.2cm" draw:start-shape="id296" draw:start-glue-point="7" draw:end-shape="id297" draw:end-glue-point="5" svg:d="M41351 31200h6604" svg:viewBox="0 0 6605 1">
          <text:p/>
        </draw:connector>
        <draw:connector draw:style-name="gr50" draw:text-style-name="P2" draw:layer="layout" svg:x1="20.151cm" svg:y1="25.65cm" svg:x2="23.651cm" svg:y2="26.998cm" draw:start-shape="id288" draw:start-glue-point="2" draw:end-shape="id298" draw:end-glue-point="0" svg:d="M20151 25650v674h3500v674" svg:viewBox="0 0 3501 1349">
          <text:p/>
        </draw:connector>
        <draw:connector draw:style-name="gr4" draw:text-style-name="P2" draw:layer="layout" svg:x1="27.151cm" svg:y1="25.65cm" svg:x2="23.651cm" svg:y2="26.998cm" draw:start-shape="id295" draw:start-glue-point="2" draw:end-shape="id298" draw:end-glue-point="0" svg:d="M27151 25650v674h-3500v674" svg:viewBox="0 0 3501 1349">
          <text:p/>
        </draw:connector>
        <draw:custom-shape draw:style-name="gr15" draw:text-style-name="P2" xml:id="id275" draw:id="id275" draw:layer="layout" svg:width="0.4cm" svg:height="0.4cm" svg:x="40.951cm" svg:y="1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1.151cm" svg:y1="13.65cm" svg:x2="41.151cm" svg:y2="16.103cm" draw:start-shape="id274" draw:start-glue-point="2" draw:end-shape="id275" draw:end-glue-point="4" svg:d="M41151 13650v2453" svg:viewBox="0 0 1 2454">
          <text:p/>
        </draw:connector>
        <draw:connector draw:style-name="gr50" draw:text-style-name="P2" xml:id="id289" draw:id="id289" draw:layer="layout" svg:x1="26.101cm" svg:y1="8.324cm" svg:x2="34.151cm" svg:y2="10.999cm" draw:start-shape="id282" draw:start-glue-point="1" draw:end-shape="id299" draw:end-glue-point="0" svg:d="M26101 8324h8050v2675" svg:viewBox="0 0 8051 2676">
          <text:p/>
        </draw:connector>
        <draw:connector draw:style-name="gr50" draw:text-style-name="P2" draw:layer="layout" draw:line-skew="0.075cm" svg:x1="23.651cm" svg:y1="9.65cm" svg:x2="27.151cm" svg:y2="10.999cm" draw:start-shape="id282" draw:start-glue-point="2" draw:end-shape="id300" draw:end-glue-point="0" svg:d="M23651 9650v750h3500v599" svg:viewBox="0 0 3501 1350">
          <text:p/>
        </draw:connector>
        <draw:connector draw:style-name="gr2" draw:text-style-name="P2" draw:layer="layout" svg:x1="27.151cm" svg:y1="13.65cm" svg:x2="27.151cm" svg:y2="14.999cm" draw:start-shape="id300" draw:start-glue-point="2" draw:end-shape="id292" draw:end-glue-point="0" svg:d="M27151 13650v1349" svg:viewBox="0 0 1 1350">
          <text:p/>
        </draw:connector>
        <draw:custom-shape draw:style-name="gr42" draw:text-style-name="P2" xml:id="id301" draw:id="id301" draw:layer="layout" svg:width="0.4cm" svg:height="0.4cm" svg:x="33.951cm" svg:y="31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2" draw:layer="layout" svg:x1="34.151cm" svg:y1="13.65cm" svg:x2="34.151cm" svg:y2="31.001cm" draw:start-shape="id299" draw:start-glue-point="2" draw:end-shape="id301" draw:end-glue-point="4" svg:d="M34151 13650v17351" svg:viewBox="0 0 1 17352">
          <text:p/>
        </draw:connector>
        <draw:connector draw:style-name="gr4" draw:text-style-name="P2" draw:layer="layout" svg:x1="40.951cm" svg:y1="31.2cm" svg:x2="34.351cm" svg:y2="31.201cm" draw:start-shape="id296" draw:start-glue-point="5" draw:end-shape="id301" draw:end-glue-point="7" svg:d="M40951 31200h-3299v1h-3301" svg:viewBox="0 0 6601 2">
          <text:p/>
        </draw:connector>
        <draw:custom-shape draw:style-name="gr42" draw:text-style-name="P2" xml:id="id302" draw:id="id302" draw:layer="layout" svg:width="0.4cm" svg:height="0.4cm" svg:x="23.452cm" svg:y="3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3.651cm" svg:y1="29.649cm" svg:x2="23.652cm" svg:y2="31.002cm" draw:start-shape="id298" draw:start-glue-point="2" draw:end-shape="id302" draw:end-glue-point="4" svg:d="M23651 29649v689h1v664" svg:viewBox="0 0 2 1354">
          <text:p/>
        </draw:connector>
        <draw:connector draw:style-name="gr4" draw:text-style-name="P2" draw:layer="layout" svg:x1="30.452cm" svg:y1="31.202cm" svg:x2="23.852cm" svg:y2="31.202cm" draw:start-shape="id303" draw:start-glue-point="5" draw:end-shape="id302" draw:end-glue-point="7" svg:d="M30452 31202h-6600" svg:viewBox="0 0 6601 1">
          <text:p/>
        </draw:connector>
        <draw:custom-shape draw:style-name="gr42" draw:text-style-name="P2" xml:id="id287" draw:id="id287" draw:layer="layout" svg:width="0.4cm" svg:height="0.4cm" svg:x="19.951cm" svg:y="2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304" draw:id="id304" draw:layer="layout" svg:x1="20.151cm" svg:y1="21.9cm" svg:x2="20.151cm" svg:y2="21.9cm" draw:start-shape="id287" draw:start-glue-point="4" draw:end-shape="id287" draw:end-glue-point="4" svg:d="M20151 21900z" svg:viewBox="0 0 1 1">
          <text:p/>
        </draw:connector>
        <draw:connector draw:style-name="gr46" draw:text-style-name="P2" xml:id="id307" draw:id="id307" draw:layer="layout" svg:x1="20.151cm" svg:y1="21.9cm" svg:x2="20.151cm" svg:y2="21.9cm" draw:start-shape="id304" draw:start-glue-point="0" draw:end-shape="id304" draw:end-glue-point="0" svg:d="M20151 21900z" svg:viewBox="0 0 1 1">
          <text:p/>
        </draw:connector>
        <draw:custom-shape draw:style-name="gr15" draw:text-style-name="P2" xml:id="id264" draw:id="id264" draw:layer="layout" svg:width="0.4cm" svg:height="0.4cm" svg:x="12.953cm" svg:y="1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266" draw:id="id266" draw:layer="layout" svg:width="0.4cm" svg:height="0.4cm" svg:x="12.954cm" svg:y="17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271" draw:id="id271" draw:layer="layout" svg:width="0.4cm" svg:height="0.4cm" svg:x="5.955cm" svg:y="17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6.355cm" svg:y1="18.102cm" svg:x2="12.954cm" svg:y2="18.101cm" draw:start-shape="id271" draw:start-glue-point="7" draw:end-shape="id266" draw:end-glue-point="5" svg:d="M6355 18102h3300v-1h3299" svg:viewBox="0 0 6600 2">
          <text:p/>
        </draw:connector>
        <draw:connector draw:style-name="gr4" draw:text-style-name="P2" draw:layer="layout" svg:x1="6.152cm" svg:y1="17.65cm" svg:x2="6.155cm" svg:y2="17.902cm" draw:start-shape="id270" draw:start-glue-point="2" draw:end-shape="id271" draw:end-glue-point="4" svg:d="M6152 17650v138h3v114" svg:viewBox="0 0 4 253">
          <text:p/>
        </draw:connector>
        <draw:connector draw:style-name="gr4" draw:text-style-name="P2" draw:layer="layout" svg:x1="13.151cm" svg:y1="17.648cm" svg:x2="13.154cm" svg:y2="17.901cm" draw:start-shape="id265" draw:start-glue-point="2" draw:end-shape="id266" draw:end-glue-point="4" svg:d="M13151 17648v139h3v114" svg:viewBox="0 0 4 254">
          <text:p/>
        </draw:connector>
        <draw:connector draw:style-name="gr4" draw:text-style-name="P2" draw:layer="layout" svg:x1="23.452cm" svg:y1="31.202cm" svg:x2="6.174cm" svg:y2="31.204cm" draw:start-shape="id302" draw:start-glue-point="5" svg:d="M23452 31202h-8889v2h-8389" svg:viewBox="0 0 17279 3">
          <text:p/>
        </draw:connector>
        <draw:custom-shape draw:style-name="gr15" draw:text-style-name="P2" xml:id="id303" draw:id="id303" draw:layer="layout" svg:width="0.4cm" svg:height="0.4cm" svg:x="30.452cm" svg:y="3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30.852cm" svg:y1="31.202cm" svg:x2="33.951cm" svg:y2="31.201cm" draw:start-shape="id303" draw:start-glue-point="7" draw:end-shape="id301" draw:end-glue-point="5" svg:d="M30852 31202h1550v-1h1549" svg:viewBox="0 0 3100 2">
          <text:p/>
        </draw:connector>
        <draw:connector draw:style-name="gr4" draw:text-style-name="P2" draw:layer="layout" svg:x1="30.652cm" svg:y1="31.002cm" svg:x2="30.648cm" svg:y2="8.251cm" draw:start-shape="id303" draw:start-glue-point="4" svg:d="M30652 31002v-11626h-4v-11125" svg:viewBox="0 0 5 22752">
          <text:p/>
        </draw:connector>
        <draw:connector draw:style-name="gr4" draw:text-style-name="P2" draw:layer="layout" svg:x1="13.151cm" svg:y1="13.65cm" svg:x2="13.153cm" svg:y2="13.9cm" draw:start-shape="id263" draw:start-glue-point="2" draw:end-shape="id264" draw:end-glue-point="4" svg:d="M13151 13650v137h2v113" svg:viewBox="0 0 3 251">
          <text:p/>
        </draw:connector>
        <draw:custom-shape draw:style-name="gr15" draw:text-style-name="P2" xml:id="id283" draw:id="id283" draw:layer="layout" svg:width="0.4cm" svg:height="0.4cm" svg:x="47.956cm" svg:y="17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6" draw:text-style-name="P2" xml:id="id305" draw:id="id305" draw:layer="layout" svg:x1="48.156cm" svg:y1="17.901cm" svg:x2="48.156cm" svg:y2="17.901cm" draw:start-shape="id283" draw:start-glue-point="4" draw:end-shape="id283" draw:end-glue-point="4" svg:d="M48156 17901z" svg:viewBox="0 0 1 1">
          <text:p/>
        </draw:connector>
        <draw:connector draw:style-name="gr4" draw:text-style-name="P2" draw:layer="layout" draw:line-skew="-0.481cm" svg:x1="48.156cm" svg:y1="17.901cm" svg:x2="48.151cm" svg:y2="17.648cm" draw:start-shape="id305" draw:start-glue-point="0" draw:end-shape="id280" draw:end-glue-point="2" svg:d="M48156 17901v20h-5v-273" svg:viewBox="0 0 6 274">
          <text:p/>
        </draw:connector>
        <draw:connector draw:style-name="gr4" draw:text-style-name="P2" draw:layer="layout" svg:x1="41.351cm" svg:y1="16.303cm" svg:x2="47.956cm" svg:y2="18.101cm" draw:start-shape="id275" draw:start-glue-point="7" draw:end-shape="id283" draw:end-glue-point="5" svg:d="M41351 16303h3303v1798h3302" svg:viewBox="0 0 6606 1799">
          <text:p/>
        </draw:connector>
        <draw:frame draw:style-name="gr7" draw:text-style-name="P4" xml:id="id306" draw:id="id306" draw:layer="layout" svg:width="10.8cm" svg:height="6.8cm" svg:x="28.201cm" svg:y="33.7cm">
          <draw:text-box>
            <text:p text:style-name="P2"><text:span text:style-name="T6">Downscaling </text:span></text:p>
            <text:p text:style-name="P2"><text:span text:style-name="T6">CHELSA temperature</text:span></text:p>
          </draw:text-box>
        </draw:frame>
        <draw:connector draw:style-name="gr8" draw:text-style-name="P2" draw:layer="layout" svg:x1="28.201cm" svg:y1="37.1cm" svg:x2="33.601cm" svg:y2="33.7cm" draw:start-shape="id306" draw:start-glue-point="3" draw:end-shape="id306" draw:end-glue-point="0" svg:d="M28201 37100h-500v-3900h5900v500" svg:viewBox="0 0 5901 3901">
          <text:p/>
        </draw:connector>
        <draw:connector draw:style-name="gr8" draw:text-style-name="P2" draw:layer="layout" svg:x1="33.601cm" svg:y1="40.5cm" svg:x2="39.001cm" svg:y2="37.1cm" draw:start-shape="id306" draw:start-glue-point="2" draw:end-shape="id306" draw:end-glue-point="1" svg:d="M33601 40500v500h5900v-3900h-500" svg:viewBox="0 0 5901 3901">
          <text:p/>
        </draw:connector>
        <draw:connector draw:style-name="gr4" draw:text-style-name="P2" draw:layer="layout" draw:line-skew="-2.975cm -0.601cm" svg:x1="20.151cm" svg:y1="21.9cm" svg:x2="20.151cm" svg:y2="21.65cm" draw:start-shape="id307" draw:start-glue-point="0" draw:end-shape="id286" draw:end-glue-point="2" svg:d="M20151 21900v-100-150" svg:viewBox="0 0 1 251">
          <text:p/>
        </draw:connector>
        <draw:frame draw:style-name="gr33" draw:text-style-name="P9" draw:layer="layout" svg:width="6.801cm" svg:height="0.961cm" svg:x="20.351cm" svg:y="22.139cm">
          <draw:text-box>
            <text:p><text:span text:style-name="T17">CORRECTION by CLOUDS...</text:span></text:p>
          </draw:text-box>
        </draw:frame>
        <draw:custom-shape draw:style-name="gr42" draw:text-style-name="P2" xml:id="id294" draw:id="id294" draw:layer="layout" svg:width="0.4cm" svg:height="0.4cm" svg:x="26.952cm" svg:y="21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7.152cm" svg:y1="21.901cm" svg:x2="27.151cm" svg:y2="21.65cm" draw:start-shape="id294" draw:start-glue-point="4" draw:end-shape="id293" draw:end-glue-point="2" svg:d="M27152 21901v-113h-1v-138" svg:viewBox="0 0 2 252">
          <text:p/>
        </draw:connector>
        <draw:connector draw:style-name="gr4" draw:text-style-name="P2" draw:layer="layout" svg:x1="20.351cm" svg:y1="22.1cm" svg:x2="26.952cm" svg:y2="22.101cm" draw:start-shape="id287" draw:start-glue-point="7" draw:end-shape="id294" draw:end-glue-point="5" svg:d="M20351 22100h3301v1h3300" svg:viewBox="0 0 6602 2">
          <text:p/>
        </draw:connector>
        <draw:frame draw:style-name="gr19" draw:text-style-name="P9" draw:layer="layout" svg:width="3.828cm" svg:height="0.92cm" svg:x="34.1cm" svg:y="9.779cm">
          <draw:text-box>
            <text:p><text:span text:style-name="T17">CREATE...</text:span></text:p>
          </draw:text-box>
        </draw:frame>
        <draw:frame draw:style-name="gr19" draw:text-style-name="P9" draw:layer="layout" svg:width="3.828cm" svg:height="0.92cm" svg:x="27.2cm" svg:y="9.779cm">
          <draw:text-box>
            <text:p><text:span text:style-name="T17">CREATE...</text:span></text:p>
          </draw:text-box>
        </draw:frame>
        <draw:frame draw:style-name="gr19" draw:text-style-name="P9" draw:layer="layout" svg:width="3.828cm" svg:height="0.92cm" svg:x="27.151cm" svg:y="17.779cm">
          <draw:text-box>
            <text:p><text:span text:style-name="T17">LIGHTING...</text:span></text:p>
          </draw:text-box>
        </draw:frame>
        <draw:frame draw:style-name="gr19" draw:text-style-name="P9" draw:layer="layout" svg:width="3.828cm" svg:height="0.92cm" svg:x="20.151cm" svg:y="17.779cm">
          <draw:text-box>
            <text:p><text:span text:style-name="T17">LIGHTING...</text:span></text:p>
          </draw:text-box>
        </draw:frame>
        <draw:frame draw:style-name="gr19" draw:text-style-name="P9" draw:layer="layout" svg:width="3.828cm" svg:height="0.92cm" svg:x="22.173cm" svg:y="25.5cm">
          <draw:text-box>
            <text:p><text:span text:style-name="T17">QUOTIENT...</text:span></text:p>
          </draw:text-box>
        </draw:frame>
        <draw:frame draw:style-name="gr19" draw:text-style-name="P9" draw:layer="layout" svg:width="3.828cm" svg:height="0.92cm" svg:x="27.151cm" svg:y="13.779cm">
          <draw:text-box>
            <text:p><text:span text:style-name="T17">SVF...</text:span></text:p>
          </draw:text-box>
        </draw:frame>
        <draw:frame draw:style-name="gr19" draw:text-style-name="P9" draw:layer="layout" svg:width="3.828cm" svg:height="0.92cm" svg:x="20.151cm" svg:y="13.779cm">
          <draw:text-box>
            <text:p><text:span text:style-name="T17">SVF...</text:span></text:p>
          </draw:text-box>
        </draw:frame>
        <draw:frame draw:style-name="gr19" draw:text-style-name="P9" draw:layer="layout" svg:width="4.349cm" svg:height="1.581cm" svg:x="6.152cm" svg:y="29.582cm">
          <draw:text-box>
            <text:p><text:span text:style-name="T17">LAND SURFACE TEMPERATURE...</text:span></text:p>
          </draw:text-box>
        </draw:frame>
        <draw:frame draw:style-name="gr49" draw:text-style-name="P9" draw:layer="layout" svg:width="5.281cm" svg:height="1.093cm" svg:x="45.821cm" svg:y="5.708cm">
          <draw:text-box>
            <text:p><text:span text:style-name="T17">MEAN by <text:s/>LEVEL...</text:span></text:p>
          </draw:text-box>
        </draw:frame>
        <draw:frame draw:style-name="gr51" draw:text-style-name="P11" xml:id="id309" draw:id="id309" draw:layer="layout" svg:width="5.4cm" svg:height="1.288cm" svg:x="3.5cm" svg:y="3.697cm">
          <draw:text-box>
            <text:p text:style-name="P10"><text:span text:style-name="T20">Temperature</text:span></text:p>
          </draw:text-box>
        </draw:frame>
        <draw:frame draw:style-name="gr51" draw:text-style-name="P11" xml:id="id308" draw:id="id308" draw:layer="layout" svg:width="5.4cm" svg:height="2.325cm" svg:x="10.5cm" svg:y="3.179cm">
          <draw:text-box>
            <text:p text:style-name="P10"><text:span text:style-name="T20">Cloud</text:span></text:p>
            <text:p text:style-name="P10"><text:span text:style-name="T20">cover</text:span></text:p>
          </draw:text-box>
        </draw:frame>
        <draw:connector draw:style-name="gr4" draw:text-style-name="P2" draw:layer="layout" svg:x1="10.5cm" svg:y1="4.341cm" svg:x2="15.9cm" svg:y2="4.341cm" draw:start-shape="id308" draw:start-glue-point="3" draw:end-shape="id308" draw:end-glue-point="1" svg:d="M10500 4341h-500v1663h6400v-1663h-500" svg:viewBox="0 0 6401 1664">
          <text:p/>
        </draw:connector>
        <draw:connector draw:style-name="gr4" draw:text-style-name="P2" draw:layer="layout" draw:line-skew="0cm 2.804cm" svg:x1="8.9cm" svg:y1="4.341cm" svg:x2="3.5cm" svg:y2="4.341cm" draw:start-shape="id309" draw:start-glue-point="1" draw:end-shape="id309" draw:end-glue-point="3" svg:d="M8900 4341h500v1660h-6400v-1660h500" svg:viewBox="0 0 6401 1661">
          <text:p/>
        </draw:connector>
        <draw:frame draw:style-name="gr51" draw:text-style-name="P11" xml:id="id310" draw:id="id310" draw:layer="layout" svg:width="9.7cm" svg:height="1.288cm" svg:x="18.9cm" svg:y="0.699cm">
          <draw:text-box>
            <text:p text:style-name="P10"><text:span text:style-name="T20">DEM &amp; Solar radiation</text:span></text:p>
          </draw:text-box>
        </draw:frame>
        <draw:connector draw:style-name="gr4" draw:text-style-name="P2" draw:layer="layout" draw:line-skew="0cm 2.002cm" svg:x1="18.9cm" svg:y1="1.343cm" svg:x2="28.6cm" svg:y2="1.343cm" draw:start-shape="id310" draw:start-glue-point="3" draw:end-shape="id310" draw:end-glue-point="1" svg:d="M18900 1343h-500v858h10700v-858h-500" svg:viewBox="0 0 10701 859">
          <text:p/>
        </draw:connector>
        <draw:frame draw:style-name="gr51" draw:text-style-name="P11" xml:id="id311" draw:id="id311" draw:layer="layout" svg:width="5.4cm" svg:height="2.325cm" svg:x="31.4cm" svg:y="3.179cm">
          <draw:text-box>
            <text:p text:style-name="P10"><text:span text:style-name="T20">Leaf Area Index</text:span></text:p>
          </draw:text-box>
        </draw:frame>
        <draw:frame draw:style-name="gr51" draw:text-style-name="P11" xml:id="id312" draw:id="id312" draw:layer="layout" svg:width="5.4cm" svg:height="2.325cm" svg:x="38.5cm" svg:y="3.18cm">
          <draw:text-box>
            <text:p text:style-name="P10"><text:span text:style-name="T20">DEM Reference</text:span></text:p>
          </draw:text-box>
        </draw:frame>
        <draw:connector draw:style-name="gr4" draw:text-style-name="P2" draw:layer="layout" svg:x1="31.4cm" svg:y1="4.341cm" svg:x2="36.8cm" svg:y2="4.341cm" draw:start-shape="id311" draw:start-glue-point="3" draw:end-shape="id311" draw:end-glue-point="1" svg:d="M31400 4341h-500v1663h6400v-1663h-500" svg:viewBox="0 0 6401 1664">
          <text:p/>
        </draw:connector>
        <draw:connector draw:style-name="gr4" draw:text-style-name="P2" draw:layer="layout" svg:x1="38.5cm" svg:y1="4.342cm" svg:x2="43.9cm" svg:y2="4.342cm" draw:start-shape="id312" draw:start-glue-point="3" draw:end-shape="id312" draw:end-glue-point="1" svg:d="M38500 4342h-500v1663h6400v-1663h-500" svg:viewBox="0 0 6401 1664">
          <text:p/>
        </draw:connector>
        <draw:frame draw:style-name="gr51" draw:text-style-name="P11" xml:id="id313" draw:id="id313" draw:layer="layout" svg:width="5.4cm" svg:height="1.288cm" svg:x="45.5cm" svg:y="0.699cm">
          <draw:text-box>
            <text:p text:style-name="P10"><text:span text:style-name="T20">Lapse rate</text:span></text:p>
          </draw:text-box>
        </draw:frame>
        <draw:connector draw:style-name="gr4" draw:text-style-name="P2" draw:layer="layout" draw:line-skew="0cm 2.102cm" svg:x1="45.5cm" svg:y1="1.343cm" svg:x2="50.9cm" svg:y2="1.343cm" draw:start-shape="id313" draw:start-glue-point="3" draw:end-shape="id313" draw:end-glue-point="1" svg:d="M45500 1343h-500v958h6400v-958h-500" svg:viewBox="0 0 6401 959">
          <text:p/>
        </draw:connector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91" svg:font-family="'LM Mono 9'" style:font-pitch="fixed"/>
    <style:font-face style:name="LM Mono 9" svg:font-family="'LM Mono 9'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26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94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cm" fo:text-indent="0cm"/>
      <style:text-properties fo:font-size="2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35.999cm" svg:height="4.625cm" svg:x="3cm" svg:y="2.103cm" presentation:class="title" presentation:placeholder="true">
        <draw:text-box/>
      </draw:frame>
      <draw:frame presentation:style-name="Standard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1" draw:layer="backgroundobjects" svg:width="9.319cm" svg:height="1.91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79cm" svg:height="1.91cm" svg:x="14.679cm" svg:y="26.2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19cm" svg:height="1.91cm" svg:x="29.679cm" svg:y="26.23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7:14:12.304284715</meta:creation-date>
    <dc:date>2018-06-07T14:54:17.126217426</dc:date>
    <meta:editing-duration>PT21H34M31S</meta:editing-duration>
    <meta:editing-cycles>173</meta:editing-cycles>
    <meta:generator>LibreOffice/4.2.8.2$Linux_X86_64 LibreOffice_project/420m0$Build-2</meta:generator>
    <meta:document-statistic meta:object-count="781"/>
  </office:meta>
</office:document-meta>
</file>